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cm"/>
    </style:style>
    <style:style style:name="co2" style:family="table-column">
      <style:table-column-properties fo:break-before="auto" style:column-width="1.917cm"/>
    </style:style>
    <style:style style:name="co3" style:family="table-column">
      <style:table-column-properties fo:break-before="auto" style:column-width="1.727cm"/>
    </style:style>
    <style:style style:name="co4" style:family="table-column">
      <style:table-column-properties fo:break-before="auto" style:column-width="1.536cm"/>
    </style:style>
    <style:style style:name="co5" style:family="table-column">
      <style:table-column-properties fo:break-before="auto" style:column-width="1.706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1.854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2.044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1.896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iemann" table:style-name="ta1">
        <table:shapes>
          <draw:frame draw:z-index="0" draw:style-name="gr1" draw:text-style-name="P1" svg:width="15.985cm" svg:height="8.988cm" svg:x="10.188cm" svg:y="3.139cm">
            <draw:object draw:notify-on-update-of-ranges="riemann.A1:riemann.A501 riemann.B1:riemann.B501 riemann.A1:riemann.A501 riemann.C1:riemann.C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1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9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7" table:number-columns-repeated="10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4" table:default-cell-style-name="Default"/>
        <table:table-column table:style-name="co3" table:number-columns-repeated="4" table:default-cell-style-name="Default"/>
        <table:table-column table:style-name="co7" table:number-columns-repeated="6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9" table:number-columns-repeated="3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number-columns-repeated="6" table:default-cell-style-name="Default"/>
        <table:table-column table:style-name="co4" table:default-cell-style-name="Default"/>
        <table:table-column table:style-name="co7" table:number-columns-repeated="8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13" table:default-cell-style-name="Default"/>
        <table:table-column table:style-name="co7" table:number-columns-repeated="15" table:default-cell-style-name="Default"/>
        <table:table-column table:style-name="co3" table:number-columns-repeated="2" table:default-cell-style-name="Default"/>
        <table:table-column table:style-name="co7" table:number-columns-repeated="4" table:default-cell-style-name="Default"/>
        <table:table-column table:style-name="co9" table:number-columns-repeated="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9" table:default-cell-style-name="Default"/>
        <table:table-column table:style-name="co7" table:number-columns-repeated="5" table:default-cell-style-name="Default"/>
        <table:table-column table:style-name="co8" table:number-columns-repeated="3" table:default-cell-style-name="Default"/>
        <table:table-column table:style-name="co13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2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number-columns-repeated="5" table:default-cell-style-name="Default"/>
        <table:table-column table:style-name="co13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" table:number-columns-repeated="5" table:default-cell-style-name="Default"/>
        <table:table-column table:style-name="co3" table:number-columns-repeated="3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9" table:default-cell-style-name="Default"/>
        <table:table-column table:style-name="co11" table:default-cell-style-name="Default"/>
        <table:table-column table:style-name="co7" table:number-columns-repeated="18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number-columns-repeated="7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3" table:number-columns-repeated="10" table:default-cell-style-name="Default"/>
        <table:table-column table:style-name="co4" table:number-columns-repeated="10" table:default-cell-style-name="Default"/>
        <table:table-column table:style-name="co3" table:number-columns-repeated="10" table:default-cell-style-name="Default"/>
        <table:table-column table:style-name="co9" table:default-cell-style-name="Default"/>
        <table:table-column table:style-name="co7" table:number-columns-repeated="8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column table:style-name="co8" table:number-columns-repeated="6" table:default-cell-style-name="Default"/>
        <table:table-column table:style-name="co3" table:number-columns-repeated="4" table:default-cell-style-name="Default"/>
        <table:table-column table:style-name="co7" table:number-columns-repeated="5" table:default-cell-style-name="Default"/>
        <table:table-column table:style-name="co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12" table:default-cell-style-name="Default"/>
        <table:table-column table:style-name="co9" table:default-cell-style-name="Default"/>
        <table:table-column table:style-name="co7" table:default-cell-style-name="Default"/>
        <table:table-column table:style-name="co13" table:default-cell-style-name="Default"/>
        <table:table-column table:style-name="co4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.00502068" calcext:value-type="float">
            <text:p>0,00502068</text:p>
          </table:table-cell>
          <table:table-cell office:value-type="float" office:value="0.016103" calcext:value-type="float">
            <text:p>0,016103</text:p>
          </table:table-cell>
          <table:table-cell table:number-columns-repeated="498"/>
        </table:table-row>
        <table:table-row table:style-name="ro1">
          <table:table-cell office:value-type="float" office:value="-24.9" calcext:value-type="float">
            <text:p>-24,9</text:p>
          </table:table-cell>
          <table:table-cell office:value-type="float" office:value="0.0614472" calcext:value-type="float">
            <text:p>0,0614472</text:p>
          </table:table-cell>
          <table:table-cell office:value-type="float" office:value="0.138451" calcext:value-type="float">
            <text:p>0,138451</text:p>
          </table:table-cell>
          <table:table-cell table:number-columns-repeated="498"/>
        </table:table-row>
        <table:table-row table:style-name="ro1">
          <table:table-cell office:value-type="float" office:value="-24.8" calcext:value-type="float">
            <text:p>-24,8</text:p>
          </table:table-cell>
          <table:table-cell office:value-type="float" office:value="0.13121" calcext:value-type="float">
            <text:p>0,13121</text:p>
          </table:table-cell>
          <table:table-cell office:value-type="float" office:value="0.248155" calcext:value-type="float">
            <text:p>0,248155</text:p>
          </table:table-cell>
          <table:table-cell table:number-columns-repeated="498"/>
        </table:table-row>
        <table:table-row table:style-name="ro1">
          <table:table-cell office:value-type="float" office:value="-24.7" calcext:value-type="float">
            <text:p>-24,7</text:p>
          </table:table-cell>
          <table:table-cell office:value-type="float" office:value="0.212242" calcext:value-type="float">
            <text:p>0,212242</text:p>
          </table:table-cell>
          <table:table-cell office:value-type="float" office:value="0.345011" calcext:value-type="float">
            <text:p>0,345011</text:p>
          </table:table-cell>
          <table:table-cell table:number-columns-repeated="498"/>
        </table:table-row>
        <table:table-row table:style-name="ro1">
          <table:table-cell office:value-type="float" office:value="-24.6" calcext:value-type="float">
            <text:p>-24,6</text:p>
          </table:table-cell>
          <table:table-cell office:value-type="float" office:value="0.303496" calcext:value-type="float">
            <text:p>0,303496</text:p>
          </table:table-cell>
          <table:table-cell office:value-type="float" office:value="0.428545" calcext:value-type="float">
            <text:p>0,428545</text:p>
          </table:table-cell>
          <table:table-cell table:number-columns-repeated="498"/>
        </table:table-row>
        <table:table-row table:style-name="ro1">
          <table:table-cell office:value-type="float" office:value="-24.5" calcext:value-type="float">
            <text:p>-24,5</text:p>
          </table:table-cell>
          <table:table-cell office:value-type="float" office:value="0.404024" calcext:value-type="float">
            <text:p>0,404024</text:p>
          </table:table-cell>
          <table:table-cell office:value-type="float" office:value="0.497332" calcext:value-type="float">
            <text:p>0,497332</text:p>
          </table:table-cell>
          <table:table-cell table:number-columns-repeated="498"/>
        </table:table-row>
        <table:table-row table:style-name="ro1">
          <table:table-cell office:value-type="float" office:value="-24.4" calcext:value-type="float">
            <text:p>-24,4</text:p>
          </table:table-cell>
          <table:table-cell office:value-type="float" office:value="0.51192" calcext:value-type="float">
            <text:p>0,51192</text:p>
          </table:table-cell>
          <table:table-cell office:value-type="float" office:value="0.549366" calcext:value-type="float">
            <text:p>0,549366</text:p>
          </table:table-cell>
          <table:table-cell table:number-columns-repeated="498"/>
        </table:table-row>
        <table:table-row table:style-name="ro1">
          <table:table-cell office:value-type="float" office:value="-24.3" calcext:value-type="float">
            <text:p>-24,3</text:p>
          </table:table-cell>
          <table:table-cell office:value-type="float" office:value="0.624007" calcext:value-type="float">
            <text:p>0,624007</text:p>
          </table:table-cell>
          <table:table-cell office:value-type="float" office:value="0.583138" calcext:value-type="float">
            <text:p>0,583138</text:p>
          </table:table-cell>
          <table:table-cell table:number-columns-repeated="498"/>
        </table:table-row>
        <table:table-row table:style-name="ro1">
          <table:table-cell office:value-type="float" office:value="-24.2" calcext:value-type="float">
            <text:p>-24,2</text:p>
          </table:table-cell>
          <table:table-cell office:value-type="float" office:value="0.73653" calcext:value-type="float">
            <text:p>0,73653</text:p>
          </table:table-cell>
          <table:table-cell office:value-type="float" office:value="0.59854" calcext:value-type="float">
            <text:p>0,59854</text:p>
          </table:table-cell>
          <table:table-cell table:number-columns-repeated="498"/>
        </table:table-row>
        <table:table-row table:style-name="ro1">
          <table:table-cell office:value-type="float" office:value="-24.1" calcext:value-type="float">
            <text:p>-24,1</text:p>
          </table:table-cell>
          <table:table-cell office:value-type="float" office:value="0.846286" calcext:value-type="float">
            <text:p>0,846286</text:p>
          </table:table-cell>
          <table:table-cell office:value-type="float" office:value="0.596873" calcext:value-type="float">
            <text:p>0,596873</text:p>
          </table:table-cell>
          <table:table-cell table:number-columns-repeated="498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.951312" calcext:value-type="float">
            <text:p>0,951312</text:p>
          </table:table-cell>
          <table:table-cell office:value-type="float" office:value="0.579979" calcext:value-type="float">
            <text:p>0,579979</text:p>
          </table:table-cell>
          <table:table-cell table:number-columns-repeated="498"/>
        </table:table-row>
        <table:table-row table:style-name="ro1">
          <table:table-cell office:value-type="float" office:value="-23.9" calcext:value-type="float">
            <text:p>-23,9</text:p>
          </table:table-cell>
          <table:table-cell office:value-type="float" office:value="1.05062" calcext:value-type="float">
            <text:p>1,05062</text:p>
          </table:table-cell>
          <table:table-cell office:value-type="float" office:value="0.549215" calcext:value-type="float">
            <text:p>0,549215</text:p>
          </table:table-cell>
          <table:table-cell table:number-columns-repeated="498"/>
        </table:table-row>
        <table:table-row table:style-name="ro1">
          <table:table-cell office:value-type="float" office:value="-23.8" calcext:value-type="float">
            <text:p>-23,8</text:p>
          </table:table-cell>
          <table:table-cell office:value-type="float" office:value="1.14327" calcext:value-type="float">
            <text:p>1,14327</text:p>
          </table:table-cell>
          <table:table-cell office:value-type="float" office:value="0.505092" calcext:value-type="float">
            <text:p>0,505092</text:p>
          </table:table-cell>
          <table:table-cell table:number-columns-repeated="498"/>
        </table:table-row>
        <table:table-row table:style-name="ro1">
          <table:table-cell office:value-type="float" office:value="-23.7" calcext:value-type="float">
            <text:p>-23,7</text:p>
          </table:table-cell>
          <table:table-cell office:value-type="float" office:value="1.22753" calcext:value-type="float">
            <text:p>1,22753</text:p>
          </table:table-cell>
          <table:table-cell office:value-type="float" office:value="0.447821" calcext:value-type="float">
            <text:p>0,447821</text:p>
          </table:table-cell>
          <table:table-cell table:number-columns-repeated="498"/>
        </table:table-row>
        <table:table-row table:style-name="ro1">
          <table:table-cell office:value-type="float" office:value="-23.6" calcext:value-type="float">
            <text:p>-23,6</text:p>
          </table:table-cell>
          <table:table-cell office:value-type="float" office:value="1.30094" calcext:value-type="float">
            <text:p>1,30094</text:p>
          </table:table-cell>
          <table:table-cell office:value-type="float" office:value="0.378285" calcext:value-type="float">
            <text:p>0,378285</text:p>
          </table:table-cell>
          <table:table-cell table:number-columns-repeated="498"/>
        </table:table-row>
        <table:table-row table:style-name="ro1">
          <table:table-cell office:value-type="float" office:value="-23.5" calcext:value-type="float">
            <text:p>-23,5</text:p>
          </table:table-cell>
          <table:table-cell office:value-type="float" office:value="1.36106" calcext:value-type="float">
            <text:p>1,36106</text:p>
          </table:table-cell>
          <table:table-cell office:value-type="float" office:value="0.2986" calcext:value-type="float">
            <text:p>0,2986</text:p>
          </table:table-cell>
          <table:table-cell table:number-columns-repeated="498"/>
        </table:table-row>
        <table:table-row table:style-name="ro1">
          <table:table-cell office:value-type="float" office:value="-23.4" calcext:value-type="float">
            <text:p>-23,4</text:p>
          </table:table-cell>
          <table:table-cell office:value-type="float" office:value="1.40648" calcext:value-type="float">
            <text:p>1,40648</text:p>
          </table:table-cell>
          <table:table-cell office:value-type="float" office:value="0.211796" calcext:value-type="float">
            <text:p>0,211796</text:p>
          </table:table-cell>
          <table:table-cell table:number-columns-repeated="498"/>
        </table:table-row>
        <table:table-row table:style-name="ro1">
          <table:table-cell office:value-type="float" office:value="-23.3" calcext:value-type="float">
            <text:p>-23,3</text:p>
          </table:table-cell>
          <table:table-cell office:value-type="float" office:value="1.43711" calcext:value-type="float">
            <text:p>1,43711</text:p>
          </table:table-cell>
          <table:table-cell office:value-type="float" office:value="0.120863" calcext:value-type="float">
            <text:p>0,120863</text:p>
          </table:table-cell>
          <table:table-cell table:number-columns-repeated="498"/>
        </table:table-row>
        <table:table-row table:style-name="ro1">
          <table:table-cell office:value-type="float" office:value="-23.2" calcext:value-type="float">
            <text:p>-23,2</text:p>
          </table:table-cell>
          <table:table-cell office:value-type="float" office:value="1.45365" calcext:value-type="float">
            <text:p>1,45365</text:p>
          </table:table-cell>
          <table:table-cell office:value-type="float" office:value="0.0279274" calcext:value-type="float">
            <text:p>0,0279274</text:p>
          </table:table-cell>
          <table:table-cell table:number-columns-repeated="498"/>
        </table:table-row>
        <table:table-row table:style-name="ro1">
          <table:table-cell office:value-type="float" office:value="-23.1" calcext:value-type="float">
            <text:p>-23,1</text:p>
          </table:table-cell>
          <table:table-cell office:value-type="float" office:value="1.45664" calcext:value-type="float">
            <text:p>1,45664</text:p>
          </table:table-cell>
          <table:table-cell office:value-type="float" office:value="-0.0658117" calcext:value-type="float">
            <text:p>-0,0658117</text:p>
          </table:table-cell>
          <table:table-cell table:number-columns-repeated="498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.44589" calcext:value-type="float">
            <text:p>1,44589</text:p>
          </table:table-cell>
          <table:table-cell office:value-type="float" office:value="-0.159363" calcext:value-type="float">
            <text:p>-0,159363</text:p>
          </table:table-cell>
          <table:table-cell table:number-columns-repeated="498"/>
        </table:table-row>
        <table:table-row table:style-name="ro1">
          <table:table-cell office:value-type="float" office:value="-22.9" calcext:value-type="float">
            <text:p>-22,9</text:p>
          </table:table-cell>
          <table:table-cell office:value-type="float" office:value="1.42074" calcext:value-type="float">
            <text:p>1,42074</text:p>
          </table:table-cell>
          <table:table-cell office:value-type="float" office:value="-0.251085" calcext:value-type="float">
            <text:p>-0,251085</text:p>
          </table:table-cell>
          <table:table-cell table:number-columns-repeated="498"/>
        </table:table-row>
        <table:table-row table:style-name="ro1">
          <table:table-cell office:value-type="float" office:value="-22.8" calcext:value-type="float">
            <text:p>-22,8</text:p>
          </table:table-cell>
          <table:table-cell office:value-type="float" office:value="1.38095" calcext:value-type="float">
            <text:p>1,38095</text:p>
          </table:table-cell>
          <table:table-cell office:value-type="float" office:value="-0.338415" calcext:value-type="float">
            <text:p>-0,338415</text:p>
          </table:table-cell>
          <table:table-cell table:number-columns-repeated="498"/>
        </table:table-row>
        <table:table-row table:style-name="ro1">
          <table:table-cell office:value-type="float" office:value="-22.7" calcext:value-type="float">
            <text:p>-22,7</text:p>
          </table:table-cell>
          <table:table-cell office:value-type="float" office:value="1.3274" calcext:value-type="float">
            <text:p>1,3274</text:p>
          </table:table-cell>
          <table:table-cell office:value-type="float" office:value="-0.418439" calcext:value-type="float">
            <text:p>-0,418439</text:p>
          </table:table-cell>
          <table:table-cell table:number-columns-repeated="498"/>
        </table:table-row>
        <table:table-row table:style-name="ro1">
          <table:table-cell office:value-type="float" office:value="-22.6" calcext:value-type="float">
            <text:p>-22,6</text:p>
          </table:table-cell>
          <table:table-cell office:value-type="float" office:value="1.2621" calcext:value-type="float">
            <text:p>1,2621</text:p>
          </table:table-cell>
          <table:table-cell office:value-type="float" office:value="-0.488853" calcext:value-type="float">
            <text:p>-0,488853</text:p>
          </table:table-cell>
          <table:table-cell table:number-columns-repeated="498"/>
        </table:table-row>
        <table:table-row table:style-name="ro1">
          <table:table-cell office:value-type="float" office:value="-22.5" calcext:value-type="float">
            <text:p>-22,5</text:p>
          </table:table-cell>
          <table:table-cell office:value-type="float" office:value="1.18746" calcext:value-type="float">
            <text:p>1,18746</text:p>
          </table:table-cell>
          <table:table-cell office:value-type="float" office:value="-0.548535" calcext:value-type="float">
            <text:p>-0,548535</text:p>
          </table:table-cell>
          <table:table-cell table:number-columns-repeated="498"/>
        </table:table-row>
        <table:table-row table:style-name="ro1">
          <table:table-cell office:value-type="float" office:value="-22.4" calcext:value-type="float">
            <text:p>-22,4</text:p>
          </table:table-cell>
          <table:table-cell office:value-type="float" office:value="1.10531" calcext:value-type="float">
            <text:p>1,10531</text:p>
          </table:table-cell>
          <table:table-cell office:value-type="float" office:value="-0.59729" calcext:value-type="float">
            <text:p>-0,59729</text:p>
          </table:table-cell>
          <table:table-cell table:number-columns-repeated="498"/>
        </table:table-row>
        <table:table-row table:style-name="ro1">
          <table:table-cell office:value-type="float" office:value="-22.3" calcext:value-type="float">
            <text:p>-22,3</text:p>
          </table:table-cell>
          <table:table-cell office:value-type="float" office:value="1.01662" calcext:value-type="float">
            <text:p>1,01662</text:p>
          </table:table-cell>
          <table:table-cell office:value-type="float" office:value="-0.634989" calcext:value-type="float">
            <text:p>-0,634989</text:p>
          </table:table-cell>
          <table:table-cell table:number-columns-repeated="498"/>
        </table:table-row>
        <table:table-row table:style-name="ro1">
          <table:table-cell office:value-type="float" office:value="-22.2" calcext:value-type="float">
            <text:p>-22,2</text:p>
          </table:table-cell>
          <table:table-cell office:value-type="float" office:value="0.921999" calcext:value-type="float">
            <text:p>0,921999</text:p>
          </table:table-cell>
          <table:table-cell office:value-type="float" office:value="-0.660827" calcext:value-type="float">
            <text:p>-0,660827</text:p>
          </table:table-cell>
          <table:table-cell table:number-columns-repeated="498"/>
        </table:table-row>
        <table:table-row table:style-name="ro1">
          <table:table-cell office:value-type="float" office:value="-22.1" calcext:value-type="float">
            <text:p>-22,1</text:p>
          </table:table-cell>
          <table:table-cell office:value-type="float" office:value="0.822596" calcext:value-type="float">
            <text:p>0,822596</text:p>
          </table:table-cell>
          <table:table-cell office:value-type="float" office:value="-0.673323" calcext:value-type="float">
            <text:p>-0,673323</text:p>
          </table:table-cell>
          <table:table-cell table:number-columns-repeated="3"/>
          <table:table-cell office:value-type="string" calcext:value-type="string">
            <text:p>CZERWONY – część urojona</text:p>
          </table:table-cell>
          <table:table-cell table:number-columns-repeated="494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0.720617" calcext:value-type="float">
            <text:p>0,720617</text:p>
          </table:table-cell>
          <table:table-cell office:value-type="float" office:value="-0.671087" calcext:value-type="float">
            <text:p>-0,671087</text:p>
          </table:table-cell>
          <table:table-cell table:number-columns-repeated="3"/>
          <table:table-cell office:value-type="string" calcext:value-type="string">
            <text:p>NIEBIESKI – część rzeczywista</text:p>
          </table:table-cell>
          <table:table-cell table:number-columns-repeated="494"/>
        </table:table-row>
        <table:table-row table:style-name="ro1">
          <table:table-cell office:value-type="float" office:value="-21.9" calcext:value-type="float">
            <text:p>-21,9</text:p>
          </table:table-cell>
          <table:table-cell office:value-type="float" office:value="0.619006" calcext:value-type="float">
            <text:p>0,619006</text:p>
          </table:table-cell>
          <table:table-cell office:value-type="float" office:value="-0.653706" calcext:value-type="float">
            <text:p>-0,653706</text:p>
          </table:table-cell>
          <table:table-cell table:number-columns-repeated="498"/>
        </table:table-row>
        <table:table-row table:style-name="ro1">
          <table:table-cell office:value-type="float" office:value="-21.8" calcext:value-type="float">
            <text:p>-21,8</text:p>
          </table:table-cell>
          <table:table-cell office:value-type="float" office:value="0.520511" calcext:value-type="float">
            <text:p>0,520511</text:p>
          </table:table-cell>
          <table:table-cell office:value-type="float" office:value="-0.622037" calcext:value-type="float">
            <text:p>-0,622037</text:p>
          </table:table-cell>
          <table:table-cell table:number-columns-repeated="498"/>
        </table:table-row>
        <table:table-row table:style-name="ro1">
          <table:table-cell office:value-type="float" office:value="-21.7" calcext:value-type="float">
            <text:p>-21,7</text:p>
          </table:table-cell>
          <table:table-cell office:value-type="float" office:value="0.426888" calcext:value-type="float">
            <text:p>0,426888</text:p>
          </table:table-cell>
          <table:table-cell office:value-type="float" office:value="-0.577639" calcext:value-type="float">
            <text:p>-0,577639</text:p>
          </table:table-cell>
          <table:table-cell table:number-columns-repeated="498"/>
        </table:table-row>
        <table:table-row table:style-name="ro1">
          <table:table-cell office:value-type="float" office:value="-21.6" calcext:value-type="float">
            <text:p>-21,6</text:p>
          </table:table-cell>
          <table:table-cell office:value-type="float" office:value="0.338869" calcext:value-type="float">
            <text:p>0,338869</text:p>
          </table:table-cell>
          <table:table-cell office:value-type="float" office:value="-0.521795" calcext:value-type="float">
            <text:p>-0,521795</text:p>
          </table:table-cell>
          <table:table-cell table:number-columns-repeated="498"/>
        </table:table-row>
        <table:table-row table:style-name="ro1">
          <table:table-cell office:value-type="float" office:value="-21.5" calcext:value-type="float">
            <text:p>-21,5</text:p>
          </table:table-cell>
          <table:table-cell office:value-type="float" office:value="0.25693" calcext:value-type="float">
            <text:p>0,25693</text:p>
          </table:table-cell>
          <table:table-cell office:value-type="float" office:value="-0.454933" calcext:value-type="float">
            <text:p>-0,454933</text:p>
          </table:table-cell>
          <table:table-cell table:number-columns-repeated="498"/>
        </table:table-row>
        <table:table-row table:style-name="ro1">
          <table:table-cell office:value-type="float" office:value="-21.4" calcext:value-type="float">
            <text:p>-21,4</text:p>
          </table:table-cell>
          <table:table-cell office:value-type="float" office:value="0.18219" calcext:value-type="float">
            <text:p>0,18219</text:p>
          </table:table-cell>
          <table:table-cell office:value-type="float" office:value="-0.376913" calcext:value-type="float">
            <text:p>-0,376913</text:p>
          </table:table-cell>
          <table:table-cell table:number-columns-repeated="498"/>
        </table:table-row>
        <table:table-row table:style-name="ro1">
          <table:table-cell office:value-type="float" office:value="-21.3" calcext:value-type="float">
            <text:p>-21,3</text:p>
          </table:table-cell>
          <table:table-cell office:value-type="float" office:value="0.116703" calcext:value-type="float">
            <text:p>0,116703</text:p>
          </table:table-cell>
          <table:table-cell office:value-type="float" office:value="-0.287953" calcext:value-type="float">
            <text:p>-0,287953</text:p>
          </table:table-cell>
          <table:table-cell table:number-columns-repeated="498"/>
        </table:table-row>
        <table:table-row table:style-name="ro1">
          <table:table-cell office:value-type="float" office:value="-21.2" calcext:value-type="float">
            <text:p>-21,2</text:p>
          </table:table-cell>
          <table:table-cell office:value-type="float" office:value="0.0628388" calcext:value-type="float">
            <text:p>0,0628388</text:p>
          </table:table-cell>
          <table:table-cell office:value-type="float" office:value="-0.189413" calcext:value-type="float">
            <text:p>-0,189413</text:p>
          </table:table-cell>
          <table:table-cell table:number-columns-repeated="498"/>
        </table:table-row>
        <table:table-row table:style-name="ro1">
          <table:table-cell office:value-type="float" office:value="-21.1" calcext:value-type="float">
            <text:p>-21,1</text:p>
          </table:table-cell>
          <table:table-cell office:value-type="float" office:value="0.0222557" calcext:value-type="float">
            <text:p>0,0222557</text:p>
          </table:table-cell>
          <table:table-cell office:value-type="float" office:value="-0.0837755" calcext:value-type="float">
            <text:p>-0,0837755</text:p>
          </table:table-cell>
          <table:table-cell table:number-columns-repeated="498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0.00472212" calcext:value-type="float">
            <text:p>-0,00472212</text:p>
          </table:table-cell>
          <table:table-cell office:value-type="float" office:value="0.0262257" calcext:value-type="float">
            <text:p>0,0262257</text:p>
          </table:table-cell>
          <table:table-cell table:number-columns-repeated="498"/>
        </table:table-row>
        <table:table-row table:style-name="ro1">
          <table:table-cell office:value-type="float" office:value="-20.9" calcext:value-type="float">
            <text:p>-20,9</text:p>
          </table:table-cell>
          <table:table-cell office:value-type="float" office:value="-0.0187849" calcext:value-type="float">
            <text:p>-0,0187849</text:p>
          </table:table-cell>
          <table:table-cell office:value-type="float" office:value="0.138629" calcext:value-type="float">
            <text:p>0,138629</text:p>
          </table:table-cell>
          <table:table-cell table:number-columns-repeated="498"/>
        </table:table-row>
        <table:table-row table:style-name="ro1">
          <table:table-cell office:value-type="float" office:value="-20.8" calcext:value-type="float">
            <text:p>-20,8</text:p>
          </table:table-cell>
          <table:table-cell office:value-type="float" office:value="-0.0206223" calcext:value-type="float">
            <text:p>-0,0206223</text:p>
          </table:table-cell>
          <table:table-cell office:value-type="float" office:value="0.252604" calcext:value-type="float">
            <text:p>0,252604</text:p>
          </table:table-cell>
          <table:table-cell table:number-columns-repeated="498"/>
        </table:table-row>
        <table:table-row table:style-name="ro1">
          <table:table-cell office:value-type="float" office:value="-20.7" calcext:value-type="float">
            <text:p>-20,7</text:p>
          </table:table-cell>
          <table:table-cell office:value-type="float" office:value="-0.0100363" calcext:value-type="float">
            <text:p>-0,0100363</text:p>
          </table:table-cell>
          <table:table-cell office:value-type="float" office:value="0.367844" calcext:value-type="float">
            <text:p>0,367844</text:p>
          </table:table-cell>
          <table:table-cell table:number-columns-repeated="498"/>
        </table:table-row>
        <table:table-row table:style-name="ro1">
          <table:table-cell office:value-type="float" office:value="-20.6" calcext:value-type="float">
            <text:p>-20,6</text:p>
          </table:table-cell>
          <table:table-cell office:value-type="float" office:value="0.0140695" calcext:value-type="float">
            <text:p>0,0140695</text:p>
          </table:table-cell>
          <table:table-cell office:value-type="float" office:value="0.483467" calcext:value-type="float">
            <text:p>0,483467</text:p>
          </table:table-cell>
          <table:table-cell table:number-columns-repeated="498"/>
        </table:table-row>
        <table:table-row table:style-name="ro1">
          <table:table-cell office:value-type="float" office:value="-20.5" calcext:value-type="float">
            <text:p>-20,5</text:p>
          </table:table-cell>
          <table:table-cell office:value-type="float" office:value="0.05278" calcext:value-type="float">
            <text:p>0,05278</text:p>
          </table:table-cell>
          <table:table-cell office:value-type="float" office:value="0.597365" calcext:value-type="float">
            <text:p>0,597365</text:p>
          </table:table-cell>
          <table:table-cell table:number-columns-repeated="498"/>
        </table:table-row>
        <table:table-row table:style-name="ro1">
          <table:table-cell office:value-type="float" office:value="-20.4" calcext:value-type="float">
            <text:p>-20,4</text:p>
          </table:table-cell>
          <table:table-cell office:value-type="float" office:value="0.106059" calcext:value-type="float">
            <text:p>0,106059</text:p>
          </table:table-cell>
          <table:table-cell office:value-type="float" office:value="0.706568" calcext:value-type="float">
            <text:p>0,706568</text:p>
          </table:table-cell>
          <table:table-cell table:number-columns-repeated="498"/>
        </table:table-row>
        <table:table-row table:style-name="ro1">
          <table:table-cell office:value-type="float" office:value="-20.3" calcext:value-type="float">
            <text:p>-20,3</text:p>
          </table:table-cell>
          <table:table-cell office:value-type="float" office:value="0.172365" calcext:value-type="float">
            <text:p>0,172365</text:p>
          </table:table-cell>
          <table:table-cell office:value-type="float" office:value="0.808392" calcext:value-type="float">
            <text:p>0,808392</text:p>
          </table:table-cell>
          <table:table-cell table:number-columns-repeated="498"/>
        </table:table-row>
        <table:table-row table:style-name="ro1">
          <table:table-cell office:value-type="float" office:value="-20.2" calcext:value-type="float">
            <text:p>-20,2</text:p>
          </table:table-cell>
          <table:table-cell office:value-type="float" office:value="0.249356" calcext:value-type="float">
            <text:p>0,249356</text:p>
          </table:table-cell>
          <table:table-cell office:value-type="float" office:value="0.901485" calcext:value-type="float">
            <text:p>0,901485</text:p>
          </table:table-cell>
          <table:table-cell table:number-columns-repeated="498"/>
        </table:table-row>
        <table:table-row table:style-name="ro1">
          <table:table-cell office:value-type="float" office:value="-20.1" calcext:value-type="float">
            <text:p>-20,1</text:p>
          </table:table-cell>
          <table:table-cell office:value-type="float" office:value="0.335172" calcext:value-type="float">
            <text:p>0,335172</text:p>
          </table:table-cell>
          <table:table-cell office:value-type="float" office:value="0.985884" calcext:value-type="float">
            <text:p>0,985884</text:p>
          </table:table-cell>
          <table:table-cell table:number-columns-repeated="498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429268" calcext:value-type="float">
            <text:p>0,429268</text:p>
          </table:table-cell>
          <table:table-cell office:value-type="float" office:value="1.06202" calcext:value-type="float">
            <text:p>1,06202</text:p>
          </table:table-cell>
          <table:table-cell table:number-columns-repeated="498"/>
        </table:table-row>
        <table:table-row table:style-name="ro1">
          <table:table-cell office:value-type="float" office:value="-19.9" calcext:value-type="float">
            <text:p>-19,9</text:p>
          </table:table-cell>
          <table:table-cell office:value-type="float" office:value="0.532089" calcext:value-type="float">
            <text:p>0,532089</text:p>
          </table:table-cell>
          <table:table-cell office:value-type="float" office:value="1.12941" calcext:value-type="float">
            <text:p>1,12941</text:p>
          </table:table-cell>
          <table:table-cell table:number-columns-repeated="498"/>
        </table:table-row>
        <table:table-row table:style-name="ro1">
          <table:table-cell office:value-type="float" office:value="-19.8" calcext:value-type="float">
            <text:p>-19,8</text:p>
          </table:table-cell>
          <table:table-cell office:value-type="float" office:value="0.643801" calcext:value-type="float">
            <text:p>0,643801</text:p>
          </table:table-cell>
          <table:table-cell office:value-type="float" office:value="1.18617" calcext:value-type="float">
            <text:p>1,18617</text:p>
          </table:table-cell>
          <table:table-cell table:number-columns-repeated="498"/>
        </table:table-row>
        <table:table-row table:style-name="ro1">
          <table:table-cell office:value-type="float" office:value="-19.7" calcext:value-type="float">
            <text:p>-19,7</text:p>
          </table:table-cell>
          <table:table-cell office:value-type="float" office:value="0.763077" calcext:value-type="float">
            <text:p>0,763077</text:p>
          </table:table-cell>
          <table:table-cell office:value-type="float" office:value="1.22977" calcext:value-type="float">
            <text:p>1,22977</text:p>
          </table:table-cell>
          <table:table-cell table:number-columns-repeated="498"/>
        </table:table-row>
        <table:table-row table:style-name="ro1">
          <table:table-cell office:value-type="float" office:value="-19.6" calcext:value-type="float">
            <text:p>-19,6</text:p>
          </table:table-cell>
          <table:table-cell office:value-type="float" office:value="0.88697" calcext:value-type="float">
            <text:p>0,88697</text:p>
          </table:table-cell>
          <table:table-cell office:value-type="float" office:value="1.25849" calcext:value-type="float">
            <text:p>1,25849</text:p>
          </table:table-cell>
          <table:table-cell table:number-columns-repeated="498"/>
        </table:table-row>
        <table:table-row table:style-name="ro1">
          <table:table-cell office:value-type="float" office:value="-19.5" calcext:value-type="float">
            <text:p>-19,5</text:p>
          </table:table-cell>
          <table:table-cell office:value-type="float" office:value="1.01206" calcext:value-type="float">
            <text:p>1,01206</text:p>
          </table:table-cell>
          <table:table-cell office:value-type="float" office:value="1.27251" calcext:value-type="float">
            <text:p>1,27251</text:p>
          </table:table-cell>
          <table:table-cell table:number-columns-repeated="498"/>
        </table:table-row>
        <table:table-row table:style-name="ro1">
          <table:table-cell office:value-type="float" office:value="-19.4" calcext:value-type="float">
            <text:p>-19,4</text:p>
          </table:table-cell>
          <table:table-cell office:value-type="float" office:value="1.13609" calcext:value-type="float">
            <text:p>1,13609</text:p>
          </table:table-cell>
          <table:table-cell office:value-type="float" office:value="1.27362" calcext:value-type="float">
            <text:p>1,27362</text:p>
          </table:table-cell>
          <table:table-cell table:number-columns-repeated="498"/>
        </table:table-row>
        <table:table-row table:style-name="ro1">
          <table:table-cell office:value-type="float" office:value="-19.3" calcext:value-type="float">
            <text:p>-19,3</text:p>
          </table:table-cell>
          <table:table-cell office:value-type="float" office:value="1.25872" calcext:value-type="float">
            <text:p>1,25872</text:p>
          </table:table-cell>
          <table:table-cell office:value-type="float" office:value="1.26375" calcext:value-type="float">
            <text:p>1,26375</text:p>
          </table:table-cell>
          <table:table-cell table:number-columns-repeated="498"/>
        </table:table-row>
        <table:table-row table:style-name="ro1">
          <table:table-cell office:value-type="float" office:value="-19.2" calcext:value-type="float">
            <text:p>-19,2</text:p>
          </table:table-cell>
          <table:table-cell office:value-type="float" office:value="1.38086" calcext:value-type="float">
            <text:p>1,38086</text:p>
          </table:table-cell>
          <table:table-cell office:value-type="float" office:value="1.24333" calcext:value-type="float">
            <text:p>1,24333</text:p>
          </table:table-cell>
          <table:table-cell table:number-columns-repeated="498"/>
        </table:table-row>
        <table:table-row table:style-name="ro1">
          <table:table-cell office:value-type="float" office:value="-19.1" calcext:value-type="float">
            <text:p>-19,1</text:p>
          </table:table-cell>
          <table:table-cell office:value-type="float" office:value="1.50285" calcext:value-type="float">
            <text:p>1,50285</text:p>
          </table:table-cell>
          <table:table-cell office:value-type="float" office:value="1.21093" calcext:value-type="float">
            <text:p>1,21093</text:p>
          </table:table-cell>
          <table:table-cell table:number-columns-repeated="498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.62305" calcext:value-type="float">
            <text:p>1,62305</text:p>
          </table:table-cell>
          <table:table-cell office:value-type="float" office:value="1.1644" calcext:value-type="float">
            <text:p>1,1644</text:p>
          </table:table-cell>
          <table:table-cell table:number-columns-repeated="498"/>
        </table:table-row>
        <table:table-row table:style-name="ro1">
          <table:table-cell office:value-type="float" office:value="-18.9" calcext:value-type="float">
            <text:p>-18,9</text:p>
          </table:table-cell>
          <table:table-cell office:value-type="float" office:value="1.73782" calcext:value-type="float">
            <text:p>1,73782</text:p>
          </table:table-cell>
          <table:table-cell office:value-type="float" office:value="1.10288" calcext:value-type="float">
            <text:p>1,10288</text:p>
          </table:table-cell>
          <table:table-cell table:number-columns-repeated="498"/>
        </table:table-row>
        <table:table-row table:style-name="ro1">
          <table:table-cell office:value-type="float" office:value="-18.8" calcext:value-type="float">
            <text:p>-18,8</text:p>
          </table:table-cell>
          <table:table-cell office:value-type="float" office:value="1.84322" calcext:value-type="float">
            <text:p>1,84322</text:p>
          </table:table-cell>
          <table:table-cell office:value-type="float" office:value="1.02807" calcext:value-type="float">
            <text:p>1,02807</text:p>
          </table:table-cell>
          <table:table-cell table:number-columns-repeated="498"/>
        </table:table-row>
        <table:table-row table:style-name="ro1">
          <table:table-cell office:value-type="float" office:value="-18.7" calcext:value-type="float">
            <text:p>-18,7</text:p>
          </table:table-cell>
          <table:table-cell office:value-type="float" office:value="1.93711" calcext:value-type="float">
            <text:p>1,93711</text:p>
          </table:table-cell>
          <table:table-cell office:value-type="float" office:value="0.943738" calcext:value-type="float">
            <text:p>0,943738</text:p>
          </table:table-cell>
          <table:table-cell table:number-columns-repeated="498"/>
        </table:table-row>
        <table:table-row table:style-name="ro1">
          <table:table-cell office:value-type="float" office:value="-18.6" calcext:value-type="float">
            <text:p>-18,6</text:p>
          </table:table-cell>
          <table:table-cell office:value-type="float" office:value="2.02016" calcext:value-type="float">
            <text:p>2,02016</text:p>
          </table:table-cell>
          <table:table-cell office:value-type="float" office:value="0.853669" calcext:value-type="float">
            <text:p>0,853669</text:p>
          </table:table-cell>
          <table:table-cell table:number-columns-repeated="498"/>
        </table:table-row>
        <table:table-row table:style-name="ro1">
          <table:table-cell office:value-type="float" office:value="-18.5" calcext:value-type="float">
            <text:p>-18,5</text:p>
          </table:table-cell>
          <table:table-cell office:value-type="float" office:value="2.09491" calcext:value-type="float">
            <text:p>2,09491</text:p>
          </table:table-cell>
          <table:table-cell office:value-type="float" office:value="0.759509" calcext:value-type="float">
            <text:p>0,759509</text:p>
          </table:table-cell>
          <table:table-cell table:number-columns-repeated="498"/>
        </table:table-row>
        <table:table-row table:style-name="ro1">
          <table:table-cell office:value-type="float" office:value="-18.4" calcext:value-type="float">
            <text:p>-18,4</text:p>
          </table:table-cell>
          <table:table-cell office:value-type="float" office:value="2.16343" calcext:value-type="float">
            <text:p>2,16343</text:p>
          </table:table-cell>
          <table:table-cell office:value-type="float" office:value="0.660105" calcext:value-type="float">
            <text:p>0,660105</text:p>
          </table:table-cell>
          <table:table-cell table:number-columns-repeated="498"/>
        </table:table-row>
        <table:table-row table:style-name="ro1">
          <table:table-cell office:value-type="float" office:value="-18.3" calcext:value-type="float">
            <text:p>-18,3</text:p>
          </table:table-cell>
          <table:table-cell office:value-type="float" office:value="2.22529" calcext:value-type="float">
            <text:p>2,22529</text:p>
          </table:table-cell>
          <table:table-cell office:value-type="float" office:value="0.552902" calcext:value-type="float">
            <text:p>0,552902</text:p>
          </table:table-cell>
          <table:table-cell table:number-columns-repeated="498"/>
        </table:table-row>
        <table:table-row table:style-name="ro1">
          <table:table-cell office:value-type="float" office:value="-18.2" calcext:value-type="float">
            <text:p>-18,2</text:p>
          </table:table-cell>
          <table:table-cell office:value-type="float" office:value="2.27725" calcext:value-type="float">
            <text:p>2,27725</text:p>
          </table:table-cell>
          <table:table-cell office:value-type="float" office:value="0.436461" calcext:value-type="float">
            <text:p>0,436461</text:p>
          </table:table-cell>
          <table:table-cell table:number-columns-repeated="498"/>
        </table:table-row>
        <table:table-row table:style-name="ro1">
          <table:table-cell office:value-type="float" office:value="-18.1" calcext:value-type="float">
            <text:p>-18,1</text:p>
          </table:table-cell>
          <table:table-cell office:value-type="float" office:value="2.31512" calcext:value-type="float">
            <text:p>2,31512</text:p>
          </table:table-cell>
          <table:table-cell office:value-type="float" office:value="0.312324" calcext:value-type="float">
            <text:p>0,312324</text:p>
          </table:table-cell>
          <table:table-cell table:number-columns-repeated="498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2.33638" calcext:value-type="float">
            <text:p>2,33638</text:p>
          </table:table-cell>
          <table:table-cell office:value-type="float" office:value="0.184847" calcext:value-type="float">
            <text:p>0,184847</text:p>
          </table:table-cell>
          <table:table-cell table:number-columns-repeated="498"/>
        </table:table-row>
        <table:table-row table:style-name="ro1">
          <table:table-cell office:value-type="float" office:value="-17.9" calcext:value-type="float">
            <text:p>-17,9</text:p>
          </table:table-cell>
          <table:table-cell office:value-type="float" office:value="2.34172" calcext:value-type="float">
            <text:p>2,34172</text:p>
          </table:table-cell>
          <table:table-cell office:value-type="float" office:value="0.0590846" calcext:value-type="float">
            <text:p>0,0590846</text:p>
          </table:table-cell>
          <table:table-cell table:number-columns-repeated="498"/>
        </table:table-row>
        <table:table-row table:style-name="ro1">
          <table:table-cell office:value-type="float" office:value="-17.8" calcext:value-type="float">
            <text:p>-17,8</text:p>
          </table:table-cell>
          <table:table-cell office:value-type="float" office:value="2.33454" calcext:value-type="float">
            <text:p>2,33454</text:p>
          </table:table-cell>
          <table:table-cell office:value-type="float" office:value="-0.061798" calcext:value-type="float">
            <text:p>-0,061798</text:p>
          </table:table-cell>
          <table:table-cell table:number-columns-repeated="498"/>
        </table:table-row>
        <table:table-row table:style-name="ro1">
          <table:table-cell office:value-type="float" office:value="-17.7" calcext:value-type="float">
            <text:p>-17,7</text:p>
          </table:table-cell>
          <table:table-cell office:value-type="float" office:value="2.31862" calcext:value-type="float">
            <text:p>2,31862</text:p>
          </table:table-cell>
          <table:table-cell office:value-type="float" office:value="-0.177781" calcext:value-type="float">
            <text:p>-0,177781</text:p>
          </table:table-cell>
          <table:table-cell table:number-columns-repeated="498"/>
        </table:table-row>
        <table:table-row table:style-name="ro1">
          <table:table-cell office:value-type="float" office:value="-17.6" calcext:value-type="float">
            <text:p>-17,6</text:p>
          </table:table-cell>
          <table:table-cell office:value-type="float" office:value="2.29572" calcext:value-type="float">
            <text:p>2,29572</text:p>
          </table:table-cell>
          <table:table-cell office:value-type="float" office:value="-0.291077" calcext:value-type="float">
            <text:p>-0,291077</text:p>
          </table:table-cell>
          <table:table-cell table:number-columns-repeated="498"/>
        </table:table-row>
        <table:table-row table:style-name="ro1">
          <table:table-cell office:value-type="float" office:value="-17.5" calcext:value-type="float">
            <text:p>-17,5</text:p>
          </table:table-cell>
          <table:table-cell office:value-type="float" office:value="2.26476" calcext:value-type="float">
            <text:p>2,26476</text:p>
          </table:table-cell>
          <table:table-cell office:value-type="float" office:value="-0.403764" calcext:value-type="float">
            <text:p>-0,403764</text:p>
          </table:table-cell>
          <table:table-cell table:number-columns-repeated="498"/>
        </table:table-row>
        <table:table-row table:style-name="ro1">
          <table:table-cell office:value-type="float" office:value="-17.4" calcext:value-type="float">
            <text:p>-17,4</text:p>
          </table:table-cell>
          <table:table-cell office:value-type="float" office:value="2.22302" calcext:value-type="float">
            <text:p>2,22302</text:p>
          </table:table-cell>
          <table:table-cell office:value-type="float" office:value="-0.515684" calcext:value-type="float">
            <text:p>-0,515684</text:p>
          </table:table-cell>
          <table:table-cell table:number-columns-repeated="498"/>
        </table:table-row>
        <table:table-row table:style-name="ro1">
          <table:table-cell office:value-type="float" office:value="-17.3" calcext:value-type="float">
            <text:p>-17,3</text:p>
          </table:table-cell>
          <table:table-cell office:value-type="float" office:value="2.16852" calcext:value-type="float">
            <text:p>2,16852</text:p>
          </table:table-cell>
          <table:table-cell office:value-type="float" office:value="-0.624069" calcext:value-type="float">
            <text:p>-0,624069</text:p>
          </table:table-cell>
          <table:table-cell table:number-columns-repeated="498"/>
        </table:table-row>
        <table:table-row table:style-name="ro1">
          <table:table-cell office:value-type="float" office:value="-17.2" calcext:value-type="float">
            <text:p>-17,2</text:p>
          </table:table-cell>
          <table:table-cell office:value-type="float" office:value="2.10173" calcext:value-type="float">
            <text:p>2,10173</text:p>
          </table:table-cell>
          <table:table-cell office:value-type="float" office:value="-0.725064" calcext:value-type="float">
            <text:p>-0,725064</text:p>
          </table:table-cell>
          <table:table-cell table:number-columns-repeated="498"/>
        </table:table-row>
        <table:table-row table:style-name="ro1">
          <table:table-cell office:value-type="float" office:value="-17.1" calcext:value-type="float">
            <text:p>-17,1</text:p>
          </table:table-cell>
          <table:table-cell office:value-type="float" office:value="2.02547" calcext:value-type="float">
            <text:p>2,02547</text:p>
          </table:table-cell>
          <table:table-cell office:value-type="float" office:value="-0.815942" calcext:value-type="float">
            <text:p>-0,815942</text:p>
          </table:table-cell>
          <table:table-cell table:number-columns-repeated="498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.94325" calcext:value-type="float">
            <text:p>1,94325</text:p>
          </table:table-cell>
          <table:table-cell office:value-type="float" office:value="-0.896389" calcext:value-type="float">
            <text:p>-0,896389</text:p>
          </table:table-cell>
          <table:table-cell table:number-columns-repeated="498"/>
        </table:table-row>
        <table:table-row table:style-name="ro1">
          <table:table-cell office:value-type="float" office:value="-16.9" calcext:value-type="float">
            <text:p>-16,9</text:p>
          </table:table-cell>
          <table:table-cell office:value-type="float" office:value="1.85723" calcext:value-type="float">
            <text:p>1,85723</text:p>
          </table:table-cell>
          <table:table-cell office:value-type="float" office:value="-0.968014" calcext:value-type="float">
            <text:p>-0,968014</text:p>
          </table:table-cell>
          <table:table-cell table:number-columns-repeated="498"/>
        </table:table-row>
        <table:table-row table:style-name="ro1">
          <table:table-cell office:value-type="float" office:value="-16.8" calcext:value-type="float">
            <text:p>-16,8</text:p>
          </table:table-cell>
          <table:table-cell office:value-type="float" office:value="1.76747" calcext:value-type="float">
            <text:p>1,76747</text:p>
          </table:table-cell>
          <table:table-cell office:value-type="float" office:value="-1.03258" calcext:value-type="float">
            <text:p>-1,03258</text:p>
          </table:table-cell>
          <table:table-cell table:number-columns-repeated="498"/>
        </table:table-row>
        <table:table-row table:style-name="ro1">
          <table:table-cell office:value-type="float" office:value="-16.7" calcext:value-type="float">
            <text:p>-16,7</text:p>
          </table:table-cell>
          <table:table-cell office:value-type="float" office:value="1.6727" calcext:value-type="float">
            <text:p>1,6727</text:p>
          </table:table-cell>
          <table:table-cell office:value-type="float" office:value="-1.09036" calcext:value-type="float">
            <text:p>-1,09036</text:p>
          </table:table-cell>
          <table:table-cell table:number-columns-repeated="498"/>
        </table:table-row>
        <table:table-row table:style-name="ro1">
          <table:table-cell office:value-type="float" office:value="-16.6" calcext:value-type="float">
            <text:p>-16,6</text:p>
          </table:table-cell>
          <table:table-cell office:value-type="float" office:value="1.57214" calcext:value-type="float">
            <text:p>1,57214</text:p>
          </table:table-cell>
          <table:table-cell office:value-type="float" office:value="-1.1398" calcext:value-type="float">
            <text:p>-1,1398</text:p>
          </table:table-cell>
          <table:table-cell table:number-columns-repeated="498"/>
        </table:table-row>
        <table:table-row table:style-name="ro1">
          <table:table-cell office:value-type="float" office:value="-16.5" calcext:value-type="float">
            <text:p>-16,5</text:p>
          </table:table-cell>
          <table:table-cell office:value-type="float" office:value="1.46671" calcext:value-type="float">
            <text:p>1,46671</text:p>
          </table:table-cell>
          <table:table-cell office:value-type="float" office:value="-1.17865" calcext:value-type="float">
            <text:p>-1,17865</text:p>
          </table:table-cell>
          <table:table-cell table:number-columns-repeated="498"/>
        </table:table-row>
        <table:table-row table:style-name="ro1">
          <table:table-cell office:value-type="float" office:value="-16.4" calcext:value-type="float">
            <text:p>-16,4</text:p>
          </table:table-cell>
          <table:table-cell office:value-type="float" office:value="1.35892" calcext:value-type="float">
            <text:p>1,35892</text:p>
          </table:table-cell>
          <table:table-cell office:value-type="float" office:value="-1.20561" calcext:value-type="float">
            <text:p>-1,20561</text:p>
          </table:table-cell>
          <table:table-cell table:number-columns-repeated="498"/>
        </table:table-row>
        <table:table-row table:style-name="ro1">
          <table:table-cell office:value-type="float" office:value="-16.3" calcext:value-type="float">
            <text:p>-16,3</text:p>
          </table:table-cell>
          <table:table-cell office:value-type="float" office:value="1.25155" calcext:value-type="float">
            <text:p>1,25155</text:p>
          </table:table-cell>
          <table:table-cell office:value-type="float" office:value="-1.22119" calcext:value-type="float">
            <text:p>-1,22119</text:p>
          </table:table-cell>
          <table:table-cell table:number-columns-repeated="498"/>
        </table:table-row>
        <table:table-row table:style-name="ro1">
          <table:table-cell office:value-type="float" office:value="-16.2" calcext:value-type="float">
            <text:p>-16,2</text:p>
          </table:table-cell>
          <table:table-cell office:value-type="float" office:value="1.14618" calcext:value-type="float">
            <text:p>1,14618</text:p>
          </table:table-cell>
          <table:table-cell office:value-type="float" office:value="-1.22718" calcext:value-type="float">
            <text:p>-1,22718</text:p>
          </table:table-cell>
          <table:table-cell table:number-columns-repeated="498"/>
        </table:table-row>
        <table:table-row table:style-name="ro1">
          <table:table-cell office:value-type="float" office:value="-16.1" calcext:value-type="float">
            <text:p>-16,1</text:p>
          </table:table-cell>
          <table:table-cell office:value-type="float" office:value="1.04279" calcext:value-type="float">
            <text:p>1,04279</text:p>
          </table:table-cell>
          <table:table-cell office:value-type="float" office:value="-1.22526" calcext:value-type="float">
            <text:p>-1,22526</text:p>
          </table:table-cell>
          <table:table-cell table:number-columns-repeated="498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94055" calcext:value-type="float">
            <text:p>0,94055</text:p>
          </table:table-cell>
          <table:table-cell office:value-type="float" office:value="-1.21584" calcext:value-type="float">
            <text:p>-1,21584</text:p>
          </table:table-cell>
          <table:table-cell table:number-columns-repeated="498"/>
        </table:table-row>
        <table:table-row table:style-name="ro1">
          <table:table-cell office:value-type="float" office:value="-15.9" calcext:value-type="float">
            <text:p>-15,9</text:p>
          </table:table-cell>
          <table:table-cell office:value-type="float" office:value="0.83919" calcext:value-type="float">
            <text:p>0,83919</text:p>
          </table:table-cell>
          <table:table-cell office:value-type="float" office:value="-1.19805" calcext:value-type="float">
            <text:p>-1,19805</text:p>
          </table:table-cell>
          <table:table-cell table:number-columns-repeated="498"/>
        </table:table-row>
        <table:table-row table:style-name="ro1">
          <table:table-cell office:value-type="float" office:value="-15.8" calcext:value-type="float">
            <text:p>-15,8</text:p>
          </table:table-cell>
          <table:table-cell office:value-type="float" office:value="0.739797" calcext:value-type="float">
            <text:p>0,739797</text:p>
          </table:table-cell>
          <table:table-cell office:value-type="float" office:value="-1.17076" calcext:value-type="float">
            <text:p>-1,17076</text:p>
          </table:table-cell>
          <table:table-cell table:number-columns-repeated="498"/>
        </table:table-row>
        <table:table-row table:style-name="ro1">
          <table:table-cell office:value-type="float" office:value="-15.7" calcext:value-type="float">
            <text:p>-15,7</text:p>
          </table:table-cell>
          <table:table-cell office:value-type="float" office:value="0.644456" calcext:value-type="float">
            <text:p>0,644456</text:p>
          </table:table-cell>
          <table:table-cell office:value-type="float" office:value="-1.13382" calcext:value-type="float">
            <text:p>-1,13382</text:p>
          </table:table-cell>
          <table:table-cell table:number-columns-repeated="498"/>
        </table:table-row>
        <table:table-row table:style-name="ro1">
          <table:table-cell office:value-type="float" office:value="-15.6" calcext:value-type="float">
            <text:p>-15,6</text:p>
          </table:table-cell>
          <table:table-cell office:value-type="float" office:value="0.555084" calcext:value-type="float">
            <text:p>0,555084</text:p>
          </table:table-cell>
          <table:table-cell office:value-type="float" office:value="-1.0885" calcext:value-type="float">
            <text:p>-1,0885</text:p>
          </table:table-cell>
          <table:table-cell table:number-columns-repeated="498"/>
        </table:table-row>
        <table:table-row table:style-name="ro1">
          <table:table-cell office:value-type="float" office:value="-15.5" calcext:value-type="float">
            <text:p>-15,5</text:p>
          </table:table-cell>
          <table:table-cell office:value-type="float" office:value="0.472409" calcext:value-type="float">
            <text:p>0,472409</text:p>
          </table:table-cell>
          <table:table-cell office:value-type="float" office:value="-1.03679" calcext:value-type="float">
            <text:p>-1,03679</text:p>
          </table:table-cell>
          <table:table-cell table:number-columns-repeated="498"/>
        </table:table-row>
        <table:table-row table:style-name="ro1">
          <table:table-cell office:value-type="float" office:value="-15.4" calcext:value-type="float">
            <text:p>-15,4</text:p>
          </table:table-cell>
          <table:table-cell office:value-type="float" office:value="0.395897" calcext:value-type="float">
            <text:p>0,395897</text:p>
          </table:table-cell>
          <table:table-cell office:value-type="float" office:value="-0.980257" calcext:value-type="float">
            <text:p>-0,980257</text:p>
          </table:table-cell>
          <table:table-cell table:number-columns-repeated="498"/>
        </table:table-row>
        <table:table-row table:style-name="ro1">
          <table:table-cell office:value-type="float" office:value="-15.3" calcext:value-type="float">
            <text:p>-15,3</text:p>
          </table:table-cell>
          <table:table-cell office:value-type="float" office:value="0.324638" calcext:value-type="float">
            <text:p>0,324638</text:p>
          </table:table-cell>
          <table:table-cell office:value-type="float" office:value="-0.919255" calcext:value-type="float">
            <text:p>-0,919255</text:p>
          </table:table-cell>
          <table:table-cell table:number-columns-repeated="498"/>
        </table:table-row>
        <table:table-row table:style-name="ro1">
          <table:table-cell office:value-type="float" office:value="-15.2" calcext:value-type="float">
            <text:p>-15,2</text:p>
          </table:table-cell>
          <table:table-cell office:value-type="float" office:value="0.25844" calcext:value-type="float">
            <text:p>0,25844</text:p>
          </table:table-cell>
          <table:table-cell office:value-type="float" office:value="-0.853233" calcext:value-type="float">
            <text:p>-0,853233</text:p>
          </table:table-cell>
          <table:table-cell table:number-columns-repeated="498"/>
        </table:table-row>
        <table:table-row table:style-name="ro1">
          <table:table-cell office:value-type="float" office:value="-15.1" calcext:value-type="float">
            <text:p>-15,1</text:p>
          </table:table-cell>
          <table:table-cell office:value-type="float" office:value="0.198241" calcext:value-type="float">
            <text:p>0,198241</text:p>
          </table:table-cell>
          <table:table-cell office:value-type="float" office:value="-0.781725" calcext:value-type="float">
            <text:p>-0,781725</text:p>
          </table:table-cell>
          <table:table-cell table:number-columns-repeated="498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145544" calcext:value-type="float">
            <text:p>0,145544</text:p>
          </table:table-cell>
          <table:table-cell office:value-type="float" office:value="-0.705272" calcext:value-type="float">
            <text:p>-0,705272</text:p>
          </table:table-cell>
          <table:table-cell table:number-columns-repeated="498"/>
        </table:table-row>
        <table:table-row table:style-name="ro1">
          <table:table-cell office:value-type="float" office:value="-14.9" calcext:value-type="float">
            <text:p>-14,9</text:p>
          </table:table-cell>
          <table:table-cell office:value-type="float" office:value="0.10136" calcext:value-type="float">
            <text:p>0,10136</text:p>
          </table:table-cell>
          <table:table-cell office:value-type="float" office:value="-0.625493" calcext:value-type="float">
            <text:p>-0,625493</text:p>
          </table:table-cell>
          <table:table-cell table:number-columns-repeated="498"/>
        </table:table-row>
        <table:table-row table:style-name="ro1">
          <table:table-cell office:value-type="float" office:value="-14.8" calcext:value-type="float">
            <text:p>-14,8</text:p>
          </table:table-cell>
          <table:table-cell office:value-type="float" office:value="0.0655301" calcext:value-type="float">
            <text:p>0,0655301</text:p>
          </table:table-cell>
          <table:table-cell office:value-type="float" office:value="-0.544288" calcext:value-type="float">
            <text:p>-0,544288</text:p>
          </table:table-cell>
          <table:table-cell table:number-columns-repeated="498"/>
        </table:table-row>
        <table:table-row table:style-name="ro1">
          <table:table-cell office:value-type="float" office:value="-14.7" calcext:value-type="float">
            <text:p>-14,7</text:p>
          </table:table-cell>
          <table:table-cell office:value-type="float" office:value="0.0369694" calcext:value-type="float">
            <text:p>0,0369694</text:p>
          </table:table-cell>
          <table:table-cell office:value-type="float" office:value="-0.462835" calcext:value-type="float">
            <text:p>-0,462835</text:p>
          </table:table-cell>
          <table:table-cell table:number-columns-repeated="498"/>
        </table:table-row>
        <table:table-row table:style-name="ro1">
          <table:table-cell office:value-type="float" office:value="-14.6" calcext:value-type="float">
            <text:p>-14,6</text:p>
          </table:table-cell>
          <table:table-cell office:value-type="float" office:value="0.0146005" calcext:value-type="float">
            <text:p>0,0146005</text:p>
          </table:table-cell>
          <table:table-cell office:value-type="float" office:value="-0.381193" calcext:value-type="float">
            <text:p>-0,381193</text:p>
          </table:table-cell>
          <table:table-cell table:number-columns-repeated="498"/>
        </table:table-row>
        <table:table-row table:style-name="ro1">
          <table:table-cell office:value-type="float" office:value="-14.5" calcext:value-type="float">
            <text:p>-14,5</text:p>
          </table:table-cell>
          <table:table-cell office:value-type="float" office:value="-0.00179058" calcext:value-type="float">
            <text:p>-0,00179058</text:p>
          </table:table-cell>
          <table:table-cell office:value-type="float" office:value="-0.298816" calcext:value-type="float">
            <text:p>-0,298816</text:p>
          </table:table-cell>
          <table:table-cell table:number-columns-repeated="498"/>
        </table:table-row>
        <table:table-row table:style-name="ro1">
          <table:table-cell office:value-type="float" office:value="-14.4" calcext:value-type="float">
            <text:p>-14,4</text:p>
          </table:table-cell>
          <table:table-cell office:value-type="float" office:value="-0.0114705" calcext:value-type="float">
            <text:p>-0,0114705</text:p>
          </table:table-cell>
          <table:table-cell office:value-type="float" office:value="-0.215532" calcext:value-type="float">
            <text:p>-0,215532</text:p>
          </table:table-cell>
          <table:table-cell table:number-columns-repeated="498"/>
        </table:table-row>
        <table:table-row table:style-name="ro1">
          <table:table-cell office:value-type="float" office:value="-14.3" calcext:value-type="float">
            <text:p>-14,3</text:p>
          </table:table-cell>
          <table:table-cell office:value-type="float" office:value="-0.0134944" calcext:value-type="float">
            <text:p>-0,0134944</text:p>
          </table:table-cell>
          <table:table-cell office:value-type="float" office:value="-0.132174" calcext:value-type="float">
            <text:p>-0,132174</text:p>
          </table:table-cell>
          <table:table-cell table:number-columns-repeated="498"/>
        </table:table-row>
        <table:table-row table:style-name="ro1">
          <table:table-cell office:value-type="float" office:value="-14.2" calcext:value-type="float">
            <text:p>-14,2</text:p>
          </table:table-cell>
          <table:table-cell office:value-type="float" office:value="-0.00763981" calcext:value-type="float">
            <text:p>-0,00763981</text:p>
          </table:table-cell>
          <table:table-cell office:value-type="float" office:value="-0.050348" calcext:value-type="float">
            <text:p>-0,050348</text:p>
          </table:table-cell>
          <table:table-cell table:number-columns-repeated="498"/>
        </table:table-row>
        <table:table-row table:style-name="ro1">
          <table:table-cell office:value-type="float" office:value="-14.1" calcext:value-type="float">
            <text:p>-14,1</text:p>
          </table:table-cell>
          <table:table-cell office:value-type="float" office:value="0.0052311" calcext:value-type="float">
            <text:p>0,0052311</text:p>
          </table:table-cell>
          <table:table-cell office:value-type="float" office:value="0.0284459" calcext:value-type="float">
            <text:p>0,0284459</text:p>
          </table:table-cell>
          <table:table-cell table:number-columns-repeated="498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0236719" calcext:value-type="float">
            <text:p>0,0236719</text:p>
          </table:table-cell>
          <table:table-cell office:value-type="float" office:value="0.103631" calcext:value-type="float">
            <text:p>0,103631</text:p>
          </table:table-cell>
          <table:table-cell table:number-columns-repeated="498"/>
        </table:table-row>
        <table:table-row table:style-name="ro1">
          <table:table-cell office:value-type="float" office:value="-13.9" calcext:value-type="float">
            <text:p>-13,9</text:p>
          </table:table-cell>
          <table:table-cell office:value-type="float" office:value="0.0465961" calcext:value-type="float">
            <text:p>0,0465961</text:p>
          </table:table-cell>
          <table:table-cell office:value-type="float" office:value="0.175624" calcext:value-type="float">
            <text:p>0,175624</text:p>
          </table:table-cell>
          <table:table-cell table:number-columns-repeated="498"/>
        </table:table-row>
        <table:table-row table:style-name="ro1">
          <table:table-cell office:value-type="float" office:value="-13.8" calcext:value-type="float">
            <text:p>-13,8</text:p>
          </table:table-cell>
          <table:table-cell office:value-type="float" office:value="0.0738885" calcext:value-type="float">
            <text:p>0,0738885</text:p>
          </table:table-cell>
          <table:table-cell office:value-type="float" office:value="0.245126" calcext:value-type="float">
            <text:p>0,245126</text:p>
          </table:table-cell>
          <table:table-cell table:number-columns-repeated="498"/>
        </table:table-row>
        <table:table-row table:style-name="ro1">
          <table:table-cell office:value-type="float" office:value="-13.7" calcext:value-type="float">
            <text:p>-13,7</text:p>
          </table:table-cell>
          <table:table-cell office:value-type="float" office:value="0.106188" calcext:value-type="float">
            <text:p>0,106188</text:p>
          </table:table-cell>
          <table:table-cell office:value-type="float" office:value="0.312214" calcext:value-type="float">
            <text:p>0,312214</text:p>
          </table:table-cell>
          <table:table-cell table:number-columns-repeated="498"/>
        </table:table-row>
        <table:table-row table:style-name="ro1">
          <table:table-cell office:value-type="float" office:value="-13.6" calcext:value-type="float">
            <text:p>-13,6</text:p>
          </table:table-cell>
          <table:table-cell office:value-type="float" office:value="0.144031" calcext:value-type="float">
            <text:p>0,144031</text:p>
          </table:table-cell>
          <table:table-cell office:value-type="float" office:value="0.375994" calcext:value-type="float">
            <text:p>0,375994</text:p>
          </table:table-cell>
          <table:table-cell table:number-columns-repeated="498"/>
        </table:table-row>
        <table:table-row table:style-name="ro1">
          <table:table-cell office:value-type="float" office:value="-13.5" calcext:value-type="float">
            <text:p>-13,5</text:p>
          </table:table-cell>
          <table:table-cell office:value-type="float" office:value="0.187067" calcext:value-type="float">
            <text:p>0,187067</text:p>
          </table:table-cell>
          <table:table-cell office:value-type="float" office:value="0.435086" calcext:value-type="float">
            <text:p>0,435086</text:p>
          </table:table-cell>
          <table:table-cell table:number-columns-repeated="498"/>
        </table:table-row>
        <table:table-row table:style-name="ro1">
          <table:table-cell office:value-type="float" office:value="-13.4" calcext:value-type="float">
            <text:p>-13,4</text:p>
          </table:table-cell>
          <table:table-cell office:value-type="float" office:value="0.234002" calcext:value-type="float">
            <text:p>0,234002</text:p>
          </table:table-cell>
          <table:table-cell office:value-type="float" office:value="0.488555" calcext:value-type="float">
            <text:p>0,488555</text:p>
          </table:table-cell>
          <table:table-cell table:number-columns-repeated="498"/>
        </table:table-row>
        <table:table-row table:style-name="ro1">
          <table:table-cell office:value-type="float" office:value="-13.3" calcext:value-type="float">
            <text:p>-13,3</text:p>
          </table:table-cell>
          <table:table-cell office:value-type="float" office:value="0.283308" calcext:value-type="float">
            <text:p>0,283308</text:p>
          </table:table-cell>
          <table:table-cell office:value-type="float" office:value="0.536503" calcext:value-type="float">
            <text:p>0,536503</text:p>
          </table:table-cell>
          <table:table-cell table:number-columns-repeated="498"/>
        </table:table-row>
        <table:table-row table:style-name="ro1">
          <table:table-cell office:value-type="float" office:value="-13.2" calcext:value-type="float">
            <text:p>-13,2</text:p>
          </table:table-cell>
          <table:table-cell office:value-type="float" office:value="0.334134" calcext:value-type="float">
            <text:p>0,334134</text:p>
          </table:table-cell>
          <table:table-cell office:value-type="float" office:value="0.579837" calcext:value-type="float">
            <text:p>0,579837</text:p>
          </table:table-cell>
          <table:table-cell table:number-columns-repeated="498"/>
        </table:table-row>
        <table:table-row table:style-name="ro1">
          <table:table-cell office:value-type="float" office:value="-13.1" calcext:value-type="float">
            <text:p>-13,1</text:p>
          </table:table-cell>
          <table:table-cell office:value-type="float" office:value="0.386646" calcext:value-type="float">
            <text:p>0,386646</text:p>
          </table:table-cell>
          <table:table-cell office:value-type="float" office:value="0.619406" calcext:value-type="float">
            <text:p>0,619406</text:p>
          </table:table-cell>
          <table:table-cell table:number-columns-repeated="498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.441534" calcext:value-type="float">
            <text:p>0,441534</text:p>
          </table:table-cell>
          <table:table-cell office:value-type="float" office:value="0.655211" calcext:value-type="float">
            <text:p>0,655211</text:p>
          </table:table-cell>
          <table:table-cell table:number-columns-repeated="498"/>
        </table:table-row>
        <table:table-row table:style-name="ro1">
          <table:table-cell office:value-type="float" office:value="-12.9" calcext:value-type="float">
            <text:p>-12,9</text:p>
          </table:table-cell>
          <table:table-cell office:value-type="float" office:value="0.499082" calcext:value-type="float">
            <text:p>0,499082</text:p>
          </table:table-cell>
          <table:table-cell office:value-type="float" office:value="0.686349" calcext:value-type="float">
            <text:p>0,686349</text:p>
          </table:table-cell>
          <table:table-cell table:number-columns-repeated="498"/>
        </table:table-row>
        <table:table-row table:style-name="ro1">
          <table:table-cell office:value-type="float" office:value="-12.8" calcext:value-type="float">
            <text:p>-12,8</text:p>
          </table:table-cell>
          <table:table-cell office:value-type="float" office:value="0.558567" calcext:value-type="float">
            <text:p>0,558567</text:p>
          </table:table-cell>
          <table:table-cell office:value-type="float" office:value="0.711734" calcext:value-type="float">
            <text:p>0,711734</text:p>
          </table:table-cell>
          <table:table-cell table:number-columns-repeated="498"/>
        </table:table-row>
        <table:table-row table:style-name="ro1">
          <table:table-cell office:value-type="float" office:value="-12.7" calcext:value-type="float">
            <text:p>-12,7</text:p>
          </table:table-cell>
          <table:table-cell office:value-type="float" office:value="0.618506" calcext:value-type="float">
            <text:p>0,618506</text:p>
          </table:table-cell>
          <table:table-cell office:value-type="float" office:value="0.731013" calcext:value-type="float">
            <text:p>0,731013</text:p>
          </table:table-cell>
          <table:table-cell table:number-columns-repeated="498"/>
        </table:table-row>
        <table:table-row table:style-name="ro1">
          <table:table-cell office:value-type="float" office:value="-12.6" calcext:value-type="float">
            <text:p>-12,6</text:p>
          </table:table-cell>
          <table:table-cell office:value-type="float" office:value="0.677546" calcext:value-type="float">
            <text:p>0,677546</text:p>
          </table:table-cell>
          <table:table-cell office:value-type="float" office:value="0.744914" calcext:value-type="float">
            <text:p>0,744914</text:p>
          </table:table-cell>
          <table:table-cell table:number-columns-repeated="498"/>
        </table:table-row>
        <table:table-row table:style-name="ro1">
          <table:table-cell office:value-type="float" office:value="-12.5" calcext:value-type="float">
            <text:p>-12,5</text:p>
          </table:table-cell>
          <table:table-cell office:value-type="float" office:value="0.735279" calcext:value-type="float">
            <text:p>0,735279</text:p>
          </table:table-cell>
          <table:table-cell office:value-type="float" office:value="0.75472" calcext:value-type="float">
            <text:p>0,75472</text:p>
          </table:table-cell>
          <table:table-cell table:number-columns-repeated="498"/>
        </table:table-row>
        <table:table-row table:style-name="ro1">
          <table:table-cell office:value-type="float" office:value="-12.4" calcext:value-type="float">
            <text:p>-12,4</text:p>
          </table:table-cell>
          <table:table-cell office:value-type="float" office:value="0.792295" calcext:value-type="float">
            <text:p>0,792295</text:p>
          </table:table-cell>
          <table:table-cell office:value-type="float" office:value="0.761294" calcext:value-type="float">
            <text:p>0,761294</text:p>
          </table:table-cell>
          <table:table-cell table:number-columns-repeated="498"/>
        </table:table-row>
        <table:table-row table:style-name="ro1">
          <table:table-cell office:value-type="float" office:value="-12.3" calcext:value-type="float">
            <text:p>-12,3</text:p>
          </table:table-cell>
          <table:table-cell office:value-type="float" office:value="0.849422" calcext:value-type="float">
            <text:p>0,849422</text:p>
          </table:table-cell>
          <table:table-cell office:value-type="float" office:value="0.764454" calcext:value-type="float">
            <text:p>0,764454</text:p>
          </table:table-cell>
          <table:table-cell table:number-columns-repeated="498"/>
        </table:table-row>
        <table:table-row table:style-name="ro1">
          <table:table-cell office:value-type="float" office:value="-12.2" calcext:value-type="float">
            <text:p>-12,2</text:p>
          </table:table-cell>
          <table:table-cell office:value-type="float" office:value="0.906767" calcext:value-type="float">
            <text:p>0,906767</text:p>
          </table:table-cell>
          <table:table-cell office:value-type="float" office:value="0.763228" calcext:value-type="float">
            <text:p>0,763228</text:p>
          </table:table-cell>
          <table:table-cell table:number-columns-repeated="498"/>
        </table:table-row>
        <table:table-row table:style-name="ro1">
          <table:table-cell office:value-type="float" office:value="-12.1" calcext:value-type="float">
            <text:p>-12,1</text:p>
          </table:table-cell>
          <table:table-cell office:value-type="float" office:value="0.963344" calcext:value-type="float">
            <text:p>0,963344</text:p>
          </table:table-cell>
          <table:table-cell office:value-type="float" office:value="0.756789" calcext:value-type="float">
            <text:p>0,756789</text:p>
          </table:table-cell>
          <table:table-cell table:number-columns-repeated="498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.01764" calcext:value-type="float">
            <text:p>1,01764</text:p>
          </table:table-cell>
          <table:table-cell office:value-type="float" office:value="0.745318" calcext:value-type="float">
            <text:p>0,745318</text:p>
          </table:table-cell>
          <table:table-cell table:number-columns-repeated="498"/>
        </table:table-row>
        <table:table-row table:style-name="ro1">
          <table:table-cell office:value-type="float" office:value="-11.9" calcext:value-type="float">
            <text:p>-11,9</text:p>
          </table:table-cell>
          <table:table-cell office:value-type="float" office:value="1.06863" calcext:value-type="float">
            <text:p>1,06863</text:p>
          </table:table-cell>
          <table:table-cell office:value-type="float" office:value="0.73006" calcext:value-type="float">
            <text:p>0,73006</text:p>
          </table:table-cell>
          <table:table-cell table:number-columns-repeated="498"/>
        </table:table-row>
        <table:table-row table:style-name="ro1">
          <table:table-cell office:value-type="float" office:value="-11.8" calcext:value-type="float">
            <text:p>-11,8</text:p>
          </table:table-cell>
          <table:table-cell office:value-type="float" office:value="1.1165" calcext:value-type="float">
            <text:p>1,1165</text:p>
          </table:table-cell>
          <table:table-cell office:value-type="float" office:value="0.712504" calcext:value-type="float">
            <text:p>0,712504</text:p>
          </table:table-cell>
          <table:table-cell table:number-columns-repeated="498"/>
        </table:table-row>
        <table:table-row table:style-name="ro1">
          <table:table-cell office:value-type="float" office:value="-11.7" calcext:value-type="float">
            <text:p>-11,7</text:p>
          </table:table-cell>
          <table:table-cell office:value-type="float" office:value="1.16232" calcext:value-type="float">
            <text:p>1,16232</text:p>
          </table:table-cell>
          <table:table-cell office:value-type="float" office:value="0.693334" calcext:value-type="float">
            <text:p>0,693334</text:p>
          </table:table-cell>
          <table:table-cell table:number-columns-repeated="498"/>
        </table:table-row>
        <table:table-row table:style-name="ro1">
          <table:table-cell office:value-type="float" office:value="-11.6" calcext:value-type="float">
            <text:p>-11,6</text:p>
          </table:table-cell>
          <table:table-cell office:value-type="float" office:value="1.20706" calcext:value-type="float">
            <text:p>1,20706</text:p>
          </table:table-cell>
          <table:table-cell office:value-type="float" office:value="0.672021" calcext:value-type="float">
            <text:p>0,672021</text:p>
          </table:table-cell>
          <table:table-cell table:number-columns-repeated="498"/>
        </table:table-row>
        <table:table-row table:style-name="ro1">
          <table:table-cell office:value-type="float" office:value="-11.5" calcext:value-type="float">
            <text:p>-11,5</text:p>
          </table:table-cell>
          <table:table-cell office:value-type="float" office:value="1.25062" calcext:value-type="float">
            <text:p>1,25062</text:p>
          </table:table-cell>
          <table:table-cell office:value-type="float" office:value="0.647415" calcext:value-type="float">
            <text:p>0,647415</text:p>
          </table:table-cell>
          <table:table-cell table:number-columns-repeated="498"/>
        </table:table-row>
        <table:table-row table:style-name="ro1">
          <table:table-cell office:value-type="float" office:value="-11.4" calcext:value-type="float">
            <text:p>-11,4</text:p>
          </table:table-cell>
          <table:table-cell office:value-type="float" office:value="1.29174" calcext:value-type="float">
            <text:p>1,29174</text:p>
          </table:table-cell>
          <table:table-cell office:value-type="float" office:value="0.618897" calcext:value-type="float">
            <text:p>0,618897</text:p>
          </table:table-cell>
          <table:table-cell table:number-columns-repeated="498"/>
        </table:table-row>
        <table:table-row table:style-name="ro1">
          <table:table-cell office:value-type="float" office:value="-11.3" calcext:value-type="float">
            <text:p>-11,3</text:p>
          </table:table-cell>
          <table:table-cell office:value-type="float" office:value="1.32892" calcext:value-type="float">
            <text:p>1,32892</text:p>
          </table:table-cell>
          <table:table-cell office:value-type="float" office:value="0.587135" calcext:value-type="float">
            <text:p>0,587135</text:p>
          </table:table-cell>
          <table:table-cell table:number-columns-repeated="498"/>
        </table:table-row>
        <table:table-row table:style-name="ro1">
          <table:table-cell office:value-type="float" office:value="-11.2" calcext:value-type="float">
            <text:p>-11,2</text:p>
          </table:table-cell>
          <table:table-cell office:value-type="float" office:value="1.36157" calcext:value-type="float">
            <text:p>1,36157</text:p>
          </table:table-cell>
          <table:table-cell office:value-type="float" office:value="0.553812" calcext:value-type="float">
            <text:p>0,553812</text:p>
          </table:table-cell>
          <table:table-cell table:number-columns-repeated="498"/>
        </table:table-row>
        <table:table-row table:style-name="ro1">
          <table:table-cell office:value-type="float" office:value="-11.1" calcext:value-type="float">
            <text:p>-11,1</text:p>
          </table:table-cell>
          <table:table-cell office:value-type="float" office:value="1.39052" calcext:value-type="float">
            <text:p>1,39052</text:p>
          </table:table-cell>
          <table:table-cell office:value-type="float" office:value="0.520481" calcext:value-type="float">
            <text:p>0,520481</text:p>
          </table:table-cell>
          <table:table-cell table:number-columns-repeated="498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.41736" calcext:value-type="float">
            <text:p>1,41736</text:p>
          </table:table-cell>
          <table:table-cell office:value-type="float" office:value="0.487456" calcext:value-type="float">
            <text:p>0,487456</text:p>
          </table:table-cell>
          <table:table-cell table:number-columns-repeated="498"/>
        </table:table-row>
        <table:table-row table:style-name="ro1">
          <table:table-cell office:value-type="float" office:value="-10.9" calcext:value-type="float">
            <text:p>-10,9</text:p>
          </table:table-cell>
          <table:table-cell office:value-type="float" office:value="1.44314" calcext:value-type="float">
            <text:p>1,44314</text:p>
          </table:table-cell>
          <table:table-cell office:value-type="float" office:value="0.453668" calcext:value-type="float">
            <text:p>0,453668</text:p>
          </table:table-cell>
          <table:table-cell table:number-columns-repeated="498"/>
        </table:table-row>
        <table:table-row table:style-name="ro1">
          <table:table-cell office:value-type="float" office:value="-10.8" calcext:value-type="float">
            <text:p>-10,8</text:p>
          </table:table-cell>
          <table:table-cell office:value-type="float" office:value="1.46742" calcext:value-type="float">
            <text:p>1,46742</text:p>
          </table:table-cell>
          <table:table-cell office:value-type="float" office:value="0.417661" calcext:value-type="float">
            <text:p>0,417661</text:p>
          </table:table-cell>
          <table:table-cell table:number-columns-repeated="498"/>
        </table:table-row>
        <table:table-row table:style-name="ro1">
          <table:table-cell office:value-type="float" office:value="-10.7" calcext:value-type="float">
            <text:p>-10,7</text:p>
          </table:table-cell>
          <table:table-cell office:value-type="float" office:value="1.48856" calcext:value-type="float">
            <text:p>1,48856</text:p>
          </table:table-cell>
          <table:table-cell office:value-type="float" office:value="0.378976" calcext:value-type="float">
            <text:p>0,378976</text:p>
          </table:table-cell>
          <table:table-cell table:number-columns-repeated="498"/>
        </table:table-row>
        <table:table-row table:style-name="ro1">
          <table:table-cell office:value-type="float" office:value="-10.6" calcext:value-type="float">
            <text:p>-10,6</text:p>
          </table:table-cell>
          <table:table-cell office:value-type="float" office:value="1.50499" calcext:value-type="float">
            <text:p>1,50499</text:p>
          </table:table-cell>
          <table:table-cell office:value-type="float" office:value="0.338803" calcext:value-type="float">
            <text:p>0,338803</text:p>
          </table:table-cell>
          <table:table-cell table:number-columns-repeated="498"/>
        </table:table-row>
        <table:table-row table:style-name="ro1">
          <table:table-cell office:value-type="float" office:value="-10.5" calcext:value-type="float">
            <text:p>-10,5</text:p>
          </table:table-cell>
          <table:table-cell office:value-type="float" office:value="1.51655" calcext:value-type="float">
            <text:p>1,51655</text:p>
          </table:table-cell>
          <table:table-cell office:value-type="float" office:value="0.299306" calcext:value-type="float">
            <text:p>0,299306</text:p>
          </table:table-cell>
          <table:table-cell table:number-columns-repeated="498"/>
        </table:table-row>
        <table:table-row table:style-name="ro1">
          <table:table-cell office:value-type="float" office:value="-10.4" calcext:value-type="float">
            <text:p>-10,4</text:p>
          </table:table-cell>
          <table:table-cell office:value-type="float" office:value="1.52482" calcext:value-type="float">
            <text:p>1,52482</text:p>
          </table:table-cell>
          <table:table-cell office:value-type="float" office:value="0.262075" calcext:value-type="float">
            <text:p>0,262075</text:p>
          </table:table-cell>
          <table:table-cell table:number-columns-repeated="498"/>
        </table:table-row>
        <table:table-row table:style-name="ro1">
          <table:table-cell office:value-type="float" office:value="-10.3" calcext:value-type="float">
            <text:p>-10,3</text:p>
          </table:table-cell>
          <table:table-cell office:value-type="float" office:value="1.53203" calcext:value-type="float">
            <text:p>1,53203</text:p>
          </table:table-cell>
          <table:table-cell office:value-type="float" office:value="0.226913" calcext:value-type="float">
            <text:p>0,226913</text:p>
          </table:table-cell>
          <table:table-cell table:number-columns-repeated="498"/>
        </table:table-row>
        <table:table-row table:style-name="ro1">
          <table:table-cell office:value-type="float" office:value="-10.2" calcext:value-type="float">
            <text:p>-10,2</text:p>
          </table:table-cell>
          <table:table-cell office:value-type="float" office:value="1.53929" calcext:value-type="float">
            <text:p>1,53929</text:p>
          </table:table-cell>
          <table:table-cell office:value-type="float" office:value="0.191967" calcext:value-type="float">
            <text:p>0,191967</text:p>
          </table:table-cell>
          <table:table-cell table:number-columns-repeated="498"/>
        </table:table-row>
        <table:table-row table:style-name="ro1">
          <table:table-cell office:value-type="float" office:value="-10.1" calcext:value-type="float">
            <text:p>-10,1</text:p>
          </table:table-cell>
          <table:table-cell office:value-type="float" office:value="1.5457" calcext:value-type="float">
            <text:p>1,5457</text:p>
          </table:table-cell>
          <table:table-cell office:value-type="float" office:value="0.155219" calcext:value-type="float">
            <text:p>0,155219</text:p>
          </table:table-cell>
          <table:table-cell table:number-columns-repeated="498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.54889" calcext:value-type="float">
            <text:p>1,54889</text:p>
          </table:table-cell>
          <table:table-cell office:value-type="float" office:value="0.11624" calcext:value-type="float">
            <text:p>0,11624</text:p>
          </table:table-cell>
          <table:table-cell table:number-columns-repeated="498"/>
        </table:table-row>
        <table:table-row table:style-name="ro1">
          <table:table-cell office:value-type="float" office:value="-9.9" calcext:value-type="float">
            <text:p>-9,9</text:p>
          </table:table-cell>
          <table:table-cell office:value-type="float" office:value="1.54687" calcext:value-type="float">
            <text:p>1,54687</text:p>
          </table:table-cell>
          <table:table-cell office:value-type="float" office:value="0.0768364" calcext:value-type="float">
            <text:p>0,0768364</text:p>
          </table:table-cell>
          <table:table-cell table:number-columns-repeated="498"/>
        </table:table-row>
        <table:table-row table:style-name="ro1">
          <table:table-cell office:value-type="float" office:value="-9.8" calcext:value-type="float">
            <text:p>-9,8</text:p>
          </table:table-cell>
          <table:table-cell office:value-type="float" office:value="1.53975" calcext:value-type="float">
            <text:p>1,53975</text:p>
          </table:table-cell>
          <table:table-cell office:value-type="float" office:value="0.039964" calcext:value-type="float">
            <text:p>0,039964</text:p>
          </table:table-cell>
          <table:table-cell table:number-columns-repeated="498"/>
        </table:table-row>
        <table:table-row table:style-name="ro1">
          <table:table-cell office:value-type="float" office:value="-9.7" calcext:value-type="float">
            <text:p>-9,7</text:p>
          </table:table-cell>
          <table:table-cell office:value-type="float" office:value="1.52998" calcext:value-type="float">
            <text:p>1,52998</text:p>
          </table:table-cell>
          <table:table-cell office:value-type="float" office:value="0.00762662" calcext:value-type="float">
            <text:p>0,00762662</text:p>
          </table:table-cell>
          <table:table-cell table:number-columns-repeated="498"/>
        </table:table-row>
        <table:table-row table:style-name="ro1">
          <table:table-cell office:value-type="float" office:value="-9.6" calcext:value-type="float">
            <text:p>-9,6</text:p>
          </table:table-cell>
          <table:table-cell office:value-type="float" office:value="1.52079" calcext:value-type="float">
            <text:p>1,52079</text:p>
          </table:table-cell>
          <table:table-cell office:value-type="float" office:value="-0.0206954" calcext:value-type="float">
            <text:p>-0,0206954</text:p>
          </table:table-cell>
          <table:table-cell table:number-columns-repeated="498"/>
        </table:table-row>
        <table:table-row table:style-name="ro1">
          <table:table-cell office:value-type="float" office:value="-9.5" calcext:value-type="float">
            <text:p>-9,5</text:p>
          </table:table-cell>
          <table:table-cell office:value-type="float" office:value="1.51389" calcext:value-type="float">
            <text:p>1,51389</text:p>
          </table:table-cell>
          <table:table-cell office:value-type="float" office:value="-0.0478385" calcext:value-type="float">
            <text:p>-0,0478385</text:p>
          </table:table-cell>
          <table:table-cell table:number-columns-repeated="498"/>
        </table:table-row>
        <table:table-row table:style-name="ro1">
          <table:table-cell office:value-type="float" office:value="-9.4" calcext:value-type="float">
            <text:p>-9,4</text:p>
          </table:table-cell>
          <table:table-cell office:value-type="float" office:value="1.5082" calcext:value-type="float">
            <text:p>1,5082</text:p>
          </table:table-cell>
          <table:table-cell office:value-type="float" office:value="-0.0769968" calcext:value-type="float">
            <text:p>-0,0769968</text:p>
          </table:table-cell>
          <table:table-cell table:number-columns-repeated="498"/>
        </table:table-row>
        <table:table-row table:style-name="ro1">
          <table:table-cell office:value-type="float" office:value="-9.3" calcext:value-type="float">
            <text:p>-9,3</text:p>
          </table:table-cell>
          <table:table-cell office:value-type="float" office:value="1.5004" calcext:value-type="float">
            <text:p>1,5004</text:p>
          </table:table-cell>
          <table:table-cell office:value-type="float" office:value="-0.109362" calcext:value-type="float">
            <text:p>-0,109362</text:p>
          </table:table-cell>
          <table:table-cell table:number-columns-repeated="498"/>
        </table:table-row>
        <table:table-row table:style-name="ro1">
          <table:table-cell office:value-type="float" office:value="-9.2" calcext:value-type="float">
            <text:p>-9,2</text:p>
          </table:table-cell>
          <table:table-cell office:value-type="float" office:value="1.48734" calcext:value-type="float">
            <text:p>1,48734</text:p>
          </table:table-cell>
          <table:table-cell office:value-type="float" office:value="-0.143085" calcext:value-type="float">
            <text:p>-0,143085</text:p>
          </table:table-cell>
          <table:table-cell table:number-columns-repeated="498"/>
        </table:table-row>
        <table:table-row table:style-name="ro1">
          <table:table-cell office:value-type="float" office:value="-9.1" calcext:value-type="float">
            <text:p>-9,1</text:p>
          </table:table-cell>
          <table:table-cell office:value-type="float" office:value="1.46826" calcext:value-type="float">
            <text:p>1,46826</text:p>
          </table:table-cell>
          <table:table-cell office:value-type="float" office:value="-0.174371" calcext:value-type="float">
            <text:p>-0,174371</text:p>
          </table:table-cell>
          <table:table-cell table:number-columns-repeated="498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.44553" calcext:value-type="float">
            <text:p>1,44553</text:p>
          </table:table-cell>
          <table:table-cell office:value-type="float" office:value="-0.200002" calcext:value-type="float">
            <text:p>-0,200002</text:p>
          </table:table-cell>
          <table:table-cell table:number-columns-repeated="498"/>
        </table:table-row>
        <table:table-row table:style-name="ro1">
          <table:table-cell office:value-type="float" office:value="-8.9" calcext:value-type="float">
            <text:p>-8,9</text:p>
          </table:table-cell>
          <table:table-cell office:value-type="float" office:value="1.42317" calcext:value-type="float">
            <text:p>1,42317</text:p>
          </table:table-cell>
          <table:table-cell office:value-type="float" office:value="-0.219512" calcext:value-type="float">
            <text:p>-0,219512</text:p>
          </table:table-cell>
          <table:table-cell table:number-columns-repeated="498"/>
        </table:table-row>
        <table:table-row table:style-name="ro1">
          <table:table-cell office:value-type="float" office:value="-8.8" calcext:value-type="float">
            <text:p>-8,8</text:p>
          </table:table-cell>
          <table:table-cell office:value-type="float" office:value="1.40418" calcext:value-type="float">
            <text:p>1,40418</text:p>
          </table:table-cell>
          <table:table-cell office:value-type="float" office:value="-0.235477" calcext:value-type="float">
            <text:p>-0,235477</text:p>
          </table:table-cell>
          <table:table-cell table:number-columns-repeated="498"/>
        </table:table-row>
        <table:table-row table:style-name="ro1">
          <table:table-cell office:value-type="float" office:value="-8.7" calcext:value-type="float">
            <text:p>-8,7</text:p>
          </table:table-cell>
          <table:table-cell office:value-type="float" office:value="1.38867" calcext:value-type="float">
            <text:p>1,38867</text:p>
          </table:table-cell>
          <table:table-cell office:value-type="float" office:value="-0.251713" calcext:value-type="float">
            <text:p>-0,251713</text:p>
          </table:table-cell>
          <table:table-cell table:number-columns-repeated="498"/>
        </table:table-row>
        <table:table-row table:style-name="ro1">
          <table:table-cell office:value-type="float" office:value="-8.6" calcext:value-type="float">
            <text:p>-8,6</text:p>
          </table:table-cell>
          <table:table-cell office:value-type="float" office:value="1.37395" calcext:value-type="float">
            <text:p>1,37395</text:p>
          </table:table-cell>
          <table:table-cell office:value-type="float" office:value="-0.27068" calcext:value-type="float">
            <text:p>-0,27068</text:p>
          </table:table-cell>
          <table:table-cell table:number-columns-repeated="498"/>
        </table:table-row>
        <table:table-row table:style-name="ro1">
          <table:table-cell office:value-type="float" office:value="-8.5" calcext:value-type="float">
            <text:p>-8,5</text:p>
          </table:table-cell>
          <table:table-cell office:value-type="float" office:value="1.35657" calcext:value-type="float">
            <text:p>1,35657</text:p>
          </table:table-cell>
          <table:table-cell office:value-type="float" office:value="-0.291912" calcext:value-type="float">
            <text:p>-0,291912</text:p>
          </table:table-cell>
          <table:table-cell table:number-columns-repeated="498"/>
        </table:table-row>
        <table:table-row table:style-name="ro1">
          <table:table-cell office:value-type="float" office:value="-8.4" calcext:value-type="float">
            <text:p>-8,4</text:p>
          </table:table-cell>
          <table:table-cell office:value-type="float" office:value="1.33472" calcext:value-type="float">
            <text:p>1,33472</text:p>
          </table:table-cell>
          <table:table-cell office:value-type="float" office:value="-0.312535" calcext:value-type="float">
            <text:p>-0,312535</text:p>
          </table:table-cell>
          <table:table-cell table:number-columns-repeated="498"/>
        </table:table-row>
        <table:table-row table:style-name="ro1">
          <table:table-cell office:value-type="float" office:value="-8.3" calcext:value-type="float">
            <text:p>-8,3</text:p>
          </table:table-cell>
          <table:table-cell office:value-type="float" office:value="1.30942" calcext:value-type="float">
            <text:p>1,30942</text:p>
          </table:table-cell>
          <table:table-cell office:value-type="float" office:value="-0.329413" calcext:value-type="float">
            <text:p>-0,329413</text:p>
          </table:table-cell>
          <table:table-cell table:number-columns-repeated="498"/>
        </table:table-row>
        <table:table-row table:style-name="ro1">
          <table:table-cell office:value-type="float" office:value="-8.2" calcext:value-type="float">
            <text:p>-8,2</text:p>
          </table:table-cell>
          <table:table-cell office:value-type="float" office:value="1.28364" calcext:value-type="float">
            <text:p>1,28364</text:p>
          </table:table-cell>
          <table:table-cell office:value-type="float" office:value="-0.34132" calcext:value-type="float">
            <text:p>-0,34132</text:p>
          </table:table-cell>
          <table:table-cell table:number-columns-repeated="498"/>
        </table:table-row>
        <table:table-row table:style-name="ro1">
          <table:table-cell office:value-type="float" office:value="-8.1" calcext:value-type="float">
            <text:p>-8,1</text:p>
          </table:table-cell>
          <table:table-cell office:value-type="float" office:value="1.26008" calcext:value-type="float">
            <text:p>1,26008</text:p>
          </table:table-cell>
          <table:table-cell office:value-type="float" office:value="-0.34962" calcext:value-type="float">
            <text:p>-0,34962</text:p>
          </table:table-cell>
          <table:table-cell table:number-columns-repeated="498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.2394" calcext:value-type="float">
            <text:p>1,2394</text:p>
          </table:table-cell>
          <table:table-cell office:value-type="float" office:value="-0.357069" calcext:value-type="float">
            <text:p>-0,357069</text:p>
          </table:table-cell>
          <table:table-cell table:number-columns-repeated="498"/>
        </table:table-row>
        <table:table-row table:style-name="ro1">
          <table:table-cell office:value-type="float" office:value="-7.9" calcext:value-type="float">
            <text:p>-7,9</text:p>
          </table:table-cell>
          <table:table-cell office:value-type="float" office:value="1.22001" calcext:value-type="float">
            <text:p>1,22001</text:p>
          </table:table-cell>
          <table:table-cell office:value-type="float" office:value="-0.365737" calcext:value-type="float">
            <text:p>-0,365737</text:p>
          </table:table-cell>
          <table:table-cell table:number-columns-repeated="498"/>
        </table:table-row>
        <table:table-row table:style-name="ro1">
          <table:table-cell office:value-type="float" office:value="-7.8" calcext:value-type="float">
            <text:p>-7,8</text:p>
          </table:table-cell>
          <table:table-cell office:value-type="float" office:value="1.19948" calcext:value-type="float">
            <text:p>1,19948</text:p>
          </table:table-cell>
          <table:table-cell office:value-type="float" office:value="-0.375606" calcext:value-type="float">
            <text:p>-0,375606</text:p>
          </table:table-cell>
          <table:table-cell table:number-columns-repeated="498"/>
        </table:table-row>
        <table:table-row table:style-name="ro1">
          <table:table-cell office:value-type="float" office:value="-7.7" calcext:value-type="float">
            <text:p>-7,7</text:p>
          </table:table-cell>
          <table:table-cell office:value-type="float" office:value="1.17647" calcext:value-type="float">
            <text:p>1,17647</text:p>
          </table:table-cell>
          <table:table-cell office:value-type="float" office:value="-0.384822" calcext:value-type="float">
            <text:p>-0,384822</text:p>
          </table:table-cell>
          <table:table-cell table:number-columns-repeated="498"/>
        </table:table-row>
        <table:table-row table:style-name="ro1">
          <table:table-cell office:value-type="float" office:value="-7.6" calcext:value-type="float">
            <text:p>-7,6</text:p>
          </table:table-cell>
          <table:table-cell office:value-type="float" office:value="1.15164" calcext:value-type="float">
            <text:p>1,15164</text:p>
          </table:table-cell>
          <table:table-cell office:value-type="float" office:value="-0.391266" calcext:value-type="float">
            <text:p>-0,391266</text:p>
          </table:table-cell>
          <table:table-cell table:number-columns-repeated="498"/>
        </table:table-row>
        <table:table-row table:style-name="ro1">
          <table:table-cell office:value-type="float" office:value="-7.5" calcext:value-type="float">
            <text:p>-7,5</text:p>
          </table:table-cell>
          <table:table-cell office:value-type="float" office:value="1.12705" calcext:value-type="float">
            <text:p>1,12705</text:p>
          </table:table-cell>
          <table:table-cell office:value-type="float" office:value="-0.394193" calcext:value-type="float">
            <text:p>-0,394193</text:p>
          </table:table-cell>
          <table:table-cell table:number-columns-repeated="498"/>
        </table:table-row>
        <table:table-row table:style-name="ro1">
          <table:table-cell office:value-type="float" office:value="-7.4" calcext:value-type="float">
            <text:p>-7,4</text:p>
          </table:table-cell>
          <table:table-cell office:value-type="float" office:value="1.10446" calcext:value-type="float">
            <text:p>1,10446</text:p>
          </table:table-cell>
          <table:table-cell office:value-type="float" office:value="-0.3947" calcext:value-type="float">
            <text:p>-0,3947</text:p>
          </table:table-cell>
          <table:table-cell table:number-columns-repeated="498"/>
        </table:table-row>
        <table:table-row table:style-name="ro1">
          <table:table-cell office:value-type="float" office:value="-7.3" calcext:value-type="float">
            <text:p>-7,3</text:p>
          </table:table-cell>
          <table:table-cell office:value-type="float" office:value="1.08415" calcext:value-type="float">
            <text:p>1,08415</text:p>
          </table:table-cell>
          <table:table-cell office:value-type="float" office:value="-0.394767" calcext:value-type="float">
            <text:p>-0,394767</text:p>
          </table:table-cell>
          <table:table-cell table:number-columns-repeated="498"/>
        </table:table-row>
        <table:table-row table:style-name="ro1">
          <table:table-cell office:value-type="float" office:value="-7.2" calcext:value-type="float">
            <text:p>-7,2</text:p>
          </table:table-cell>
          <table:table-cell office:value-type="float" office:value="1.06476" calcext:value-type="float">
            <text:p>1,06476</text:p>
          </table:table-cell>
          <table:table-cell office:value-type="float" office:value="-0.395702" calcext:value-type="float">
            <text:p>-0,395702</text:p>
          </table:table-cell>
          <table:table-cell table:number-columns-repeated="498"/>
        </table:table-row>
        <table:table-row table:style-name="ro1">
          <table:table-cell office:value-type="float" office:value="-7.1" calcext:value-type="float">
            <text:p>-7,1</text:p>
          </table:table-cell>
          <table:table-cell office:value-type="float" office:value="1.04458" calcext:value-type="float">
            <text:p>1,04458</text:p>
          </table:table-cell>
          <table:table-cell office:value-type="float" office:value="-0.397222" calcext:value-type="float">
            <text:p>-0,397222</text:p>
          </table:table-cell>
          <table:table-cell table:number-columns-repeated="498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.02289" calcext:value-type="float">
            <text:p>1,02289</text:p>
          </table:table-cell>
          <table:table-cell office:value-type="float" office:value="-0.397822" calcext:value-type="float">
            <text:p>-0,397822</text:p>
          </table:table-cell>
          <table:table-cell table:number-columns-repeated="498"/>
        </table:table-row>
        <table:table-row table:style-name="ro1">
          <table:table-cell office:value-type="float" office:value="-6.9" calcext:value-type="float">
            <text:p>-6,9</text:p>
          </table:table-cell>
          <table:table-cell office:value-type="float" office:value="1.0005" calcext:value-type="float">
            <text:p>1,0005</text:p>
          </table:table-cell>
          <table:table-cell office:value-type="float" office:value="-0.396075" calcext:value-type="float">
            <text:p>-0,396075</text:p>
          </table:table-cell>
          <table:table-cell table:number-columns-repeated="498"/>
        </table:table-row>
        <table:table-row table:style-name="ro1">
          <table:table-cell office:value-type="float" office:value="-6.8" calcext:value-type="float">
            <text:p>-6,8</text:p>
          </table:table-cell>
          <table:table-cell office:value-type="float" office:value="0.978999" calcext:value-type="float">
            <text:p>0,978999</text:p>
          </table:table-cell>
          <table:table-cell office:value-type="float" office:value="-0.391779" calcext:value-type="float">
            <text:p>-0,391779</text:p>
          </table:table-cell>
          <table:table-cell table:number-columns-repeated="498"/>
        </table:table-row>
        <table:table-row table:style-name="ro1">
          <table:table-cell office:value-type="float" office:value="-6.7" calcext:value-type="float">
            <text:p>-6,7</text:p>
          </table:table-cell>
          <table:table-cell office:value-type="float" office:value="0.959526" calcext:value-type="float">
            <text:p>0,959526</text:p>
          </table:table-cell>
          <table:table-cell office:value-type="float" office:value="-0.386075" calcext:value-type="float">
            <text:p>-0,386075</text:p>
          </table:table-cell>
          <table:table-cell table:number-columns-repeated="498"/>
        </table:table-row>
        <table:table-row table:style-name="ro1">
          <table:table-cell office:value-type="float" office:value="-6.6" calcext:value-type="float">
            <text:p>-6,6</text:p>
          </table:table-cell>
          <table:table-cell office:value-type="float" office:value="0.941872" calcext:value-type="float">
            <text:p>0,941872</text:p>
          </table:table-cell>
          <table:table-cell office:value-type="float" office:value="-0.380498" calcext:value-type="float">
            <text:p>-0,380498</text:p>
          </table:table-cell>
          <table:table-cell table:number-columns-repeated="498"/>
        </table:table-row>
        <table:table-row table:style-name="ro1">
          <table:table-cell office:value-type="float" office:value="-6.5" calcext:value-type="float">
            <text:p>-6,5</text:p>
          </table:table-cell>
          <table:table-cell office:value-type="float" office:value="0.924752" calcext:value-type="float">
            <text:p>0,924752</text:p>
          </table:table-cell>
          <table:table-cell office:value-type="float" office:value="-0.37577" calcext:value-type="float">
            <text:p>-0,37577</text:p>
          </table:table-cell>
          <table:table-cell table:number-columns-repeated="498"/>
        </table:table-row>
        <table:table-row table:style-name="ro1">
          <table:table-cell office:value-type="float" office:value="-6.4" calcext:value-type="float">
            <text:p>-6,4</text:p>
          </table:table-cell>
          <table:table-cell office:value-type="float" office:value="0.9069" calcext:value-type="float">
            <text:p>0,9069</text:p>
          </table:table-cell>
          <table:table-cell office:value-type="float" office:value="-0.371301" calcext:value-type="float">
            <text:p>-0,371301</text:p>
          </table:table-cell>
          <table:table-cell table:number-columns-repeated="498"/>
        </table:table-row>
        <table:table-row table:style-name="ro1">
          <table:table-cell office:value-type="float" office:value="-6.3" calcext:value-type="float">
            <text:p>-6,3</text:p>
          </table:table-cell>
          <table:table-cell office:value-type="float" office:value="0.888086" calcext:value-type="float">
            <text:p>0,888086</text:p>
          </table:table-cell>
          <table:table-cell office:value-type="float" office:value="-0.36576" calcext:value-type="float">
            <text:p>-0,36576</text:p>
          </table:table-cell>
          <table:table-cell table:number-columns-repeated="498"/>
        </table:table-row>
        <table:table-row table:style-name="ro1">
          <table:table-cell office:value-type="float" office:value="-6.2" calcext:value-type="float">
            <text:p>-6,2</text:p>
          </table:table-cell>
          <table:table-cell office:value-type="float" office:value="0.869262" calcext:value-type="float">
            <text:p>0,869262</text:p>
          </table:table-cell>
          <table:table-cell office:value-type="float" office:value="-0.358211" calcext:value-type="float">
            <text:p>-0,358211</text:p>
          </table:table-cell>
          <table:table-cell table:number-columns-repeated="498"/>
        </table:table-row>
        <table:table-row table:style-name="ro1">
          <table:table-cell office:value-type="float" office:value="-6.1" calcext:value-type="float">
            <text:p>-6,1</text:p>
          </table:table-cell>
          <table:table-cell office:value-type="float" office:value="0.851746" calcext:value-type="float">
            <text:p>0,851746</text:p>
          </table:table-cell>
          <table:table-cell office:value-type="float" office:value="-0.348875" calcext:value-type="float">
            <text:p>-0,348875</text:p>
          </table:table-cell>
          <table:table-cell table:number-columns-repeated="498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836152" calcext:value-type="float">
            <text:p>0,836152</text:p>
          </table:table-cell>
          <table:table-cell office:value-type="float" office:value="-0.338939" calcext:value-type="float">
            <text:p>-0,338939</text:p>
          </table:table-cell>
          <table:table-cell table:number-columns-repeated="498"/>
        </table:table-row>
        <table:table-row table:style-name="ro1">
          <table:table-cell office:value-type="float" office:value="-5.9" calcext:value-type="float">
            <text:p>-5,9</text:p>
          </table:table-cell>
          <table:table-cell office:value-type="float" office:value="0.821916" calcext:value-type="float">
            <text:p>0,821916</text:p>
          </table:table-cell>
          <table:table-cell office:value-type="float" office:value="-0.329582" calcext:value-type="float">
            <text:p>-0,329582</text:p>
          </table:table-cell>
          <table:table-cell table:number-columns-repeated="498"/>
        </table:table-row>
        <table:table-row table:style-name="ro1">
          <table:table-cell office:value-type="float" office:value="-5.8" calcext:value-type="float">
            <text:p>-5,8</text:p>
          </table:table-cell>
          <table:table-cell office:value-type="float" office:value="0.807799" calcext:value-type="float">
            <text:p>0,807799</text:p>
          </table:table-cell>
          <table:table-cell office:value-type="float" office:value="-0.321051" calcext:value-type="float">
            <text:p>-0,321051</text:p>
          </table:table-cell>
          <table:table-cell table:number-columns-repeated="498"/>
        </table:table-row>
        <table:table-row table:style-name="ro1">
          <table:table-cell office:value-type="float" office:value="-5.7" calcext:value-type="float">
            <text:p>-5,7</text:p>
          </table:table-cell>
          <table:table-cell office:value-type="float" office:value="0.792913" calcext:value-type="float">
            <text:p>0,792913</text:p>
          </table:table-cell>
          <table:table-cell office:value-type="float" office:value="-0.312514" calcext:value-type="float">
            <text:p>-0,312514</text:p>
          </table:table-cell>
          <table:table-cell table:number-columns-repeated="498"/>
        </table:table-row>
        <table:table-row table:style-name="ro1">
          <table:table-cell office:value-type="float" office:value="-5.6" calcext:value-type="float">
            <text:p>-5,6</text:p>
          </table:table-cell>
          <table:table-cell office:value-type="float" office:value="0.777428" calcext:value-type="float">
            <text:p>0,777428</text:p>
          </table:table-cell>
          <table:table-cell office:value-type="float" office:value="-0.302796" calcext:value-type="float">
            <text:p>-0,302796</text:p>
          </table:table-cell>
          <table:table-cell table:number-columns-repeated="498"/>
        </table:table-row>
        <table:table-row table:style-name="ro1">
          <table:table-cell office:value-type="float" office:value="-5.5" calcext:value-type="float">
            <text:p>-5,5</text:p>
          </table:table-cell>
          <table:table-cell office:value-type="float" office:value="0.762402" calcext:value-type="float">
            <text:p>0,762402</text:p>
          </table:table-cell>
          <table:table-cell office:value-type="float" office:value="-0.291367" calcext:value-type="float">
            <text:p>-0,291367</text:p>
          </table:table-cell>
          <table:table-cell table:number-columns-repeated="498"/>
        </table:table-row>
        <table:table-row table:style-name="ro1">
          <table:table-cell office:value-type="float" office:value="-5.4" calcext:value-type="float">
            <text:p>-5,4</text:p>
          </table:table-cell>
          <table:table-cell office:value-type="float" office:value="0.748882" calcext:value-type="float">
            <text:p>0,748882</text:p>
          </table:table-cell>
          <table:table-cell office:value-type="float" office:value="-0.278785" calcext:value-type="float">
            <text:p>-0,278785</text:p>
          </table:table-cell>
          <table:table-cell table:number-columns-repeated="498"/>
        </table:table-row>
        <table:table-row table:style-name="ro1">
          <table:table-cell office:value-type="float" office:value="-5.3" calcext:value-type="float">
            <text:p>-5,3</text:p>
          </table:table-cell>
          <table:table-cell office:value-type="float" office:value="0.737047" calcext:value-type="float">
            <text:p>0,737047</text:p>
          </table:table-cell>
          <table:table-cell office:value-type="float" office:value="-0.266226" calcext:value-type="float">
            <text:p>-0,266226</text:p>
          </table:table-cell>
          <table:table-cell table:number-columns-repeated="498"/>
        </table:table-row>
        <table:table-row table:style-name="ro1">
          <table:table-cell office:value-type="float" office:value="-5.2" calcext:value-type="float">
            <text:p>-5,2</text:p>
          </table:table-cell>
          <table:table-cell office:value-type="float" office:value="0.726065" calcext:value-type="float">
            <text:p>0,726065</text:p>
          </table:table-cell>
          <table:table-cell office:value-type="float" office:value="-0.254532" calcext:value-type="float">
            <text:p>-0,254532</text:p>
          </table:table-cell>
          <table:table-cell table:number-columns-repeated="498"/>
        </table:table-row>
        <table:table-row table:style-name="ro1">
          <table:table-cell office:value-type="float" office:value="-5.1" calcext:value-type="float">
            <text:p>-5,1</text:p>
          </table:table-cell>
          <table:table-cell office:value-type="float" office:value="0.714787" calcext:value-type="float">
            <text:p>0,714787</text:p>
          </table:table-cell>
          <table:table-cell office:value-type="float" office:value="-0.243536" calcext:value-type="float">
            <text:p>-0,243536</text:p>
          </table:table-cell>
          <table:table-cell table:number-columns-repeated="498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702689" calcext:value-type="float">
            <text:p>0,702689</text:p>
          </table:table-cell>
          <table:table-cell office:value-type="float" office:value="-0.232234" calcext:value-type="float">
            <text:p>-0,232234</text:p>
          </table:table-cell>
          <table:table-cell table:number-columns-repeated="498"/>
        </table:table-row>
        <table:table-row table:style-name="ro1">
          <table:table-cell office:value-type="float" office:value="-4.9" calcext:value-type="float">
            <text:p>-4,9</text:p>
          </table:table-cell>
          <table:table-cell office:value-type="float" office:value="0.690281" calcext:value-type="float">
            <text:p>0,690281</text:p>
          </table:table-cell>
          <table:table-cell office:value-type="float" office:value="-0.219636" calcext:value-type="float">
            <text:p>-0,219636</text:p>
          </table:table-cell>
          <table:table-cell table:number-columns-repeated="498"/>
        </table:table-row>
        <table:table-row table:style-name="ro1">
          <table:table-cell office:value-type="float" office:value="-4.8" calcext:value-type="float">
            <text:p>-4,8</text:p>
          </table:table-cell>
          <table:table-cell office:value-type="float" office:value="0.678662" calcext:value-type="float">
            <text:p>0,678662</text:p>
          </table:table-cell>
          <table:table-cell office:value-type="float" office:value="-0.205591" calcext:value-type="float">
            <text:p>-0,205591</text:p>
          </table:table-cell>
          <table:table-cell table:number-columns-repeated="498"/>
        </table:table-row>
        <table:table-row table:style-name="ro1">
          <table:table-cell office:value-type="float" office:value="-4.7" calcext:value-type="float">
            <text:p>-4,7</text:p>
          </table:table-cell>
          <table:table-cell office:value-type="float" office:value="0.668598" calcext:value-type="float">
            <text:p>0,668598</text:p>
          </table:table-cell>
          <table:table-cell office:value-type="float" office:value="-0.190916" calcext:value-type="float">
            <text:p>-0,190916</text:p>
          </table:table-cell>
          <table:table-cell table:number-columns-repeated="498"/>
        </table:table-row>
        <table:table-row table:style-name="ro1">
          <table:table-cell office:value-type="float" office:value="-4.6" calcext:value-type="float">
            <text:p>-4,6</text:p>
          </table:table-cell>
          <table:table-cell office:value-type="float" office:value="0.659871" calcext:value-type="float">
            <text:p>0,659871</text:p>
          </table:table-cell>
          <table:table-cell office:value-type="float" office:value="-0.17672" calcext:value-type="float">
            <text:p>-0,17672</text:p>
          </table:table-cell>
          <table:table-cell table:number-columns-repeated="498"/>
        </table:table-row>
        <table:table-row table:style-name="ro1">
          <table:table-cell office:value-type="float" office:value="-4.5" calcext:value-type="float">
            <text:p>-4,5</text:p>
          </table:table-cell>
          <table:table-cell office:value-type="float" office:value="0.651457" calcext:value-type="float">
            <text:p>0,651457</text:p>
          </table:table-cell>
          <table:table-cell office:value-type="float" office:value="-0.16349" calcext:value-type="float">
            <text:p>-0,16349</text:p>
          </table:table-cell>
          <table:table-cell table:number-columns-repeated="498"/>
        </table:table-row>
        <table:table-row table:style-name="ro1">
          <table:table-cell office:value-type="float" office:value="-4.4" calcext:value-type="float">
            <text:p>-4,4</text:p>
          </table:table-cell>
          <table:table-cell office:value-type="float" office:value="0.642357" calcext:value-type="float">
            <text:p>0,642357</text:p>
          </table:table-cell>
          <table:table-cell office:value-type="float" office:value="-0.150694" calcext:value-type="float">
            <text:p>-0,150694</text:p>
          </table:table-cell>
          <table:table-cell table:number-columns-repeated="498"/>
        </table:table-row>
        <table:table-row table:style-name="ro1">
          <table:table-cell office:value-type="float" office:value="-4.3" calcext:value-type="float">
            <text:p>-4,3</text:p>
          </table:table-cell>
          <table:table-cell office:value-type="float" office:value="0.632413" calcext:value-type="float">
            <text:p>0,632413</text:p>
          </table:table-cell>
          <table:table-cell office:value-type="float" office:value="-0.137224" calcext:value-type="float">
            <text:p>-0,137224</text:p>
          </table:table-cell>
          <table:table-cell table:number-columns-repeated="498"/>
        </table:table-row>
        <table:table-row table:style-name="ro1">
          <table:table-cell office:value-type="float" office:value="-4.2" calcext:value-type="float">
            <text:p>-4,2</text:p>
          </table:table-cell>
          <table:table-cell office:value-type="float" office:value="0.622424" calcext:value-type="float">
            <text:p>0,622424</text:p>
          </table:table-cell>
          <table:table-cell office:value-type="float" office:value="-0.122316" calcext:value-type="float">
            <text:p>-0,122316</text:p>
          </table:table-cell>
          <table:table-cell table:number-columns-repeated="498"/>
        </table:table-row>
        <table:table-row table:style-name="ro1">
          <table:table-cell office:value-type="float" office:value="-4.1" calcext:value-type="float">
            <text:p>-4,1</text:p>
          </table:table-cell>
          <table:table-cell office:value-type="float" office:value="0.613469" calcext:value-type="float">
            <text:p>0,613469</text:p>
          </table:table-cell>
          <table:table-cell office:value-type="float" office:value="-0.106186" calcext:value-type="float">
            <text:p>-0,106186</text:p>
          </table:table-cell>
          <table:table-cell table:number-columns-repeated="498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605992" calcext:value-type="float">
            <text:p>0,605992</text:p>
          </table:table-cell>
          <table:table-cell office:value-type="float" office:value="-0.0898509" calcext:value-type="float">
            <text:p>-0,0898509</text:p>
          </table:table-cell>
          <table:table-cell table:number-columns-repeated="498"/>
        </table:table-row>
        <table:table-row table:style-name="ro1">
          <table:table-cell office:value-type="float" office:value="-3.9" calcext:value-type="float">
            <text:p>-3,9</text:p>
          </table:table-cell>
          <table:table-cell office:value-type="float" office:value="0.59941" calcext:value-type="float">
            <text:p>0,59941</text:p>
          </table:table-cell>
          <table:table-cell office:value-type="float" office:value="-0.0742844" calcext:value-type="float">
            <text:p>-0,0742844</text:p>
          </table:table-cell>
          <table:table-cell table:number-columns-repeated="498"/>
        </table:table-row>
        <table:table-row table:style-name="ro1">
          <table:table-cell office:value-type="float" office:value="-3.8" calcext:value-type="float">
            <text:p>-3,8</text:p>
          </table:table-cell>
          <table:table-cell office:value-type="float" office:value="0.592566" calcext:value-type="float">
            <text:p>0,592566</text:p>
          </table:table-cell>
          <table:table-cell office:value-type="float" office:value="-0.0595937" calcext:value-type="float">
            <text:p>-0,0595937</text:p>
          </table:table-cell>
          <table:table-cell table:number-columns-repeated="498"/>
        </table:table-row>
        <table:table-row table:style-name="ro1">
          <table:table-cell office:value-type="float" office:value="-3.7" calcext:value-type="float">
            <text:p>-3,7</text:p>
          </table:table-cell>
          <table:table-cell office:value-type="float" office:value="0.584669" calcext:value-type="float">
            <text:p>0,584669</text:p>
          </table:table-cell>
          <table:table-cell office:value-type="float" office:value="-0.0449095" calcext:value-type="float">
            <text:p>-0,0449095</text:p>
          </table:table-cell>
          <table:table-cell table:number-columns-repeated="498"/>
        </table:table-row>
        <table:table-row table:style-name="ro1">
          <table:table-cell office:value-type="float" office:value="-3.6" calcext:value-type="float">
            <text:p>-3,6</text:p>
          </table:table-cell>
          <table:table-cell office:value-type="float" office:value="0.575941" calcext:value-type="float">
            <text:p>0,575941</text:p>
          </table:table-cell>
          <table:table-cell office:value-type="float" office:value="-0.0290838" calcext:value-type="float">
            <text:p>-0,0290838</text:p>
          </table:table-cell>
          <table:table-cell table:number-columns-repeated="498"/>
        </table:table-row>
        <table:table-row table:style-name="ro1">
          <table:table-cell office:value-type="float" office:value="-3.5" calcext:value-type="float">
            <text:p>-3,5</text:p>
          </table:table-cell>
          <table:table-cell office:value-type="float" office:value="0.567422" calcext:value-type="float">
            <text:p>0,567422</text:p>
          </table:table-cell>
          <table:table-cell office:value-type="float" office:value="-0.0116296" calcext:value-type="float">
            <text:p>-0,0116296</text:p>
          </table:table-cell>
          <table:table-cell table:number-columns-repeated="498"/>
        </table:table-row>
        <table:table-row table:style-name="ro1">
          <table:table-cell office:value-type="float" office:value="-3.4" calcext:value-type="float">
            <text:p>-3,4</text:p>
          </table:table-cell>
          <table:table-cell office:value-type="float" office:value="0.560097" calcext:value-type="float">
            <text:p>0,560097</text:p>
          </table:table-cell>
          <table:table-cell office:value-type="float" office:value="0.00687674" calcext:value-type="float">
            <text:p>0,00687674</text:p>
          </table:table-cell>
          <table:table-cell table:number-columns-repeated="498"/>
        </table:table-row>
        <table:table-row table:style-name="ro1">
          <table:table-cell office:value-type="float" office:value="-3.3" calcext:value-type="float">
            <text:p>-3,3</text:p>
          </table:table-cell>
          <table:table-cell office:value-type="float" office:value="0.55404" calcext:value-type="float">
            <text:p>0,55404</text:p>
          </table:table-cell>
          <table:table-cell office:value-type="float" office:value="0.0252756" calcext:value-type="float">
            <text:p>0,0252756</text:p>
          </table:table-cell>
          <table:table-cell table:number-columns-repeated="498"/>
        </table:table-row>
        <table:table-row table:style-name="ro1">
          <table:table-cell office:value-type="float" office:value="-3.2" calcext:value-type="float">
            <text:p>-3,2</text:p>
          </table:table-cell>
          <table:table-cell office:value-type="float" office:value="0.548301" calcext:value-type="float">
            <text:p>0,548301</text:p>
          </table:table-cell>
          <table:table-cell office:value-type="float" office:value="0.0428068" calcext:value-type="float">
            <text:p>0,0428068</text:p>
          </table:table-cell>
          <table:table-cell table:number-columns-repeated="498"/>
        </table:table-row>
        <table:table-row table:style-name="ro1">
          <table:table-cell office:value-type="float" office:value="-3.1" calcext:value-type="float">
            <text:p>-3,1</text:p>
          </table:table-cell>
          <table:table-cell office:value-type="float" office:value="0.541644" calcext:value-type="float">
            <text:p>0,541644</text:p>
          </table:table-cell>
          <table:table-cell office:value-type="float" office:value="0.0597871" calcext:value-type="float">
            <text:p>0,0597871</text:p>
          </table:table-cell>
          <table:table-cell table:number-columns-repeated="498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533542" calcext:value-type="float">
            <text:p>0,533542</text:p>
          </table:table-cell>
          <table:table-cell office:value-type="float" office:value="0.0774109" calcext:value-type="float">
            <text:p>0,0774109</text:p>
          </table:table-cell>
          <table:table-cell table:number-columns-repeated="498"/>
        </table:table-row>
        <table:table-row table:style-name="ro1">
          <table:table-cell office:value-type="float" office:value="-2.9" calcext:value-type="float">
            <text:p>-2,9</text:p>
          </table:table-cell>
          <table:table-cell office:value-type="float" office:value="0.524603" calcext:value-type="float">
            <text:p>0,524603</text:p>
          </table:table-cell>
          <table:table-cell office:value-type="float" office:value="0.0968133" calcext:value-type="float">
            <text:p>0,0968133</text:p>
          </table:table-cell>
          <table:table-cell table:number-columns-repeated="498"/>
        </table:table-row>
        <table:table-row table:style-name="ro1">
          <table:table-cell office:value-type="float" office:value="-2.8" calcext:value-type="float">
            <text:p>-2,8</text:p>
          </table:table-cell>
          <table:table-cell office:value-type="float" office:value="0.516059" calcext:value-type="float">
            <text:p>0,516059</text:p>
          </table:table-cell>
          <table:table-cell office:value-type="float" office:value="0.118157" calcext:value-type="float">
            <text:p>0,118157</text:p>
          </table:table-cell>
          <table:table-cell table:number-columns-repeated="498"/>
        </table:table-row>
        <table:table-row table:style-name="ro1">
          <table:table-cell office:value-type="float" office:value="-2.7" calcext:value-type="float">
            <text:p>-2,7</text:p>
          </table:table-cell>
          <table:table-cell office:value-type="float" office:value="0.508707" calcext:value-type="float">
            <text:p>0,508707</text:p>
          </table:table-cell>
          <table:table-cell office:value-type="float" office:value="0.140506" calcext:value-type="float">
            <text:p>0,140506</text:p>
          </table:table-cell>
          <table:table-cell table:number-columns-repeated="498"/>
        </table:table-row>
        <table:table-row table:style-name="ro1">
          <table:table-cell office:value-type="float" office:value="-2.6" calcext:value-type="float">
            <text:p>-2,6</text:p>
          </table:table-cell>
          <table:table-cell office:value-type="float" office:value="0.502161" calcext:value-type="float">
            <text:p>0,502161</text:p>
          </table:table-cell>
          <table:table-cell office:value-type="float" office:value="0.162623" calcext:value-type="float">
            <text:p>0,162623</text:p>
          </table:table-cell>
          <table:table-cell table:number-columns-repeated="498"/>
        </table:table-row>
        <table:table-row table:style-name="ro1">
          <table:table-cell office:value-type="float" office:value="-2.5" calcext:value-type="float">
            <text:p>-2,5</text:p>
          </table:table-cell>
          <table:table-cell office:value-type="float" office:value="0.495063" calcext:value-type="float">
            <text:p>0,495063</text:p>
          </table:table-cell>
          <table:table-cell office:value-type="float" office:value="0.184058" calcext:value-type="float">
            <text:p>0,184058</text:p>
          </table:table-cell>
          <table:table-cell table:number-columns-repeated="498"/>
        </table:table-row>
        <table:table-row table:style-name="ro1">
          <table:table-cell office:value-type="float" office:value="-2.4" calcext:value-type="float">
            <text:p>-2,4</text:p>
          </table:table-cell>
          <table:table-cell office:value-type="float" office:value="0.486104" calcext:value-type="float">
            <text:p>0,486104</text:p>
          </table:table-cell>
          <table:table-cell office:value-type="float" office:value="0.205637" calcext:value-type="float">
            <text:p>0,205637</text:p>
          </table:table-cell>
          <table:table-cell table:number-columns-repeated="498"/>
        </table:table-row>
        <table:table-row table:style-name="ro1">
          <table:table-cell office:value-type="float" office:value="-2.3" calcext:value-type="float">
            <text:p>-2,3</text:p>
          </table:table-cell>
          <table:table-cell office:value-type="float" office:value="0.475041" calcext:value-type="float">
            <text:p>0,475041</text:p>
          </table:table-cell>
          <table:table-cell office:value-type="float" office:value="0.228913" calcext:value-type="float">
            <text:p>0,228913</text:p>
          </table:table-cell>
          <table:table-cell table:number-columns-repeated="498"/>
        </table:table-row>
        <table:table-row table:style-name="ro1">
          <table:table-cell office:value-type="float" office:value="-2.2" calcext:value-type="float">
            <text:p>-2,2</text:p>
          </table:table-cell>
          <table:table-cell office:value-type="float" office:value="0.462855" calcext:value-type="float">
            <text:p>0,462855</text:p>
          </table:table-cell>
          <table:table-cell office:value-type="float" office:value="0.25499" calcext:value-type="float">
            <text:p>0,25499</text:p>
          </table:table-cell>
          <table:table-cell table:number-columns-repeated="498"/>
        </table:table-row>
        <table:table-row table:style-name="ro1">
          <table:table-cell office:value-type="float" office:value="-2.1" calcext:value-type="float">
            <text:p>-2,1</text:p>
          </table:table-cell>
          <table:table-cell office:value-type="float" office:value="0.450876" calcext:value-type="float">
            <text:p>0,450876</text:p>
          </table:table-cell>
          <table:table-cell office:value-type="float" office:value="0.283668" calcext:value-type="float">
            <text:p>0,283668</text:p>
          </table:table-cell>
          <table:table-cell table:number-columns-repeated="498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439533" calcext:value-type="float">
            <text:p>0,439533</text:p>
          </table:table-cell>
          <table:table-cell office:value-type="float" office:value="0.31365" calcext:value-type="float">
            <text:p>0,31365</text:p>
          </table:table-cell>
          <table:table-cell table:number-columns-repeated="498"/>
        </table:table-row>
        <table:table-row table:style-name="ro1">
          <table:table-cell office:value-type="float" office:value="-1.9" calcext:value-type="float">
            <text:p>-1,9</text:p>
          </table:table-cell>
          <table:table-cell office:value-type="float" office:value="0.427751" calcext:value-type="float">
            <text:p>0,427751</text:p>
          </table:table-cell>
          <table:table-cell office:value-type="float" office:value="0.343689" calcext:value-type="float">
            <text:p>0,343689</text:p>
          </table:table-cell>
          <table:table-cell table:number-columns-repeated="498"/>
        </table:table-row>
        <table:table-row table:style-name="ro1">
          <table:table-cell office:value-type="float" office:value="-1.8" calcext:value-type="float">
            <text:p>-1,8</text:p>
          </table:table-cell>
          <table:table-cell office:value-type="float" office:value="0.413523" calcext:value-type="float">
            <text:p>0,413523</text:p>
          </table:table-cell>
          <table:table-cell office:value-type="float" office:value="0.373792" calcext:value-type="float">
            <text:p>0,373792</text:p>
          </table:table-cell>
          <table:table-cell table:number-columns-repeated="498"/>
        </table:table-row>
        <table:table-row table:style-name="ro1">
          <table:table-cell office:value-type="float" office:value="-1.7" calcext:value-type="float">
            <text:p>-1,7</text:p>
          </table:table-cell>
          <table:table-cell office:value-type="float" office:value="0.39525" calcext:value-type="float">
            <text:p>0,39525</text:p>
          </table:table-cell>
          <table:table-cell office:value-type="float" office:value="0.40547" calcext:value-type="float">
            <text:p>0,40547</text:p>
          </table:table-cell>
          <table:table-cell table:number-columns-repeated="498"/>
        </table:table-row>
        <table:table-row table:style-name="ro1">
          <table:table-cell office:value-type="float" office:value="-1.6" calcext:value-type="float">
            <text:p>-1,6</text:p>
          </table:table-cell>
          <table:table-cell office:value-type="float" office:value="0.372759" calcext:value-type="float">
            <text:p>0,372759</text:p>
          </table:table-cell>
          <table:table-cell office:value-type="float" office:value="0.440774" calcext:value-type="float">
            <text:p>0,440774</text:p>
          </table:table-cell>
          <table:table-cell table:number-columns-repeated="498"/>
        </table:table-row>
        <table:table-row table:style-name="ro1">
          <table:table-cell office:value-type="float" office:value="-1.5" calcext:value-type="float">
            <text:p>-1,5</text:p>
          </table:table-cell>
          <table:table-cell office:value-type="float" office:value="0.347128" calcext:value-type="float">
            <text:p>0,347128</text:p>
          </table:table-cell>
          <table:table-cell office:value-type="float" office:value="0.480821" calcext:value-type="float">
            <text:p>0,480821</text:p>
          </table:table-cell>
          <table:table-cell table:number-columns-repeated="498"/>
        </table:table-row>
        <table:table-row table:style-name="ro1">
          <table:table-cell office:value-type="float" office:value="-1.4" calcext:value-type="float">
            <text:p>-1,4</text:p>
          </table:table-cell>
          <table:table-cell office:value-type="float" office:value="0.319328" calcext:value-type="float">
            <text:p>0,319328</text:p>
          </table:table-cell>
          <table:table-cell office:value-type="float" office:value="0.524983" calcext:value-type="float">
            <text:p>0,524983</text:p>
          </table:table-cell>
          <table:table-cell table:number-columns-repeated="498"/>
        </table:table-row>
        <table:table-row table:style-name="ro1">
          <table:table-cell office:value-type="float" office:value="-1.3" calcext:value-type="float">
            <text:p>-1,3</text:p>
          </table:table-cell>
          <table:table-cell office:value-type="float" office:value="0.288673" calcext:value-type="float">
            <text:p>0,288673</text:p>
          </table:table-cell>
          <table:table-cell office:value-type="float" office:value="0.571458" calcext:value-type="float">
            <text:p>0,571458</text:p>
          </table:table-cell>
          <table:table-cell table:number-columns-repeated="498"/>
        </table:table-row>
        <table:table-row table:style-name="ro1">
          <table:table-cell office:value-type="float" office:value="-1.2" calcext:value-type="float">
            <text:p>-1,2</text:p>
          </table:table-cell>
          <table:table-cell office:value-type="float" office:value="0.252286" calcext:value-type="float">
            <text:p>0,252286</text:p>
          </table:table-cell>
          <table:table-cell office:value-type="float" office:value="0.618818" calcext:value-type="float">
            <text:p>0,618818</text:p>
          </table:table-cell>
          <table:table-cell table:number-columns-repeated="498"/>
        </table:table-row>
        <table:table-row table:style-name="ro1">
          <table:table-cell office:value-type="float" office:value="-1.1" calcext:value-type="float">
            <text:p>-1,1</text:p>
          </table:table-cell>
          <table:table-cell office:value-type="float" office:value="0.206008" calcext:value-type="float">
            <text:p>0,206008</text:p>
          </table:table-cell>
          <table:table-cell office:value-type="float" office:value="0.667326" calcext:value-type="float">
            <text:p>0,667326</text:p>
          </table:table-cell>
          <table:table-cell table:number-columns-repeated="498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146056" calcext:value-type="float">
            <text:p>0,146056</text:p>
          </table:table-cell>
          <table:table-cell office:value-type="float" office:value="0.718833" calcext:value-type="float">
            <text:p>0,718833</text:p>
          </table:table-cell>
          <table:table-cell table:number-columns-repeated="498"/>
        </table:table-row>
        <table:table-row table:style-name="ro1">
          <table:table-cell office:value-type="float" office:value="-0.899999999999999" calcext:value-type="float">
            <text:p>-0,899999999999999</text:p>
          </table:table-cell>
          <table:table-cell office:value-type="float" office:value="0.0700223" calcext:value-type="float">
            <text:p>0,0700223</text:p>
          </table:table-cell>
          <table:table-cell office:value-type="float" office:value="0.77506" calcext:value-type="float">
            <text:p>0,77506</text:p>
          </table:table-cell>
          <table:table-cell table:number-columns-repeated="498"/>
        </table:table-row>
        <table:table-row table:style-name="ro1">
          <table:table-cell office:value-type="float" office:value="-0.799999999999997" calcext:value-type="float">
            <text:p>-0,799999999999997</text:p>
          </table:table-cell>
          <table:table-cell office:value-type="float" office:value="-0.0237608" calcext:value-type="float">
            <text:p>-0,0237608</text:p>
          </table:table-cell>
          <table:table-cell office:value-type="float" office:value="0.83521" calcext:value-type="float">
            <text:p>0,83521</text:p>
          </table:table-cell>
          <table:table-cell table:number-columns-repeated="498"/>
        </table:table-row>
        <table:table-row table:style-name="ro1">
          <table:table-cell office:value-type="float" office:value="-0.699999999999999" calcext:value-type="float">
            <text:p>-0,699999999999999</text:p>
          </table:table-cell>
          <table:table-cell office:value-type="float" office:value="-0.138206" calcext:value-type="float">
            <text:p>-0,138206</text:p>
          </table:table-cell>
          <table:table-cell office:value-type="float" office:value="0.894262" calcext:value-type="float">
            <text:p>0,894262</text:p>
          </table:table-cell>
          <table:table-cell table:number-columns-repeated="498"/>
        </table:table-row>
        <table:table-row table:style-name="ro1">
          <table:table-cell office:value-type="float" office:value="-0.599999999999998" calcext:value-type="float">
            <text:p>-0,599999999999998</text:p>
          </table:table-cell>
          <table:table-cell office:value-type="float" office:value="-0.279241" calcext:value-type="float">
            <text:p>-0,279241</text:p>
          </table:table-cell>
          <table:table-cell office:value-type="float" office:value="0.94253" calcext:value-type="float">
            <text:p>0,94253</text:p>
          </table:table-cell>
          <table:table-cell table:number-columns-repeated="498"/>
        </table:table-row>
        <table:table-row table:style-name="ro1">
          <table:table-cell office:value-type="float" office:value="-0.5" calcext:value-type="float">
            <text:p>-0,5</text:p>
          </table:table-cell>
          <table:table-cell office:value-type="float" office:value="-0.455261" calcext:value-type="float">
            <text:p>-0,455261</text:p>
          </table:table-cell>
          <table:table-cell office:value-type="float" office:value="0.965777" calcext:value-type="float">
            <text:p>0,965777</text:p>
          </table:table-cell>
          <table:table-cell table:number-columns-repeated="498"/>
        </table:table-row>
        <table:table-row table:style-name="ro1">
          <table:table-cell office:value-type="float" office:value="-0.399999999999999" calcext:value-type="float">
            <text:p>-0,399999999999999</text:p>
          </table:table-cell>
          <table:table-cell office:value-type="float" office:value="-0.672509" calcext:value-type="float">
            <text:p>-0,672509</text:p>
          </table:table-cell>
          <table:table-cell office:value-type="float" office:value="0.944622" calcext:value-type="float">
            <text:p>0,944622</text:p>
          </table:table-cell>
          <table:table-cell table:number-columns-repeated="498"/>
        </table:table-row>
        <table:table-row table:style-name="ro1">
          <table:table-cell office:value-type="float" office:value="-0.299999999999997" calcext:value-type="float">
            <text:p>-0,299999999999997</text:p>
          </table:table-cell>
          <table:table-cell office:value-type="float" office:value="-0.925569" calcext:value-type="float">
            <text:p>-0,925569</text:p>
          </table:table-cell>
          <table:table-cell office:value-type="float" office:value="0.853766" calcext:value-type="float">
            <text:p>0,853766</text:p>
          </table:table-cell>
          <table:table-cell table:number-columns-repeated="498"/>
        </table:table-row>
        <table:table-row table:style-name="ro1">
          <table:table-cell office:value-type="float" office:value="-0.199999999999999" calcext:value-type="float">
            <text:p>-0,199999999999999</text:p>
          </table:table-cell>
          <table:table-cell office:value-type="float" office:value="-1.18467" calcext:value-type="float">
            <text:p>-1,18467</text:p>
          </table:table-cell>
          <table:table-cell office:value-type="float" office:value="0.666256" calcext:value-type="float">
            <text:p>0,666256</text:p>
          </table:table-cell>
          <table:table-cell table:number-columns-repeated="498"/>
        </table:table-row>
        <table:table-row table:style-name="ro1">
          <table:table-cell office:value-type="float" office:value="-0.0999999999999979" calcext:value-type="float">
            <text:p>-0,099999999999998</text:p>
          </table:table-cell>
          <table:table-cell office:value-type="float" office:value="-1.38948" calcext:value-type="float">
            <text:p>-1,38948</text:p>
          </table:table-cell>
          <table:table-cell office:value-type="float" office:value="0.371135" calcext:value-type="float">
            <text:p>0,371135</text:p>
          </table:table-cell>
          <table:table-cell table:number-columns-repeated="4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6889" calcext:value-type="float">
            <text:p>-1,46889</text:p>
          </table:table-cell>
          <table:table-cell office:value-type="float" office:value="-0" calcext:value-type="float">
            <text:p>0</text:p>
          </table:table-cell>
          <table:table-cell table:number-columns-repeated="498"/>
        </table:table-row>
        <table:table-row table:style-name="ro1">
          <table:table-cell office:value-type="float" office:value="0.100000000000001" calcext:value-type="float">
            <text:p>0,100000000000001</text:p>
          </table:table-cell>
          <table:table-cell office:value-type="float" office:value="-1.38948" calcext:value-type="float">
            <text:p>-1,38948</text:p>
          </table:table-cell>
          <table:table-cell office:value-type="float" office:value="-0.371135" calcext:value-type="float">
            <text:p>-0,371135</text:p>
          </table:table-cell>
          <table:table-cell table:number-columns-repeated="498"/>
        </table:table-row>
        <table:table-row table:style-name="ro1">
          <table:table-cell office:value-type="float" office:value="0.200000000000003" calcext:value-type="float">
            <text:p>0,200000000000003</text:p>
          </table:table-cell>
          <table:table-cell office:value-type="float" office:value="-1.18467" calcext:value-type="float">
            <text:p>-1,18467</text:p>
          </table:table-cell>
          <table:table-cell office:value-type="float" office:value="-0.666256" calcext:value-type="float">
            <text:p>-0,666256</text:p>
          </table:table-cell>
          <table:table-cell table:number-columns-repeated="498"/>
        </table:table-row>
        <table:table-row table:style-name="ro1">
          <table:table-cell office:value-type="float" office:value="0.300000000000001" calcext:value-type="float">
            <text:p>0,300000000000001</text:p>
          </table:table-cell>
          <table:table-cell office:value-type="float" office:value="-0.925569" calcext:value-type="float">
            <text:p>-0,925569</text:p>
          </table:table-cell>
          <table:table-cell office:value-type="float" office:value="-0.853766" calcext:value-type="float">
            <text:p>-0,853766</text:p>
          </table:table-cell>
          <table:table-cell table:number-columns-repeated="498"/>
        </table:table-row>
        <table:table-row table:style-name="ro1">
          <table:table-cell office:value-type="float" office:value="0.400000000000002" calcext:value-type="float">
            <text:p>0,400000000000002</text:p>
          </table:table-cell>
          <table:table-cell office:value-type="float" office:value="-0.672509" calcext:value-type="float">
            <text:p>-0,672509</text:p>
          </table:table-cell>
          <table:table-cell office:value-type="float" office:value="-0.944622" calcext:value-type="float">
            <text:p>-0,944622</text:p>
          </table:table-cell>
          <table:table-cell table:number-columns-repeated="498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-0.455261" calcext:value-type="float">
            <text:p>-0,455261</text:p>
          </table:table-cell>
          <table:table-cell office:value-type="float" office:value="-0.965777" calcext:value-type="float">
            <text:p>-0,965777</text:p>
          </table:table-cell>
          <table:table-cell table:number-columns-repeated="498"/>
        </table:table-row>
        <table:table-row table:style-name="ro1">
          <table:table-cell office:value-type="float" office:value="0.600000000000001" calcext:value-type="float">
            <text:p>0,600000000000001</text:p>
          </table:table-cell>
          <table:table-cell office:value-type="float" office:value="-0.279241" calcext:value-type="float">
            <text:p>-0,279241</text:p>
          </table:table-cell>
          <table:table-cell office:value-type="float" office:value="-0.94253" calcext:value-type="float">
            <text:p>-0,94253</text:p>
          </table:table-cell>
          <table:table-cell table:number-columns-repeated="498"/>
        </table:table-row>
        <table:table-row table:style-name="ro1">
          <table:table-cell office:value-type="float" office:value="0.700000000000003" calcext:value-type="float">
            <text:p>0,700000000000003</text:p>
          </table:table-cell>
          <table:table-cell office:value-type="float" office:value="-0.138206" calcext:value-type="float">
            <text:p>-0,138206</text:p>
          </table:table-cell>
          <table:table-cell office:value-type="float" office:value="-0.894262" calcext:value-type="float">
            <text:p>-0,894262</text:p>
          </table:table-cell>
          <table:table-cell table:number-columns-repeated="498"/>
        </table:table-row>
        <table:table-row table:style-name="ro1">
          <table:table-cell office:value-type="float" office:value="0.800000000000001" calcext:value-type="float">
            <text:p>0,800000000000001</text:p>
          </table:table-cell>
          <table:table-cell office:value-type="float" office:value="-0.0237608" calcext:value-type="float">
            <text:p>-0,0237608</text:p>
          </table:table-cell>
          <table:table-cell office:value-type="float" office:value="-0.83521" calcext:value-type="float">
            <text:p>-0,83521</text:p>
          </table:table-cell>
          <table:table-cell table:number-columns-repeated="498"/>
        </table:table-row>
        <table:table-row table:style-name="ro1">
          <table:table-cell office:value-type="float" office:value="0.900000000000002" calcext:value-type="float">
            <text:p>0,900000000000002</text:p>
          </table:table-cell>
          <table:table-cell office:value-type="float" office:value="0.0700223" calcext:value-type="float">
            <text:p>0,0700223</text:p>
          </table:table-cell>
          <table:table-cell office:value-type="float" office:value="-0.77506" calcext:value-type="float">
            <text:p>-0,77506</text:p>
          </table:table-cell>
          <table:table-cell table:number-columns-repeated="4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6056" calcext:value-type="float">
            <text:p>0,146056</text:p>
          </table:table-cell>
          <table:table-cell office:value-type="float" office:value="-0.718833" calcext:value-type="float">
            <text:p>-0,718833</text:p>
          </table:table-cell>
          <table:table-cell table:number-columns-repeated="498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206008" calcext:value-type="float">
            <text:p>0,206008</text:p>
          </table:table-cell>
          <table:table-cell office:value-type="float" office:value="-0.667326" calcext:value-type="float">
            <text:p>-0,667326</text:p>
          </table:table-cell>
          <table:table-cell table:number-columns-repeated="498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252286" calcext:value-type="float">
            <text:p>0,252286</text:p>
          </table:table-cell>
          <table:table-cell office:value-type="float" office:value="-0.618818" calcext:value-type="float">
            <text:p>-0,618818</text:p>
          </table:table-cell>
          <table:table-cell table:number-columns-repeated="498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288673" calcext:value-type="float">
            <text:p>0,288673</text:p>
          </table:table-cell>
          <table:table-cell office:value-type="float" office:value="-0.571458" calcext:value-type="float">
            <text:p>-0,571458</text:p>
          </table:table-cell>
          <table:table-cell table:number-columns-repeated="498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319328" calcext:value-type="float">
            <text:p>0,319328</text:p>
          </table:table-cell>
          <table:table-cell office:value-type="float" office:value="-0.524983" calcext:value-type="float">
            <text:p>-0,524983</text:p>
          </table:table-cell>
          <table:table-cell table:number-columns-repeated="498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347128" calcext:value-type="float">
            <text:p>0,347128</text:p>
          </table:table-cell>
          <table:table-cell office:value-type="float" office:value="-0.480821" calcext:value-type="float">
            <text:p>-0,480821</text:p>
          </table:table-cell>
          <table:table-cell table:number-columns-repeated="498"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.372759" calcext:value-type="float">
            <text:p>0,372759</text:p>
          </table:table-cell>
          <table:table-cell office:value-type="float" office:value="-0.440774" calcext:value-type="float">
            <text:p>-0,440774</text:p>
          </table:table-cell>
          <table:table-cell table:number-columns-repeated="498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.39525" calcext:value-type="float">
            <text:p>0,39525</text:p>
          </table:table-cell>
          <table:table-cell office:value-type="float" office:value="-0.40547" calcext:value-type="float">
            <text:p>-0,40547</text:p>
          </table:table-cell>
          <table:table-cell table:number-columns-repeated="498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413523" calcext:value-type="float">
            <text:p>0,413523</text:p>
          </table:table-cell>
          <table:table-cell office:value-type="float" office:value="-0.373792" calcext:value-type="float">
            <text:p>-0,373792</text:p>
          </table:table-cell>
          <table:table-cell table:number-columns-repeated="498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427751" calcext:value-type="float">
            <text:p>0,427751</text:p>
          </table:table-cell>
          <table:table-cell office:value-type="float" office:value="-0.343689" calcext:value-type="float">
            <text:p>-0,343689</text:p>
          </table:table-cell>
          <table:table-cell table:number-columns-repeated="4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39533" calcext:value-type="float">
            <text:p>0,439533</text:p>
          </table:table-cell>
          <table:table-cell office:value-type="float" office:value="-0.31365" calcext:value-type="float">
            <text:p>-0,31365</text:p>
          </table:table-cell>
          <table:table-cell table:number-columns-repeated="498"/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450876" calcext:value-type="float">
            <text:p>0,450876</text:p>
          </table:table-cell>
          <table:table-cell office:value-type="float" office:value="-0.283668" calcext:value-type="float">
            <text:p>-0,283668</text:p>
          </table:table-cell>
          <table:table-cell table:number-columns-repeated="498"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462855" calcext:value-type="float">
            <text:p>0,462855</text:p>
          </table:table-cell>
          <table:table-cell office:value-type="float" office:value="-0.25499" calcext:value-type="float">
            <text:p>-0,25499</text:p>
          </table:table-cell>
          <table:table-cell table:number-columns-repeated="498"/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.475041" calcext:value-type="float">
            <text:p>0,475041</text:p>
          </table:table-cell>
          <table:table-cell office:value-type="float" office:value="-0.228913" calcext:value-type="float">
            <text:p>-0,228913</text:p>
          </table:table-cell>
          <table:table-cell table:number-columns-repeated="498"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486104" calcext:value-type="float">
            <text:p>0,486104</text:p>
          </table:table-cell>
          <table:table-cell office:value-type="float" office:value="-0.205637" calcext:value-type="float">
            <text:p>-0,205637</text:p>
          </table:table-cell>
          <table:table-cell table:number-columns-repeated="498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495063" calcext:value-type="float">
            <text:p>0,495063</text:p>
          </table:table-cell>
          <table:table-cell office:value-type="float" office:value="-0.184058" calcext:value-type="float">
            <text:p>-0,184058</text:p>
          </table:table-cell>
          <table:table-cell table:number-columns-repeated="498"/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502161" calcext:value-type="float">
            <text:p>0,502161</text:p>
          </table:table-cell>
          <table:table-cell office:value-type="float" office:value="-0.162623" calcext:value-type="float">
            <text:p>-0,162623</text:p>
          </table:table-cell>
          <table:table-cell table:number-columns-repeated="498"/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0.508707" calcext:value-type="float">
            <text:p>0,508707</text:p>
          </table:table-cell>
          <table:table-cell office:value-type="float" office:value="-0.140506" calcext:value-type="float">
            <text:p>-0,140506</text:p>
          </table:table-cell>
          <table:table-cell table:number-columns-repeated="498"/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0.516059" calcext:value-type="float">
            <text:p>0,516059</text:p>
          </table:table-cell>
          <table:table-cell office:value-type="float" office:value="-0.118157" calcext:value-type="float">
            <text:p>-0,118157</text:p>
          </table:table-cell>
          <table:table-cell table:number-columns-repeated="498"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0.524603" calcext:value-type="float">
            <text:p>0,524603</text:p>
          </table:table-cell>
          <table:table-cell office:value-type="float" office:value="-0.0968133" calcext:value-type="float">
            <text:p>-0,0968133</text:p>
          </table:table-cell>
          <table:table-cell table:number-columns-repeated="4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3542" calcext:value-type="float">
            <text:p>0,533542</text:p>
          </table:table-cell>
          <table:table-cell office:value-type="float" office:value="-0.0774109" calcext:value-type="float">
            <text:p>-0,0774109</text:p>
          </table:table-cell>
          <table:table-cell table:number-columns-repeated="498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0.541644" calcext:value-type="float">
            <text:p>0,541644</text:p>
          </table:table-cell>
          <table:table-cell office:value-type="float" office:value="-0.0597871" calcext:value-type="float">
            <text:p>-0,0597871</text:p>
          </table:table-cell>
          <table:table-cell table:number-columns-repeated="498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0.548301" calcext:value-type="float">
            <text:p>0,548301</text:p>
          </table:table-cell>
          <table:table-cell office:value-type="float" office:value="-0.0428068" calcext:value-type="float">
            <text:p>-0,0428068</text:p>
          </table:table-cell>
          <table:table-cell table:number-columns-repeated="498"/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0.55404" calcext:value-type="float">
            <text:p>0,55404</text:p>
          </table:table-cell>
          <table:table-cell office:value-type="float" office:value="-0.0252756" calcext:value-type="float">
            <text:p>-0,0252756</text:p>
          </table:table-cell>
          <table:table-cell table:number-columns-repeated="498"/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0.560097" calcext:value-type="float">
            <text:p>0,560097</text:p>
          </table:table-cell>
          <table:table-cell office:value-type="float" office:value="-0.00687674" calcext:value-type="float">
            <text:p>-0,00687674</text:p>
          </table:table-cell>
          <table:table-cell table:number-columns-repeated="498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0.567422" calcext:value-type="float">
            <text:p>0,567422</text:p>
          </table:table-cell>
          <table:table-cell office:value-type="float" office:value="0.0116296" calcext:value-type="float">
            <text:p>0,0116296</text:p>
          </table:table-cell>
          <table:table-cell table:number-columns-repeated="498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0.575941" calcext:value-type="float">
            <text:p>0,575941</text:p>
          </table:table-cell>
          <table:table-cell office:value-type="float" office:value="0.0290838" calcext:value-type="float">
            <text:p>0,0290838</text:p>
          </table:table-cell>
          <table:table-cell table:number-columns-repeated="498"/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0.584669" calcext:value-type="float">
            <text:p>0,584669</text:p>
          </table:table-cell>
          <table:table-cell office:value-type="float" office:value="0.0449095" calcext:value-type="float">
            <text:p>0,0449095</text:p>
          </table:table-cell>
          <table:table-cell table:number-columns-repeated="498"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0.592566" calcext:value-type="float">
            <text:p>0,592566</text:p>
          </table:table-cell>
          <table:table-cell office:value-type="float" office:value="0.0595937" calcext:value-type="float">
            <text:p>0,0595937</text:p>
          </table:table-cell>
          <table:table-cell table:number-columns-repeated="498"/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0.59941" calcext:value-type="float">
            <text:p>0,59941</text:p>
          </table:table-cell>
          <table:table-cell office:value-type="float" office:value="0.0742844" calcext:value-type="float">
            <text:p>0,0742844</text:p>
          </table:table-cell>
          <table:table-cell table:number-columns-repeated="4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05992" calcext:value-type="float">
            <text:p>0,605992</text:p>
          </table:table-cell>
          <table:table-cell office:value-type="float" office:value="0.0898509" calcext:value-type="float">
            <text:p>0,0898509</text:p>
          </table:table-cell>
          <table:table-cell table:number-columns-repeated="498"/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0.613469" calcext:value-type="float">
            <text:p>0,613469</text:p>
          </table:table-cell>
          <table:table-cell office:value-type="float" office:value="0.106186" calcext:value-type="float">
            <text:p>0,106186</text:p>
          </table:table-cell>
          <table:table-cell table:number-columns-repeated="498"/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0.622424" calcext:value-type="float">
            <text:p>0,622424</text:p>
          </table:table-cell>
          <table:table-cell office:value-type="float" office:value="0.122316" calcext:value-type="float">
            <text:p>0,122316</text:p>
          </table:table-cell>
          <table:table-cell table:number-columns-repeated="498"/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0.632413" calcext:value-type="float">
            <text:p>0,632413</text:p>
          </table:table-cell>
          <table:table-cell office:value-type="float" office:value="0.137224" calcext:value-type="float">
            <text:p>0,137224</text:p>
          </table:table-cell>
          <table:table-cell table:number-columns-repeated="498"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0.642357" calcext:value-type="float">
            <text:p>0,642357</text:p>
          </table:table-cell>
          <table:table-cell office:value-type="float" office:value="0.150694" calcext:value-type="float">
            <text:p>0,150694</text:p>
          </table:table-cell>
          <table:table-cell table:number-columns-repeated="498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0.651457" calcext:value-type="float">
            <text:p>0,651457</text:p>
          </table:table-cell>
          <table:table-cell office:value-type="float" office:value="0.16349" calcext:value-type="float">
            <text:p>0,16349</text:p>
          </table:table-cell>
          <table:table-cell table:number-columns-repeated="498"/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659871" calcext:value-type="float">
            <text:p>0,659871</text:p>
          </table:table-cell>
          <table:table-cell office:value-type="float" office:value="0.17672" calcext:value-type="float">
            <text:p>0,17672</text:p>
          </table:table-cell>
          <table:table-cell table:number-columns-repeated="498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0.668598" calcext:value-type="float">
            <text:p>0,668598</text:p>
          </table:table-cell>
          <table:table-cell office:value-type="float" office:value="0.190916" calcext:value-type="float">
            <text:p>0,190916</text:p>
          </table:table-cell>
          <table:table-cell table:number-columns-repeated="498"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0.678662" calcext:value-type="float">
            <text:p>0,678662</text:p>
          </table:table-cell>
          <table:table-cell office:value-type="float" office:value="0.205591" calcext:value-type="float">
            <text:p>0,205591</text:p>
          </table:table-cell>
          <table:table-cell table:number-columns-repeated="498"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0.690281" calcext:value-type="float">
            <text:p>0,690281</text:p>
          </table:table-cell>
          <table:table-cell office:value-type="float" office:value="0.219636" calcext:value-type="float">
            <text:p>0,219636</text:p>
          </table:table-cell>
          <table:table-cell table:number-columns-repeated="4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02689" calcext:value-type="float">
            <text:p>0,702689</text:p>
          </table:table-cell>
          <table:table-cell office:value-type="float" office:value="0.232234" calcext:value-type="float">
            <text:p>0,232234</text:p>
          </table:table-cell>
          <table:table-cell table:number-columns-repeated="498"/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0.714787" calcext:value-type="float">
            <text:p>0,714787</text:p>
          </table:table-cell>
          <table:table-cell office:value-type="float" office:value="0.243536" calcext:value-type="float">
            <text:p>0,243536</text:p>
          </table:table-cell>
          <table:table-cell table:number-columns-repeated="498"/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726065" calcext:value-type="float">
            <text:p>0,726065</text:p>
          </table:table-cell>
          <table:table-cell office:value-type="float" office:value="0.254532" calcext:value-type="float">
            <text:p>0,254532</text:p>
          </table:table-cell>
          <table:table-cell table:number-columns-repeated="498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0.737047" calcext:value-type="float">
            <text:p>0,737047</text:p>
          </table:table-cell>
          <table:table-cell office:value-type="float" office:value="0.266226" calcext:value-type="float">
            <text:p>0,266226</text:p>
          </table:table-cell>
          <table:table-cell table:number-columns-repeated="498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0.748882" calcext:value-type="float">
            <text:p>0,748882</text:p>
          </table:table-cell>
          <table:table-cell office:value-type="float" office:value="0.278785" calcext:value-type="float">
            <text:p>0,278785</text:p>
          </table:table-cell>
          <table:table-cell table:number-columns-repeated="498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.762402" calcext:value-type="float">
            <text:p>0,762402</text:p>
          </table:table-cell>
          <table:table-cell office:value-type="float" office:value="0.291367" calcext:value-type="float">
            <text:p>0,291367</text:p>
          </table:table-cell>
          <table:table-cell table:number-columns-repeated="498"/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777428" calcext:value-type="float">
            <text:p>0,777428</text:p>
          </table:table-cell>
          <table:table-cell office:value-type="float" office:value="0.302796" calcext:value-type="float">
            <text:p>0,302796</text:p>
          </table:table-cell>
          <table:table-cell table:number-columns-repeated="498"/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0.792913" calcext:value-type="float">
            <text:p>0,792913</text:p>
          </table:table-cell>
          <table:table-cell office:value-type="float" office:value="0.312514" calcext:value-type="float">
            <text:p>0,312514</text:p>
          </table:table-cell>
          <table:table-cell table:number-columns-repeated="498"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0.807799" calcext:value-type="float">
            <text:p>0,807799</text:p>
          </table:table-cell>
          <table:table-cell office:value-type="float" office:value="0.321051" calcext:value-type="float">
            <text:p>0,321051</text:p>
          </table:table-cell>
          <table:table-cell table:number-columns-repeated="498"/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821916" calcext:value-type="float">
            <text:p>0,821916</text:p>
          </table:table-cell>
          <table:table-cell office:value-type="float" office:value="0.329582" calcext:value-type="float">
            <text:p>0,329582</text:p>
          </table:table-cell>
          <table:table-cell table:number-columns-repeated="4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36152" calcext:value-type="float">
            <text:p>0,836152</text:p>
          </table:table-cell>
          <table:table-cell office:value-type="float" office:value="0.338939" calcext:value-type="float">
            <text:p>0,338939</text:p>
          </table:table-cell>
          <table:table-cell table:number-columns-repeated="498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851746" calcext:value-type="float">
            <text:p>0,851746</text:p>
          </table:table-cell>
          <table:table-cell office:value-type="float" office:value="0.348875" calcext:value-type="float">
            <text:p>0,348875</text:p>
          </table:table-cell>
          <table:table-cell table:number-columns-repeated="498"/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869262" calcext:value-type="float">
            <text:p>0,869262</text:p>
          </table:table-cell>
          <table:table-cell office:value-type="float" office:value="0.358211" calcext:value-type="float">
            <text:p>0,358211</text:p>
          </table:table-cell>
          <table:table-cell table:number-columns-repeated="498"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888086" calcext:value-type="float">
            <text:p>0,888086</text:p>
          </table:table-cell>
          <table:table-cell office:value-type="float" office:value="0.36576" calcext:value-type="float">
            <text:p>0,36576</text:p>
          </table:table-cell>
          <table:table-cell table:number-columns-repeated="498"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9069" calcext:value-type="float">
            <text:p>0,9069</text:p>
          </table:table-cell>
          <table:table-cell office:value-type="float" office:value="0.371301" calcext:value-type="float">
            <text:p>0,371301</text:p>
          </table:table-cell>
          <table:table-cell table:number-columns-repeated="498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924752" calcext:value-type="float">
            <text:p>0,924752</text:p>
          </table:table-cell>
          <table:table-cell office:value-type="float" office:value="0.37577" calcext:value-type="float">
            <text:p>0,37577</text:p>
          </table:table-cell>
          <table:table-cell table:number-columns-repeated="498"/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941872" calcext:value-type="float">
            <text:p>0,941872</text:p>
          </table:table-cell>
          <table:table-cell office:value-type="float" office:value="0.380498" calcext:value-type="float">
            <text:p>0,380498</text:p>
          </table:table-cell>
          <table:table-cell table:number-columns-repeated="498"/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959526" calcext:value-type="float">
            <text:p>0,959526</text:p>
          </table:table-cell>
          <table:table-cell office:value-type="float" office:value="0.386075" calcext:value-type="float">
            <text:p>0,386075</text:p>
          </table:table-cell>
          <table:table-cell table:number-columns-repeated="498"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978999" calcext:value-type="float">
            <text:p>0,978999</text:p>
          </table:table-cell>
          <table:table-cell office:value-type="float" office:value="0.391779" calcext:value-type="float">
            <text:p>0,391779</text:p>
          </table:table-cell>
          <table:table-cell table:number-columns-repeated="498"/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1.0005" calcext:value-type="float">
            <text:p>1,0005</text:p>
          </table:table-cell>
          <table:table-cell office:value-type="float" office:value="0.396075" calcext:value-type="float">
            <text:p>0,396075</text:p>
          </table:table-cell>
          <table:table-cell table:number-columns-repeated="4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2289" calcext:value-type="float">
            <text:p>1,02289</text:p>
          </table:table-cell>
          <table:table-cell office:value-type="float" office:value="0.397822" calcext:value-type="float">
            <text:p>0,397822</text:p>
          </table:table-cell>
          <table:table-cell table:number-columns-repeated="498"/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1.04458" calcext:value-type="float">
            <text:p>1,04458</text:p>
          </table:table-cell>
          <table:table-cell office:value-type="float" office:value="0.397222" calcext:value-type="float">
            <text:p>0,397222</text:p>
          </table:table-cell>
          <table:table-cell table:number-columns-repeated="498"/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1.06476" calcext:value-type="float">
            <text:p>1,06476</text:p>
          </table:table-cell>
          <table:table-cell office:value-type="float" office:value="0.395702" calcext:value-type="float">
            <text:p>0,395702</text:p>
          </table:table-cell>
          <table:table-cell table:number-columns-repeated="498"/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1.08415" calcext:value-type="float">
            <text:p>1,08415</text:p>
          </table:table-cell>
          <table:table-cell office:value-type="float" office:value="0.394767" calcext:value-type="float">
            <text:p>0,394767</text:p>
          </table:table-cell>
          <table:table-cell table:number-columns-repeated="498"/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1.10446" calcext:value-type="float">
            <text:p>1,10446</text:p>
          </table:table-cell>
          <table:table-cell office:value-type="float" office:value="0.3947" calcext:value-type="float">
            <text:p>0,3947</text:p>
          </table:table-cell>
          <table:table-cell table:number-columns-repeated="498"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1.12705" calcext:value-type="float">
            <text:p>1,12705</text:p>
          </table:table-cell>
          <table:table-cell office:value-type="float" office:value="0.394193" calcext:value-type="float">
            <text:p>0,394193</text:p>
          </table:table-cell>
          <table:table-cell table:number-columns-repeated="498"/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1.15164" calcext:value-type="float">
            <text:p>1,15164</text:p>
          </table:table-cell>
          <table:table-cell office:value-type="float" office:value="0.391266" calcext:value-type="float">
            <text:p>0,391266</text:p>
          </table:table-cell>
          <table:table-cell table:number-columns-repeated="498"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1.17647" calcext:value-type="float">
            <text:p>1,17647</text:p>
          </table:table-cell>
          <table:table-cell office:value-type="float" office:value="0.384822" calcext:value-type="float">
            <text:p>0,384822</text:p>
          </table:table-cell>
          <table:table-cell table:number-columns-repeated="498"/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1.19948" calcext:value-type="float">
            <text:p>1,19948</text:p>
          </table:table-cell>
          <table:table-cell office:value-type="float" office:value="0.375606" calcext:value-type="float">
            <text:p>0,375606</text:p>
          </table:table-cell>
          <table:table-cell table:number-columns-repeated="498"/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1.22001" calcext:value-type="float">
            <text:p>1,22001</text:p>
          </table:table-cell>
          <table:table-cell office:value-type="float" office:value="0.365737" calcext:value-type="float">
            <text:p>0,365737</text:p>
          </table:table-cell>
          <table:table-cell table:number-columns-repeated="4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394" calcext:value-type="float">
            <text:p>1,2394</text:p>
          </table:table-cell>
          <table:table-cell office:value-type="float" office:value="0.357069" calcext:value-type="float">
            <text:p>0,357069</text:p>
          </table:table-cell>
          <table:table-cell table:number-columns-repeated="498"/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1.26008" calcext:value-type="float">
            <text:p>1,26008</text:p>
          </table:table-cell>
          <table:table-cell office:value-type="float" office:value="0.34962" calcext:value-type="float">
            <text:p>0,34962</text:p>
          </table:table-cell>
          <table:table-cell table:number-columns-repeated="498"/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1.28364" calcext:value-type="float">
            <text:p>1,28364</text:p>
          </table:table-cell>
          <table:table-cell office:value-type="float" office:value="0.34132" calcext:value-type="float">
            <text:p>0,34132</text:p>
          </table:table-cell>
          <table:table-cell table:number-columns-repeated="498"/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1.30942" calcext:value-type="float">
            <text:p>1,30942</text:p>
          </table:table-cell>
          <table:table-cell office:value-type="float" office:value="0.329413" calcext:value-type="float">
            <text:p>0,329413</text:p>
          </table:table-cell>
          <table:table-cell table:number-columns-repeated="498"/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1.33472" calcext:value-type="float">
            <text:p>1,33472</text:p>
          </table:table-cell>
          <table:table-cell office:value-type="float" office:value="0.312535" calcext:value-type="float">
            <text:p>0,312535</text:p>
          </table:table-cell>
          <table:table-cell table:number-columns-repeated="498"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1.35657" calcext:value-type="float">
            <text:p>1,35657</text:p>
          </table:table-cell>
          <table:table-cell office:value-type="float" office:value="0.291912" calcext:value-type="float">
            <text:p>0,291912</text:p>
          </table:table-cell>
          <table:table-cell table:number-columns-repeated="498"/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1.37395" calcext:value-type="float">
            <text:p>1,37395</text:p>
          </table:table-cell>
          <table:table-cell office:value-type="float" office:value="0.27068" calcext:value-type="float">
            <text:p>0,27068</text:p>
          </table:table-cell>
          <table:table-cell table:number-columns-repeated="498"/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1.38867" calcext:value-type="float">
            <text:p>1,38867</text:p>
          </table:table-cell>
          <table:table-cell office:value-type="float" office:value="0.251713" calcext:value-type="float">
            <text:p>0,251713</text:p>
          </table:table-cell>
          <table:table-cell table:number-columns-repeated="498"/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1.40418" calcext:value-type="float">
            <text:p>1,40418</text:p>
          </table:table-cell>
          <table:table-cell office:value-type="float" office:value="0.235477" calcext:value-type="float">
            <text:p>0,235477</text:p>
          </table:table-cell>
          <table:table-cell table:number-columns-repeated="498"/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1.42317" calcext:value-type="float">
            <text:p>1,42317</text:p>
          </table:table-cell>
          <table:table-cell office:value-type="float" office:value="0.219512" calcext:value-type="float">
            <text:p>0,219512</text:p>
          </table:table-cell>
          <table:table-cell table:number-columns-repeated="4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4553" calcext:value-type="float">
            <text:p>1,44553</text:p>
          </table:table-cell>
          <table:table-cell office:value-type="float" office:value="0.200002" calcext:value-type="float">
            <text:p>0,200002</text:p>
          </table:table-cell>
          <table:table-cell table:number-columns-repeated="498"/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1.46826" calcext:value-type="float">
            <text:p>1,46826</text:p>
          </table:table-cell>
          <table:table-cell office:value-type="float" office:value="0.174371" calcext:value-type="float">
            <text:p>0,174371</text:p>
          </table:table-cell>
          <table:table-cell table:number-columns-repeated="498"/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1.48734" calcext:value-type="float">
            <text:p>1,48734</text:p>
          </table:table-cell>
          <table:table-cell office:value-type="float" office:value="0.143085" calcext:value-type="float">
            <text:p>0,143085</text:p>
          </table:table-cell>
          <table:table-cell table:number-columns-repeated="498"/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1.5004" calcext:value-type="float">
            <text:p>1,5004</text:p>
          </table:table-cell>
          <table:table-cell office:value-type="float" office:value="0.109362" calcext:value-type="float">
            <text:p>0,109362</text:p>
          </table:table-cell>
          <table:table-cell table:number-columns-repeated="498"/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1.5082" calcext:value-type="float">
            <text:p>1,5082</text:p>
          </table:table-cell>
          <table:table-cell office:value-type="float" office:value="0.0769968" calcext:value-type="float">
            <text:p>0,0769968</text:p>
          </table:table-cell>
          <table:table-cell table:number-columns-repeated="498"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1.51389" calcext:value-type="float">
            <text:p>1,51389</text:p>
          </table:table-cell>
          <table:table-cell office:value-type="float" office:value="0.0478385" calcext:value-type="float">
            <text:p>0,0478385</text:p>
          </table:table-cell>
          <table:table-cell table:number-columns-repeated="498"/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1.52079" calcext:value-type="float">
            <text:p>1,52079</text:p>
          </table:table-cell>
          <table:table-cell office:value-type="float" office:value="0.0206954" calcext:value-type="float">
            <text:p>0,0206954</text:p>
          </table:table-cell>
          <table:table-cell table:number-columns-repeated="498"/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1.52998" calcext:value-type="float">
            <text:p>1,52998</text:p>
          </table:table-cell>
          <table:table-cell office:value-type="float" office:value="-0.00762662" calcext:value-type="float">
            <text:p>-0,00762662</text:p>
          </table:table-cell>
          <table:table-cell table:number-columns-repeated="498"/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1.53975" calcext:value-type="float">
            <text:p>1,53975</text:p>
          </table:table-cell>
          <table:table-cell office:value-type="float" office:value="-0.039964" calcext:value-type="float">
            <text:p>-0,039964</text:p>
          </table:table-cell>
          <table:table-cell table:number-columns-repeated="498"/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1.54687" calcext:value-type="float">
            <text:p>1,54687</text:p>
          </table:table-cell>
          <table:table-cell office:value-type="float" office:value="-0.0768364" calcext:value-type="float">
            <text:p>-0,0768364</text:p>
          </table:table-cell>
          <table:table-cell table:number-columns-repeated="4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4889" calcext:value-type="float">
            <text:p>1,54889</text:p>
          </table:table-cell>
          <table:table-cell office:value-type="float" office:value="-0.11624" calcext:value-type="float">
            <text:p>-0,11624</text:p>
          </table:table-cell>
          <table:table-cell table:number-columns-repeated="498"/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1.5457" calcext:value-type="float">
            <text:p>1,5457</text:p>
          </table:table-cell>
          <table:table-cell office:value-type="float" office:value="-0.155219" calcext:value-type="float">
            <text:p>-0,155219</text:p>
          </table:table-cell>
          <table:table-cell table:number-columns-repeated="498"/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1.53929" calcext:value-type="float">
            <text:p>1,53929</text:p>
          </table:table-cell>
          <table:table-cell office:value-type="float" office:value="-0.191967" calcext:value-type="float">
            <text:p>-0,191967</text:p>
          </table:table-cell>
          <table:table-cell table:number-columns-repeated="498"/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1.53203" calcext:value-type="float">
            <text:p>1,53203</text:p>
          </table:table-cell>
          <table:table-cell office:value-type="float" office:value="-0.226913" calcext:value-type="float">
            <text:p>-0,226913</text:p>
          </table:table-cell>
          <table:table-cell table:number-columns-repeated="498"/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1.52482" calcext:value-type="float">
            <text:p>1,52482</text:p>
          </table:table-cell>
          <table:table-cell office:value-type="float" office:value="-0.262075" calcext:value-type="float">
            <text:p>-0,262075</text:p>
          </table:table-cell>
          <table:table-cell table:number-columns-repeated="498"/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1.51655" calcext:value-type="float">
            <text:p>1,51655</text:p>
          </table:table-cell>
          <table:table-cell office:value-type="float" office:value="-0.299306" calcext:value-type="float">
            <text:p>-0,299306</text:p>
          </table:table-cell>
          <table:table-cell table:number-columns-repeated="498"/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1.50499" calcext:value-type="float">
            <text:p>1,50499</text:p>
          </table:table-cell>
          <table:table-cell office:value-type="float" office:value="-0.338803" calcext:value-type="float">
            <text:p>-0,338803</text:p>
          </table:table-cell>
          <table:table-cell table:number-columns-repeated="498"/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1.48856" calcext:value-type="float">
            <text:p>1,48856</text:p>
          </table:table-cell>
          <table:table-cell office:value-type="float" office:value="-0.378976" calcext:value-type="float">
            <text:p>-0,378976</text:p>
          </table:table-cell>
          <table:table-cell table:number-columns-repeated="498"/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1.46742" calcext:value-type="float">
            <text:p>1,46742</text:p>
          </table:table-cell>
          <table:table-cell office:value-type="float" office:value="-0.417661" calcext:value-type="float">
            <text:p>-0,417661</text:p>
          </table:table-cell>
          <table:table-cell table:number-columns-repeated="498"/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1.44314" calcext:value-type="float">
            <text:p>1,44314</text:p>
          </table:table-cell>
          <table:table-cell office:value-type="float" office:value="-0.453668" calcext:value-type="float">
            <text:p>-0,453668</text:p>
          </table:table-cell>
          <table:table-cell table:number-columns-repeated="4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1736" calcext:value-type="float">
            <text:p>1,41736</text:p>
          </table:table-cell>
          <table:table-cell office:value-type="float" office:value="-0.487456" calcext:value-type="float">
            <text:p>-0,487456</text:p>
          </table:table-cell>
          <table:table-cell table:number-columns-repeated="498"/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1.39052" calcext:value-type="float">
            <text:p>1,39052</text:p>
          </table:table-cell>
          <table:table-cell office:value-type="float" office:value="-0.520481" calcext:value-type="float">
            <text:p>-0,520481</text:p>
          </table:table-cell>
          <table:table-cell table:number-columns-repeated="498"/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1.36157" calcext:value-type="float">
            <text:p>1,36157</text:p>
          </table:table-cell>
          <table:table-cell office:value-type="float" office:value="-0.553812" calcext:value-type="float">
            <text:p>-0,553812</text:p>
          </table:table-cell>
          <table:table-cell table:number-columns-repeated="498"/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1.32892" calcext:value-type="float">
            <text:p>1,32892</text:p>
          </table:table-cell>
          <table:table-cell office:value-type="float" office:value="-0.587135" calcext:value-type="float">
            <text:p>-0,587135</text:p>
          </table:table-cell>
          <table:table-cell table:number-columns-repeated="498"/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1.29174" calcext:value-type="float">
            <text:p>1,29174</text:p>
          </table:table-cell>
          <table:table-cell office:value-type="float" office:value="-0.618897" calcext:value-type="float">
            <text:p>-0,618897</text:p>
          </table:table-cell>
          <table:table-cell table:number-columns-repeated="498"/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1.25062" calcext:value-type="float">
            <text:p>1,25062</text:p>
          </table:table-cell>
          <table:table-cell office:value-type="float" office:value="-0.647415" calcext:value-type="float">
            <text:p>-0,647415</text:p>
          </table:table-cell>
          <table:table-cell table:number-columns-repeated="498"/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1.20706" calcext:value-type="float">
            <text:p>1,20706</text:p>
          </table:table-cell>
          <table:table-cell office:value-type="float" office:value="-0.672021" calcext:value-type="float">
            <text:p>-0,672021</text:p>
          </table:table-cell>
          <table:table-cell table:number-columns-repeated="498"/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1.16232" calcext:value-type="float">
            <text:p>1,16232</text:p>
          </table:table-cell>
          <table:table-cell office:value-type="float" office:value="-0.693334" calcext:value-type="float">
            <text:p>-0,693334</text:p>
          </table:table-cell>
          <table:table-cell table:number-columns-repeated="498"/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1.1165" calcext:value-type="float">
            <text:p>1,1165</text:p>
          </table:table-cell>
          <table:table-cell office:value-type="float" office:value="-0.712504" calcext:value-type="float">
            <text:p>-0,712504</text:p>
          </table:table-cell>
          <table:table-cell table:number-columns-repeated="498"/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1.06863" calcext:value-type="float">
            <text:p>1,06863</text:p>
          </table:table-cell>
          <table:table-cell office:value-type="float" office:value="-0.73006" calcext:value-type="float">
            <text:p>-0,73006</text:p>
          </table:table-cell>
          <table:table-cell table:number-columns-repeated="4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1764" calcext:value-type="float">
            <text:p>1,01764</text:p>
          </table:table-cell>
          <table:table-cell office:value-type="float" office:value="-0.745318" calcext:value-type="float">
            <text:p>-0,745318</text:p>
          </table:table-cell>
          <table:table-cell table:number-columns-repeated="498"/>
        </table:table-row>
        <table:table-row table:style-name="ro1">
          <table:table-cell office:value-type="float" office:value="12.1" calcext:value-type="float">
            <text:p>12,1</text:p>
          </table:table-cell>
          <table:table-cell office:value-type="float" office:value="0.963344" calcext:value-type="float">
            <text:p>0,963344</text:p>
          </table:table-cell>
          <table:table-cell office:value-type="float" office:value="-0.756789" calcext:value-type="float">
            <text:p>-0,756789</text:p>
          </table:table-cell>
          <table:table-cell table:number-columns-repeated="498"/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0.906767" calcext:value-type="float">
            <text:p>0,906767</text:p>
          </table:table-cell>
          <table:table-cell office:value-type="float" office:value="-0.763228" calcext:value-type="float">
            <text:p>-0,763228</text:p>
          </table:table-cell>
          <table:table-cell table:number-columns-repeated="498"/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0.849422" calcext:value-type="float">
            <text:p>0,849422</text:p>
          </table:table-cell>
          <table:table-cell office:value-type="float" office:value="-0.764454" calcext:value-type="float">
            <text:p>-0,764454</text:p>
          </table:table-cell>
          <table:table-cell table:number-columns-repeated="498"/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0.792295" calcext:value-type="float">
            <text:p>0,792295</text:p>
          </table:table-cell>
          <table:table-cell office:value-type="float" office:value="-0.761294" calcext:value-type="float">
            <text:p>-0,761294</text:p>
          </table:table-cell>
          <table:table-cell table:number-columns-repeated="498"/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0.735279" calcext:value-type="float">
            <text:p>0,735279</text:p>
          </table:table-cell>
          <table:table-cell office:value-type="float" office:value="-0.75472" calcext:value-type="float">
            <text:p>-0,75472</text:p>
          </table:table-cell>
          <table:table-cell table:number-columns-repeated="498"/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0.677546" calcext:value-type="float">
            <text:p>0,677546</text:p>
          </table:table-cell>
          <table:table-cell office:value-type="float" office:value="-0.744914" calcext:value-type="float">
            <text:p>-0,744914</text:p>
          </table:table-cell>
          <table:table-cell table:number-columns-repeated="498"/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0.618506" calcext:value-type="float">
            <text:p>0,618506</text:p>
          </table:table-cell>
          <table:table-cell office:value-type="float" office:value="-0.731013" calcext:value-type="float">
            <text:p>-0,731013</text:p>
          </table:table-cell>
          <table:table-cell table:number-columns-repeated="498"/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0.558567" calcext:value-type="float">
            <text:p>0,558567</text:p>
          </table:table-cell>
          <table:table-cell office:value-type="float" office:value="-0.711734" calcext:value-type="float">
            <text:p>-0,711734</text:p>
          </table:table-cell>
          <table:table-cell table:number-columns-repeated="498"/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0.499082" calcext:value-type="float">
            <text:p>0,499082</text:p>
          </table:table-cell>
          <table:table-cell office:value-type="float" office:value="-0.686349" calcext:value-type="float">
            <text:p>-0,686349</text:p>
          </table:table-cell>
          <table:table-cell table:number-columns-repeated="4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41534" calcext:value-type="float">
            <text:p>0,441534</text:p>
          </table:table-cell>
          <table:table-cell office:value-type="float" office:value="-0.655211" calcext:value-type="float">
            <text:p>-0,655211</text:p>
          </table:table-cell>
          <table:table-cell table:number-columns-repeated="498"/>
        </table:table-row>
        <table:table-row table:style-name="ro1">
          <table:table-cell office:value-type="float" office:value="13.1" calcext:value-type="float">
            <text:p>13,1</text:p>
          </table:table-cell>
          <table:table-cell office:value-type="float" office:value="0.386646" calcext:value-type="float">
            <text:p>0,386646</text:p>
          </table:table-cell>
          <table:table-cell office:value-type="float" office:value="-0.619406" calcext:value-type="float">
            <text:p>-0,619406</text:p>
          </table:table-cell>
          <table:table-cell table:number-columns-repeated="498"/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0.334134" calcext:value-type="float">
            <text:p>0,334134</text:p>
          </table:table-cell>
          <table:table-cell office:value-type="float" office:value="-0.579837" calcext:value-type="float">
            <text:p>-0,579837</text:p>
          </table:table-cell>
          <table:table-cell table:number-columns-repeated="498"/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0.283308" calcext:value-type="float">
            <text:p>0,283308</text:p>
          </table:table-cell>
          <table:table-cell office:value-type="float" office:value="-0.536503" calcext:value-type="float">
            <text:p>-0,536503</text:p>
          </table:table-cell>
          <table:table-cell table:number-columns-repeated="498"/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0.234002" calcext:value-type="float">
            <text:p>0,234002</text:p>
          </table:table-cell>
          <table:table-cell office:value-type="float" office:value="-0.488555" calcext:value-type="float">
            <text:p>-0,488555</text:p>
          </table:table-cell>
          <table:table-cell table:number-columns-repeated="498"/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0.187067" calcext:value-type="float">
            <text:p>0,187067</text:p>
          </table:table-cell>
          <table:table-cell office:value-type="float" office:value="-0.435086" calcext:value-type="float">
            <text:p>-0,435086</text:p>
          </table:table-cell>
          <table:table-cell table:number-columns-repeated="498"/>
        </table:table-row>
        <table:table-row table:style-name="ro1">
          <table:table-cell office:value-type="float" office:value="13.6" calcext:value-type="float">
            <text:p>13,6</text:p>
          </table:table-cell>
          <table:table-cell office:value-type="float" office:value="0.144031" calcext:value-type="float">
            <text:p>0,144031</text:p>
          </table:table-cell>
          <table:table-cell office:value-type="float" office:value="-0.375994" calcext:value-type="float">
            <text:p>-0,375994</text:p>
          </table:table-cell>
          <table:table-cell table:number-columns-repeated="498"/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0.106188" calcext:value-type="float">
            <text:p>0,106188</text:p>
          </table:table-cell>
          <table:table-cell office:value-type="float" office:value="-0.312214" calcext:value-type="float">
            <text:p>-0,312214</text:p>
          </table:table-cell>
          <table:table-cell table:number-columns-repeated="498"/>
        </table:table-row>
        <table:table-row table:style-name="ro1">
          <table:table-cell office:value-type="float" office:value="13.8" calcext:value-type="float">
            <text:p>13,8</text:p>
          </table:table-cell>
          <table:table-cell office:value-type="float" office:value="0.0738885" calcext:value-type="float">
            <text:p>0,0738885</text:p>
          </table:table-cell>
          <table:table-cell office:value-type="float" office:value="-0.245126" calcext:value-type="float">
            <text:p>-0,245126</text:p>
          </table:table-cell>
          <table:table-cell table:number-columns-repeated="498"/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0.0465961" calcext:value-type="float">
            <text:p>0,0465961</text:p>
          </table:table-cell>
          <table:table-cell office:value-type="float" office:value="-0.175624" calcext:value-type="float">
            <text:p>-0,175624</text:p>
          </table:table-cell>
          <table:table-cell table:number-columns-repeated="4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36719" calcext:value-type="float">
            <text:p>0,0236719</text:p>
          </table:table-cell>
          <table:table-cell office:value-type="float" office:value="-0.103631" calcext:value-type="float">
            <text:p>-0,103631</text:p>
          </table:table-cell>
          <table:table-cell table:number-columns-repeated="498"/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0.0052311" calcext:value-type="float">
            <text:p>0,0052311</text:p>
          </table:table-cell>
          <table:table-cell office:value-type="float" office:value="-0.0284459" calcext:value-type="float">
            <text:p>-0,0284459</text:p>
          </table:table-cell>
          <table:table-cell table:number-columns-repeated="498"/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-0.00763981" calcext:value-type="float">
            <text:p>-0,00763981</text:p>
          </table:table-cell>
          <table:table-cell office:value-type="float" office:value="0.050348" calcext:value-type="float">
            <text:p>0,050348</text:p>
          </table:table-cell>
          <table:table-cell table:number-columns-repeated="498"/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-0.0134944" calcext:value-type="float">
            <text:p>-0,0134944</text:p>
          </table:table-cell>
          <table:table-cell office:value-type="float" office:value="0.132174" calcext:value-type="float">
            <text:p>0,132174</text:p>
          </table:table-cell>
          <table:table-cell table:number-columns-repeated="498"/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-0.0114705" calcext:value-type="float">
            <text:p>-0,0114705</text:p>
          </table:table-cell>
          <table:table-cell office:value-type="float" office:value="0.215532" calcext:value-type="float">
            <text:p>0,215532</text:p>
          </table:table-cell>
          <table:table-cell table:number-columns-repeated="498"/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-0.00179058" calcext:value-type="float">
            <text:p>-0,00179058</text:p>
          </table:table-cell>
          <table:table-cell office:value-type="float" office:value="0.298816" calcext:value-type="float">
            <text:p>0,298816</text:p>
          </table:table-cell>
          <table:table-cell table:number-columns-repeated="498"/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0.0146005" calcext:value-type="float">
            <text:p>0,0146005</text:p>
          </table:table-cell>
          <table:table-cell office:value-type="float" office:value="0.381193" calcext:value-type="float">
            <text:p>0,381193</text:p>
          </table:table-cell>
          <table:table-cell table:number-columns-repeated="498"/>
        </table:table-row>
        <table:table-row table:style-name="ro1">
          <table:table-cell office:value-type="float" office:value="14.7" calcext:value-type="float">
            <text:p>14,7</text:p>
          </table:table-cell>
          <table:table-cell office:value-type="float" office:value="0.0369694" calcext:value-type="float">
            <text:p>0,0369694</text:p>
          </table:table-cell>
          <table:table-cell office:value-type="float" office:value="0.462835" calcext:value-type="float">
            <text:p>0,462835</text:p>
          </table:table-cell>
          <table:table-cell table:number-columns-repeated="498"/>
        </table:table-row>
        <table:table-row table:style-name="ro1">
          <table:table-cell office:value-type="float" office:value="14.8" calcext:value-type="float">
            <text:p>14,8</text:p>
          </table:table-cell>
          <table:table-cell office:value-type="float" office:value="0.0655301" calcext:value-type="float">
            <text:p>0,0655301</text:p>
          </table:table-cell>
          <table:table-cell office:value-type="float" office:value="0.544288" calcext:value-type="float">
            <text:p>0,544288</text:p>
          </table:table-cell>
          <table:table-cell table:number-columns-repeated="498"/>
        </table:table-row>
        <table:table-row table:style-name="ro1">
          <table:table-cell office:value-type="float" office:value="14.9" calcext:value-type="float">
            <text:p>14,9</text:p>
          </table:table-cell>
          <table:table-cell office:value-type="float" office:value="0.10136" calcext:value-type="float">
            <text:p>0,10136</text:p>
          </table:table-cell>
          <table:table-cell office:value-type="float" office:value="0.625493" calcext:value-type="float">
            <text:p>0,625493</text:p>
          </table:table-cell>
          <table:table-cell table:number-columns-repeated="4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5544" calcext:value-type="float">
            <text:p>0,145544</text:p>
          </table:table-cell>
          <table:table-cell office:value-type="float" office:value="0.705272" calcext:value-type="float">
            <text:p>0,705272</text:p>
          </table:table-cell>
          <table:table-cell table:number-columns-repeated="498"/>
        </table:table-row>
        <table:table-row table:style-name="ro1">
          <table:table-cell office:value-type="float" office:value="15.1" calcext:value-type="float">
            <text:p>15,1</text:p>
          </table:table-cell>
          <table:table-cell office:value-type="float" office:value="0.198241" calcext:value-type="float">
            <text:p>0,198241</text:p>
          </table:table-cell>
          <table:table-cell office:value-type="float" office:value="0.781725" calcext:value-type="float">
            <text:p>0,781725</text:p>
          </table:table-cell>
          <table:table-cell table:number-columns-repeated="498"/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0.25844" calcext:value-type="float">
            <text:p>0,25844</text:p>
          </table:table-cell>
          <table:table-cell office:value-type="float" office:value="0.853233" calcext:value-type="float">
            <text:p>0,853233</text:p>
          </table:table-cell>
          <table:table-cell table:number-columns-repeated="498"/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0.324638" calcext:value-type="float">
            <text:p>0,324638</text:p>
          </table:table-cell>
          <table:table-cell office:value-type="float" office:value="0.919255" calcext:value-type="float">
            <text:p>0,919255</text:p>
          </table:table-cell>
          <table:table-cell table:number-columns-repeated="498"/>
        </table:table-row>
        <table:table-row table:style-name="ro1">
          <table:table-cell office:value-type="float" office:value="15.4" calcext:value-type="float">
            <text:p>15,4</text:p>
          </table:table-cell>
          <table:table-cell office:value-type="float" office:value="0.395897" calcext:value-type="float">
            <text:p>0,395897</text:p>
          </table:table-cell>
          <table:table-cell office:value-type="float" office:value="0.980257" calcext:value-type="float">
            <text:p>0,980257</text:p>
          </table:table-cell>
          <table:table-cell table:number-columns-repeated="498"/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0.472409" calcext:value-type="float">
            <text:p>0,472409</text:p>
          </table:table-cell>
          <table:table-cell office:value-type="float" office:value="1.03679" calcext:value-type="float">
            <text:p>1,03679</text:p>
          </table:table-cell>
          <table:table-cell table:number-columns-repeated="498"/>
        </table:table-row>
        <table:table-row table:style-name="ro1">
          <table:table-cell office:value-type="float" office:value="15.6" calcext:value-type="float">
            <text:p>15,6</text:p>
          </table:table-cell>
          <table:table-cell office:value-type="float" office:value="0.555084" calcext:value-type="float">
            <text:p>0,555084</text:p>
          </table:table-cell>
          <table:table-cell office:value-type="float" office:value="1.0885" calcext:value-type="float">
            <text:p>1,0885</text:p>
          </table:table-cell>
          <table:table-cell table:number-columns-repeated="498"/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float" office:value="0.644456" calcext:value-type="float">
            <text:p>0,644456</text:p>
          </table:table-cell>
          <table:table-cell office:value-type="float" office:value="1.13382" calcext:value-type="float">
            <text:p>1,13382</text:p>
          </table:table-cell>
          <table:table-cell table:number-columns-repeated="498"/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0.739797" calcext:value-type="float">
            <text:p>0,739797</text:p>
          </table:table-cell>
          <table:table-cell office:value-type="float" office:value="1.17076" calcext:value-type="float">
            <text:p>1,17076</text:p>
          </table:table-cell>
          <table:table-cell table:number-columns-repeated="498"/>
        </table:table-row>
        <table:table-row table:style-name="ro1">
          <table:table-cell office:value-type="float" office:value="15.9" calcext:value-type="float">
            <text:p>15,9</text:p>
          </table:table-cell>
          <table:table-cell office:value-type="float" office:value="0.83919" calcext:value-type="float">
            <text:p>0,83919</text:p>
          </table:table-cell>
          <table:table-cell office:value-type="float" office:value="1.19805" calcext:value-type="float">
            <text:p>1,19805</text:p>
          </table:table-cell>
          <table:table-cell table:number-columns-repeated="49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4055" calcext:value-type="float">
            <text:p>0,94055</text:p>
          </table:table-cell>
          <table:table-cell office:value-type="float" office:value="1.21584" calcext:value-type="float">
            <text:p>1,21584</text:p>
          </table:table-cell>
          <table:table-cell table:number-columns-repeated="498"/>
        </table:table-row>
        <table:table-row table:style-name="ro1">
          <table:table-cell office:value-type="float" office:value="16.1" calcext:value-type="float">
            <text:p>16,1</text:p>
          </table:table-cell>
          <table:table-cell office:value-type="float" office:value="1.04279" calcext:value-type="float">
            <text:p>1,04279</text:p>
          </table:table-cell>
          <table:table-cell office:value-type="float" office:value="1.22526" calcext:value-type="float">
            <text:p>1,22526</text:p>
          </table:table-cell>
          <table:table-cell table:number-columns-repeated="498"/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1.14618" calcext:value-type="float">
            <text:p>1,14618</text:p>
          </table:table-cell>
          <table:table-cell office:value-type="float" office:value="1.22718" calcext:value-type="float">
            <text:p>1,22718</text:p>
          </table:table-cell>
          <table:table-cell table:number-columns-repeated="498"/>
        </table:table-row>
        <table:table-row table:style-name="ro1">
          <table:table-cell office:value-type="float" office:value="16.3" calcext:value-type="float">
            <text:p>16,3</text:p>
          </table:table-cell>
          <table:table-cell office:value-type="float" office:value="1.25155" calcext:value-type="float">
            <text:p>1,25155</text:p>
          </table:table-cell>
          <table:table-cell office:value-type="float" office:value="1.22119" calcext:value-type="float">
            <text:p>1,22119</text:p>
          </table:table-cell>
          <table:table-cell table:number-columns-repeated="498"/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1.35892" calcext:value-type="float">
            <text:p>1,35892</text:p>
          </table:table-cell>
          <table:table-cell office:value-type="float" office:value="1.20561" calcext:value-type="float">
            <text:p>1,20561</text:p>
          </table:table-cell>
          <table:table-cell table:number-columns-repeated="498"/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1.46671" calcext:value-type="float">
            <text:p>1,46671</text:p>
          </table:table-cell>
          <table:table-cell office:value-type="float" office:value="1.17865" calcext:value-type="float">
            <text:p>1,17865</text:p>
          </table:table-cell>
          <table:table-cell table:number-columns-repeated="498"/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1.57214" calcext:value-type="float">
            <text:p>1,57214</text:p>
          </table:table-cell>
          <table:table-cell office:value-type="float" office:value="1.1398" calcext:value-type="float">
            <text:p>1,1398</text:p>
          </table:table-cell>
          <table:table-cell table:number-columns-repeated="498"/>
        </table:table-row>
        <table:table-row table:style-name="ro1">
          <table:table-cell office:value-type="float" office:value="16.7" calcext:value-type="float">
            <text:p>16,7</text:p>
          </table:table-cell>
          <table:table-cell office:value-type="float" office:value="1.6727" calcext:value-type="float">
            <text:p>1,6727</text:p>
          </table:table-cell>
          <table:table-cell office:value-type="float" office:value="1.09036" calcext:value-type="float">
            <text:p>1,09036</text:p>
          </table:table-cell>
          <table:table-cell table:number-columns-repeated="498"/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1.76747" calcext:value-type="float">
            <text:p>1,76747</text:p>
          </table:table-cell>
          <table:table-cell office:value-type="float" office:value="1.03258" calcext:value-type="float">
            <text:p>1,03258</text:p>
          </table:table-cell>
          <table:table-cell table:number-columns-repeated="498"/>
        </table:table-row>
        <table:table-row table:style-name="ro1">
          <table:table-cell office:value-type="float" office:value="16.9" calcext:value-type="float">
            <text:p>16,9</text:p>
          </table:table-cell>
          <table:table-cell office:value-type="float" office:value="1.85723" calcext:value-type="float">
            <text:p>1,85723</text:p>
          </table:table-cell>
          <table:table-cell office:value-type="float" office:value="0.968014" calcext:value-type="float">
            <text:p>0,968014</text:p>
          </table:table-cell>
          <table:table-cell table:number-columns-repeated="4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94325" calcext:value-type="float">
            <text:p>1,94325</text:p>
          </table:table-cell>
          <table:table-cell office:value-type="float" office:value="0.896389" calcext:value-type="float">
            <text:p>0,896389</text:p>
          </table:table-cell>
          <table:table-cell table:number-columns-repeated="498"/>
        </table:table-row>
        <table:table-row table:style-name="ro1">
          <table:table-cell office:value-type="float" office:value="17.1" calcext:value-type="float">
            <text:p>17,1</text:p>
          </table:table-cell>
          <table:table-cell office:value-type="float" office:value="2.02547" calcext:value-type="float">
            <text:p>2,02547</text:p>
          </table:table-cell>
          <table:table-cell office:value-type="float" office:value="0.815942" calcext:value-type="float">
            <text:p>0,815942</text:p>
          </table:table-cell>
          <table:table-cell table:number-columns-repeated="498"/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2.10173" calcext:value-type="float">
            <text:p>2,10173</text:p>
          </table:table-cell>
          <table:table-cell office:value-type="float" office:value="0.725064" calcext:value-type="float">
            <text:p>0,725064</text:p>
          </table:table-cell>
          <table:table-cell table:number-columns-repeated="498"/>
        </table:table-row>
        <table:table-row table:style-name="ro1">
          <table:table-cell office:value-type="float" office:value="17.3" calcext:value-type="float">
            <text:p>17,3</text:p>
          </table:table-cell>
          <table:table-cell office:value-type="float" office:value="2.16852" calcext:value-type="float">
            <text:p>2,16852</text:p>
          </table:table-cell>
          <table:table-cell office:value-type="float" office:value="0.624069" calcext:value-type="float">
            <text:p>0,624069</text:p>
          </table:table-cell>
          <table:table-cell table:number-columns-repeated="498"/>
        </table:table-row>
        <table:table-row table:style-name="ro1">
          <table:table-cell office:value-type="float" office:value="17.4" calcext:value-type="float">
            <text:p>17,4</text:p>
          </table:table-cell>
          <table:table-cell office:value-type="float" office:value="2.22302" calcext:value-type="float">
            <text:p>2,22302</text:p>
          </table:table-cell>
          <table:table-cell office:value-type="float" office:value="0.515684" calcext:value-type="float">
            <text:p>0,515684</text:p>
          </table:table-cell>
          <table:table-cell table:number-columns-repeated="498"/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2.26476" calcext:value-type="float">
            <text:p>2,26476</text:p>
          </table:table-cell>
          <table:table-cell office:value-type="float" office:value="0.403764" calcext:value-type="float">
            <text:p>0,403764</text:p>
          </table:table-cell>
          <table:table-cell table:number-columns-repeated="498"/>
        </table:table-row>
        <table:table-row table:style-name="ro1">
          <table:table-cell office:value-type="float" office:value="17.6" calcext:value-type="float">
            <text:p>17,6</text:p>
          </table:table-cell>
          <table:table-cell office:value-type="float" office:value="2.29572" calcext:value-type="float">
            <text:p>2,29572</text:p>
          </table:table-cell>
          <table:table-cell office:value-type="float" office:value="0.291077" calcext:value-type="float">
            <text:p>0,291077</text:p>
          </table:table-cell>
          <table:table-cell table:number-columns-repeated="498"/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2.31862" calcext:value-type="float">
            <text:p>2,31862</text:p>
          </table:table-cell>
          <table:table-cell office:value-type="float" office:value="0.177781" calcext:value-type="float">
            <text:p>0,177781</text:p>
          </table:table-cell>
          <table:table-cell table:number-columns-repeated="498"/>
        </table:table-row>
        <table:table-row table:style-name="ro1">
          <table:table-cell office:value-type="float" office:value="17.8" calcext:value-type="float">
            <text:p>17,8</text:p>
          </table:table-cell>
          <table:table-cell office:value-type="float" office:value="2.33454" calcext:value-type="float">
            <text:p>2,33454</text:p>
          </table:table-cell>
          <table:table-cell office:value-type="float" office:value="0.061798" calcext:value-type="float">
            <text:p>0,061798</text:p>
          </table:table-cell>
          <table:table-cell table:number-columns-repeated="498"/>
        </table:table-row>
        <table:table-row table:style-name="ro1">
          <table:table-cell office:value-type="float" office:value="17.9" calcext:value-type="float">
            <text:p>17,9</text:p>
          </table:table-cell>
          <table:table-cell office:value-type="float" office:value="2.34172" calcext:value-type="float">
            <text:p>2,34172</text:p>
          </table:table-cell>
          <table:table-cell office:value-type="float" office:value="-0.0590846" calcext:value-type="float">
            <text:p>-0,0590846</text:p>
          </table:table-cell>
          <table:table-cell table:number-columns-repeated="4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33638" calcext:value-type="float">
            <text:p>2,33638</text:p>
          </table:table-cell>
          <table:table-cell office:value-type="float" office:value="-0.184847" calcext:value-type="float">
            <text:p>-0,184847</text:p>
          </table:table-cell>
          <table:table-cell table:number-columns-repeated="498"/>
        </table:table-row>
        <table:table-row table:style-name="ro1">
          <table:table-cell office:value-type="float" office:value="18.1" calcext:value-type="float">
            <text:p>18,1</text:p>
          </table:table-cell>
          <table:table-cell office:value-type="float" office:value="2.31512" calcext:value-type="float">
            <text:p>2,31512</text:p>
          </table:table-cell>
          <table:table-cell office:value-type="float" office:value="-0.312324" calcext:value-type="float">
            <text:p>-0,312324</text:p>
          </table:table-cell>
          <table:table-cell table:number-columns-repeated="498"/>
        </table:table-row>
        <table:table-row table:style-name="ro1">
          <table:table-cell office:value-type="float" office:value="18.2" calcext:value-type="float">
            <text:p>18,2</text:p>
          </table:table-cell>
          <table:table-cell office:value-type="float" office:value="2.27725" calcext:value-type="float">
            <text:p>2,27725</text:p>
          </table:table-cell>
          <table:table-cell office:value-type="float" office:value="-0.436461" calcext:value-type="float">
            <text:p>-0,436461</text:p>
          </table:table-cell>
          <table:table-cell table:number-columns-repeated="498"/>
        </table:table-row>
        <table:table-row table:style-name="ro1">
          <table:table-cell office:value-type="float" office:value="18.3" calcext:value-type="float">
            <text:p>18,3</text:p>
          </table:table-cell>
          <table:table-cell office:value-type="float" office:value="2.22529" calcext:value-type="float">
            <text:p>2,22529</text:p>
          </table:table-cell>
          <table:table-cell office:value-type="float" office:value="-0.552902" calcext:value-type="float">
            <text:p>-0,552902</text:p>
          </table:table-cell>
          <table:table-cell table:number-columns-repeated="498"/>
        </table:table-row>
        <table:table-row table:style-name="ro1">
          <table:table-cell office:value-type="float" office:value="18.4" calcext:value-type="float">
            <text:p>18,4</text:p>
          </table:table-cell>
          <table:table-cell office:value-type="float" office:value="2.16343" calcext:value-type="float">
            <text:p>2,16343</text:p>
          </table:table-cell>
          <table:table-cell office:value-type="float" office:value="-0.660105" calcext:value-type="float">
            <text:p>-0,660105</text:p>
          </table:table-cell>
          <table:table-cell table:number-columns-repeated="498"/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2.09491" calcext:value-type="float">
            <text:p>2,09491</text:p>
          </table:table-cell>
          <table:table-cell office:value-type="float" office:value="-0.759509" calcext:value-type="float">
            <text:p>-0,759509</text:p>
          </table:table-cell>
          <table:table-cell table:number-columns-repeated="498"/>
        </table:table-row>
        <table:table-row table:style-name="ro1">
          <table:table-cell office:value-type="float" office:value="18.6" calcext:value-type="float">
            <text:p>18,6</text:p>
          </table:table-cell>
          <table:table-cell office:value-type="float" office:value="2.02016" calcext:value-type="float">
            <text:p>2,02016</text:p>
          </table:table-cell>
          <table:table-cell office:value-type="float" office:value="-0.853669" calcext:value-type="float">
            <text:p>-0,853669</text:p>
          </table:table-cell>
          <table:table-cell table:number-columns-repeated="498"/>
        </table:table-row>
        <table:table-row table:style-name="ro1">
          <table:table-cell office:value-type="float" office:value="18.7" calcext:value-type="float">
            <text:p>18,7</text:p>
          </table:table-cell>
          <table:table-cell office:value-type="float" office:value="1.93711" calcext:value-type="float">
            <text:p>1,93711</text:p>
          </table:table-cell>
          <table:table-cell office:value-type="float" office:value="-0.943738" calcext:value-type="float">
            <text:p>-0,943738</text:p>
          </table:table-cell>
          <table:table-cell table:number-columns-repeated="498"/>
        </table:table-row>
        <table:table-row table:style-name="ro1">
          <table:table-cell office:value-type="float" office:value="18.8" calcext:value-type="float">
            <text:p>18,8</text:p>
          </table:table-cell>
          <table:table-cell office:value-type="float" office:value="1.84322" calcext:value-type="float">
            <text:p>1,84322</text:p>
          </table:table-cell>
          <table:table-cell office:value-type="float" office:value="-1.02807" calcext:value-type="float">
            <text:p>-1,02807</text:p>
          </table:table-cell>
          <table:table-cell table:number-columns-repeated="498"/>
        </table:table-row>
        <table:table-row table:style-name="ro1">
          <table:table-cell office:value-type="float" office:value="18.9" calcext:value-type="float">
            <text:p>18,9</text:p>
          </table:table-cell>
          <table:table-cell office:value-type="float" office:value="1.73782" calcext:value-type="float">
            <text:p>1,73782</text:p>
          </table:table-cell>
          <table:table-cell office:value-type="float" office:value="-1.10288" calcext:value-type="float">
            <text:p>-1,10288</text:p>
          </table:table-cell>
          <table:table-cell table:number-columns-repeated="4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62305" calcext:value-type="float">
            <text:p>1,62305</text:p>
          </table:table-cell>
          <table:table-cell office:value-type="float" office:value="-1.1644" calcext:value-type="float">
            <text:p>-1,1644</text:p>
          </table:table-cell>
          <table:table-cell table:number-columns-repeated="498"/>
        </table:table-row>
        <table:table-row table:style-name="ro1">
          <table:table-cell office:value-type="float" office:value="19.1" calcext:value-type="float">
            <text:p>19,1</text:p>
          </table:table-cell>
          <table:table-cell office:value-type="float" office:value="1.50285" calcext:value-type="float">
            <text:p>1,50285</text:p>
          </table:table-cell>
          <table:table-cell office:value-type="float" office:value="-1.21093" calcext:value-type="float">
            <text:p>-1,21093</text:p>
          </table:table-cell>
          <table:table-cell table:number-columns-repeated="498"/>
        </table:table-row>
        <table:table-row table:style-name="ro1">
          <table:table-cell office:value-type="float" office:value="19.2" calcext:value-type="float">
            <text:p>19,2</text:p>
          </table:table-cell>
          <table:table-cell office:value-type="float" office:value="1.38086" calcext:value-type="float">
            <text:p>1,38086</text:p>
          </table:table-cell>
          <table:table-cell office:value-type="float" office:value="-1.24333" calcext:value-type="float">
            <text:p>-1,24333</text:p>
          </table:table-cell>
          <table:table-cell table:number-columns-repeated="498"/>
        </table:table-row>
        <table:table-row table:style-name="ro1">
          <table:table-cell office:value-type="float" office:value="19.3" calcext:value-type="float">
            <text:p>19,3</text:p>
          </table:table-cell>
          <table:table-cell office:value-type="float" office:value="1.25872" calcext:value-type="float">
            <text:p>1,25872</text:p>
          </table:table-cell>
          <table:table-cell office:value-type="float" office:value="-1.26375" calcext:value-type="float">
            <text:p>-1,26375</text:p>
          </table:table-cell>
          <table:table-cell table:number-columns-repeated="498"/>
        </table:table-row>
        <table:table-row table:style-name="ro1">
          <table:table-cell office:value-type="float" office:value="19.4" calcext:value-type="float">
            <text:p>19,4</text:p>
          </table:table-cell>
          <table:table-cell office:value-type="float" office:value="1.13609" calcext:value-type="float">
            <text:p>1,13609</text:p>
          </table:table-cell>
          <table:table-cell office:value-type="float" office:value="-1.27362" calcext:value-type="float">
            <text:p>-1,27362</text:p>
          </table:table-cell>
          <table:table-cell table:number-columns-repeated="498"/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1.01206" calcext:value-type="float">
            <text:p>1,01206</text:p>
          </table:table-cell>
          <table:table-cell office:value-type="float" office:value="-1.27251" calcext:value-type="float">
            <text:p>-1,27251</text:p>
          </table:table-cell>
          <table:table-cell table:number-columns-repeated="498"/>
        </table:table-row>
        <table:table-row table:style-name="ro1">
          <table:table-cell office:value-type="float" office:value="19.6" calcext:value-type="float">
            <text:p>19,6</text:p>
          </table:table-cell>
          <table:table-cell office:value-type="float" office:value="0.88697" calcext:value-type="float">
            <text:p>0,88697</text:p>
          </table:table-cell>
          <table:table-cell office:value-type="float" office:value="-1.25849" calcext:value-type="float">
            <text:p>-1,25849</text:p>
          </table:table-cell>
          <table:table-cell table:number-columns-repeated="498"/>
        </table:table-row>
        <table:table-row table:style-name="ro1">
          <table:table-cell office:value-type="float" office:value="19.7" calcext:value-type="float">
            <text:p>19,7</text:p>
          </table:table-cell>
          <table:table-cell office:value-type="float" office:value="0.763077" calcext:value-type="float">
            <text:p>0,763077</text:p>
          </table:table-cell>
          <table:table-cell office:value-type="float" office:value="-1.22977" calcext:value-type="float">
            <text:p>-1,22977</text:p>
          </table:table-cell>
          <table:table-cell table:number-columns-repeated="498"/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0.643801" calcext:value-type="float">
            <text:p>0,643801</text:p>
          </table:table-cell>
          <table:table-cell office:value-type="float" office:value="-1.18617" calcext:value-type="float">
            <text:p>-1,18617</text:p>
          </table:table-cell>
          <table:table-cell table:number-columns-repeated="498"/>
        </table:table-row>
        <table:table-row table:style-name="ro1">
          <table:table-cell office:value-type="float" office:value="19.9" calcext:value-type="float">
            <text:p>19,9</text:p>
          </table:table-cell>
          <table:table-cell office:value-type="float" office:value="0.532089" calcext:value-type="float">
            <text:p>0,532089</text:p>
          </table:table-cell>
          <table:table-cell office:value-type="float" office:value="-1.12941" calcext:value-type="float">
            <text:p>-1,12941</text:p>
          </table:table-cell>
          <table:table-cell table:number-columns-repeated="49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29268" calcext:value-type="float">
            <text:p>0,429268</text:p>
          </table:table-cell>
          <table:table-cell office:value-type="float" office:value="-1.06202" calcext:value-type="float">
            <text:p>-1,06202</text:p>
          </table:table-cell>
          <table:table-cell table:number-columns-repeated="498"/>
        </table:table-row>
        <table:table-row table:style-name="ro1">
          <table:table-cell office:value-type="float" office:value="20.1" calcext:value-type="float">
            <text:p>20,1</text:p>
          </table:table-cell>
          <table:table-cell office:value-type="float" office:value="0.335172" calcext:value-type="float">
            <text:p>0,335172</text:p>
          </table:table-cell>
          <table:table-cell office:value-type="float" office:value="-0.985884" calcext:value-type="float">
            <text:p>-0,985884</text:p>
          </table:table-cell>
          <table:table-cell table:number-columns-repeated="498"/>
        </table:table-row>
        <table:table-row table:style-name="ro1">
          <table:table-cell office:value-type="float" office:value="20.2" calcext:value-type="float">
            <text:p>20,2</text:p>
          </table:table-cell>
          <table:table-cell office:value-type="float" office:value="0.249356" calcext:value-type="float">
            <text:p>0,249356</text:p>
          </table:table-cell>
          <table:table-cell office:value-type="float" office:value="-0.901485" calcext:value-type="float">
            <text:p>-0,901485</text:p>
          </table:table-cell>
          <table:table-cell table:number-columns-repeated="498"/>
        </table:table-row>
        <table:table-row table:style-name="ro1">
          <table:table-cell office:value-type="float" office:value="20.3" calcext:value-type="float">
            <text:p>20,3</text:p>
          </table:table-cell>
          <table:table-cell office:value-type="float" office:value="0.172365" calcext:value-type="float">
            <text:p>0,172365</text:p>
          </table:table-cell>
          <table:table-cell office:value-type="float" office:value="-0.808392" calcext:value-type="float">
            <text:p>-0,808392</text:p>
          </table:table-cell>
          <table:table-cell table:number-columns-repeated="498"/>
        </table:table-row>
        <table:table-row table:style-name="ro1">
          <table:table-cell office:value-type="float" office:value="20.4" calcext:value-type="float">
            <text:p>20,4</text:p>
          </table:table-cell>
          <table:table-cell office:value-type="float" office:value="0.106059" calcext:value-type="float">
            <text:p>0,106059</text:p>
          </table:table-cell>
          <table:table-cell office:value-type="float" office:value="-0.706568" calcext:value-type="float">
            <text:p>-0,706568</text:p>
          </table:table-cell>
          <table:table-cell table:number-columns-repeated="498"/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0.05278" calcext:value-type="float">
            <text:p>0,05278</text:p>
          </table:table-cell>
          <table:table-cell office:value-type="float" office:value="-0.597365" calcext:value-type="float">
            <text:p>-0,597365</text:p>
          </table:table-cell>
          <table:table-cell table:number-columns-repeated="498"/>
        </table:table-row>
        <table:table-row table:style-name="ro1">
          <table:table-cell office:value-type="float" office:value="20.6" calcext:value-type="float">
            <text:p>20,6</text:p>
          </table:table-cell>
          <table:table-cell office:value-type="float" office:value="0.0140695" calcext:value-type="float">
            <text:p>0,0140695</text:p>
          </table:table-cell>
          <table:table-cell office:value-type="float" office:value="-0.483467" calcext:value-type="float">
            <text:p>-0,483467</text:p>
          </table:table-cell>
          <table:table-cell table:number-columns-repeated="498"/>
        </table:table-row>
        <table:table-row table:style-name="ro1">
          <table:table-cell office:value-type="float" office:value="20.7" calcext:value-type="float">
            <text:p>20,7</text:p>
          </table:table-cell>
          <table:table-cell office:value-type="float" office:value="-0.0100363" calcext:value-type="float">
            <text:p>-0,0100363</text:p>
          </table:table-cell>
          <table:table-cell office:value-type="float" office:value="-0.367844" calcext:value-type="float">
            <text:p>-0,367844</text:p>
          </table:table-cell>
          <table:table-cell table:number-columns-repeated="498"/>
        </table:table-row>
        <table:table-row table:style-name="ro1">
          <table:table-cell office:value-type="float" office:value="20.8" calcext:value-type="float">
            <text:p>20,8</text:p>
          </table:table-cell>
          <table:table-cell office:value-type="float" office:value="-0.0206223" calcext:value-type="float">
            <text:p>-0,0206223</text:p>
          </table:table-cell>
          <table:table-cell office:value-type="float" office:value="-0.252604" calcext:value-type="float">
            <text:p>-0,252604</text:p>
          </table:table-cell>
          <table:table-cell table:number-columns-repeated="498"/>
        </table:table-row>
        <table:table-row table:style-name="ro1">
          <table:table-cell office:value-type="float" office:value="20.9" calcext:value-type="float">
            <text:p>20,9</text:p>
          </table:table-cell>
          <table:table-cell office:value-type="float" office:value="-0.0187849" calcext:value-type="float">
            <text:p>-0,0187849</text:p>
          </table:table-cell>
          <table:table-cell office:value-type="float" office:value="-0.138629" calcext:value-type="float">
            <text:p>-0,138629</text:p>
          </table:table-cell>
          <table:table-cell table:number-columns-repeated="4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0472212" calcext:value-type="float">
            <text:p>-0,00472212</text:p>
          </table:table-cell>
          <table:table-cell office:value-type="float" office:value="-0.0262257" calcext:value-type="float">
            <text:p>-0,0262257</text:p>
          </table:table-cell>
          <table:table-cell table:number-columns-repeated="498"/>
        </table:table-row>
        <table:table-row table:style-name="ro1">
          <table:table-cell office:value-type="float" office:value="21.1" calcext:value-type="float">
            <text:p>21,1</text:p>
          </table:table-cell>
          <table:table-cell office:value-type="float" office:value="0.0222557" calcext:value-type="float">
            <text:p>0,0222557</text:p>
          </table:table-cell>
          <table:table-cell office:value-type="float" office:value="0.0837755" calcext:value-type="float">
            <text:p>0,0837755</text:p>
          </table:table-cell>
          <table:table-cell table:number-columns-repeated="498"/>
        </table:table-row>
        <table:table-row table:style-name="ro1">
          <table:table-cell office:value-type="float" office:value="21.2" calcext:value-type="float">
            <text:p>21,2</text:p>
          </table:table-cell>
          <table:table-cell office:value-type="float" office:value="0.0628388" calcext:value-type="float">
            <text:p>0,0628388</text:p>
          </table:table-cell>
          <table:table-cell office:value-type="float" office:value="0.189413" calcext:value-type="float">
            <text:p>0,189413</text:p>
          </table:table-cell>
          <table:table-cell table:number-columns-repeated="498"/>
        </table:table-row>
        <table:table-row table:style-name="ro1">
          <table:table-cell office:value-type="float" office:value="21.3" calcext:value-type="float">
            <text:p>21,3</text:p>
          </table:table-cell>
          <table:table-cell office:value-type="float" office:value="0.116703" calcext:value-type="float">
            <text:p>0,116703</text:p>
          </table:table-cell>
          <table:table-cell office:value-type="float" office:value="0.287953" calcext:value-type="float">
            <text:p>0,287953</text:p>
          </table:table-cell>
          <table:table-cell table:number-columns-repeated="498"/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0.18219" calcext:value-type="float">
            <text:p>0,18219</text:p>
          </table:table-cell>
          <table:table-cell office:value-type="float" office:value="0.376913" calcext:value-type="float">
            <text:p>0,376913</text:p>
          </table:table-cell>
          <table:table-cell table:number-columns-repeated="498"/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0.25693" calcext:value-type="float">
            <text:p>0,25693</text:p>
          </table:table-cell>
          <table:table-cell office:value-type="float" office:value="0.454933" calcext:value-type="float">
            <text:p>0,454933</text:p>
          </table:table-cell>
          <table:table-cell table:number-columns-repeated="498"/>
        </table:table-row>
        <table:table-row table:style-name="ro1">
          <table:table-cell office:value-type="float" office:value="21.6" calcext:value-type="float">
            <text:p>21,6</text:p>
          </table:table-cell>
          <table:table-cell office:value-type="float" office:value="0.338869" calcext:value-type="float">
            <text:p>0,338869</text:p>
          </table:table-cell>
          <table:table-cell office:value-type="float" office:value="0.521795" calcext:value-type="float">
            <text:p>0,521795</text:p>
          </table:table-cell>
          <table:table-cell table:number-columns-repeated="498"/>
        </table:table-row>
        <table:table-row table:style-name="ro1">
          <table:table-cell office:value-type="float" office:value="21.7" calcext:value-type="float">
            <text:p>21,7</text:p>
          </table:table-cell>
          <table:table-cell office:value-type="float" office:value="0.426888" calcext:value-type="float">
            <text:p>0,426888</text:p>
          </table:table-cell>
          <table:table-cell office:value-type="float" office:value="0.577639" calcext:value-type="float">
            <text:p>0,577639</text:p>
          </table:table-cell>
          <table:table-cell table:number-columns-repeated="498"/>
        </table:table-row>
        <table:table-row table:style-name="ro1">
          <table:table-cell office:value-type="float" office:value="21.8" calcext:value-type="float">
            <text:p>21,8</text:p>
          </table:table-cell>
          <table:table-cell office:value-type="float" office:value="0.520511" calcext:value-type="float">
            <text:p>0,520511</text:p>
          </table:table-cell>
          <table:table-cell office:value-type="float" office:value="0.622037" calcext:value-type="float">
            <text:p>0,622037</text:p>
          </table:table-cell>
          <table:table-cell table:number-columns-repeated="498"/>
        </table:table-row>
        <table:table-row table:style-name="ro1">
          <table:table-cell office:value-type="float" office:value="21.9" calcext:value-type="float">
            <text:p>21,9</text:p>
          </table:table-cell>
          <table:table-cell office:value-type="float" office:value="0.619006" calcext:value-type="float">
            <text:p>0,619006</text:p>
          </table:table-cell>
          <table:table-cell office:value-type="float" office:value="0.653706" calcext:value-type="float">
            <text:p>0,653706</text:p>
          </table:table-cell>
          <table:table-cell table:number-columns-repeated="4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20617" calcext:value-type="float">
            <text:p>0,720617</text:p>
          </table:table-cell>
          <table:table-cell office:value-type="float" office:value="0.671087" calcext:value-type="float">
            <text:p>0,671087</text:p>
          </table:table-cell>
          <table:table-cell table:number-columns-repeated="498"/>
        </table:table-row>
        <table:table-row table:style-name="ro1">
          <table:table-cell office:value-type="float" office:value="22.1" calcext:value-type="float">
            <text:p>22,1</text:p>
          </table:table-cell>
          <table:table-cell office:value-type="float" office:value="0.822596" calcext:value-type="float">
            <text:p>0,822596</text:p>
          </table:table-cell>
          <table:table-cell office:value-type="float" office:value="0.673323" calcext:value-type="float">
            <text:p>0,673323</text:p>
          </table:table-cell>
          <table:table-cell table:number-columns-repeated="498"/>
        </table:table-row>
        <table:table-row table:style-name="ro1">
          <table:table-cell office:value-type="float" office:value="22.2" calcext:value-type="float">
            <text:p>22,2</text:p>
          </table:table-cell>
          <table:table-cell office:value-type="float" office:value="0.921999" calcext:value-type="float">
            <text:p>0,921999</text:p>
          </table:table-cell>
          <table:table-cell office:value-type="float" office:value="0.660827" calcext:value-type="float">
            <text:p>0,660827</text:p>
          </table:table-cell>
          <table:table-cell table:number-columns-repeated="498"/>
        </table:table-row>
        <table:table-row table:style-name="ro1">
          <table:table-cell office:value-type="float" office:value="22.3" calcext:value-type="float">
            <text:p>22,3</text:p>
          </table:table-cell>
          <table:table-cell office:value-type="float" office:value="1.01662" calcext:value-type="float">
            <text:p>1,01662</text:p>
          </table:table-cell>
          <table:table-cell office:value-type="float" office:value="0.634989" calcext:value-type="float">
            <text:p>0,634989</text:p>
          </table:table-cell>
          <table:table-cell table:number-columns-repeated="498"/>
        </table:table-row>
        <table:table-row table:style-name="ro1">
          <table:table-cell office:value-type="float" office:value="22.4" calcext:value-type="float">
            <text:p>22,4</text:p>
          </table:table-cell>
          <table:table-cell office:value-type="float" office:value="1.10531" calcext:value-type="float">
            <text:p>1,10531</text:p>
          </table:table-cell>
          <table:table-cell office:value-type="float" office:value="0.59729" calcext:value-type="float">
            <text:p>0,59729</text:p>
          </table:table-cell>
          <table:table-cell table:number-columns-repeated="498"/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.18746" calcext:value-type="float">
            <text:p>1,18746</text:p>
          </table:table-cell>
          <table:table-cell office:value-type="float" office:value="0.548535" calcext:value-type="float">
            <text:p>0,548535</text:p>
          </table:table-cell>
          <table:table-cell table:number-columns-repeated="498"/>
        </table:table-row>
        <table:table-row table:style-name="ro1">
          <table:table-cell office:value-type="float" office:value="22.6" calcext:value-type="float">
            <text:p>22,6</text:p>
          </table:table-cell>
          <table:table-cell office:value-type="float" office:value="1.2621" calcext:value-type="float">
            <text:p>1,2621</text:p>
          </table:table-cell>
          <table:table-cell office:value-type="float" office:value="0.488853" calcext:value-type="float">
            <text:p>0,488853</text:p>
          </table:table-cell>
          <table:table-cell table:number-columns-repeated="498"/>
        </table:table-row>
        <table:table-row table:style-name="ro1">
          <table:table-cell office:value-type="float" office:value="22.7" calcext:value-type="float">
            <text:p>22,7</text:p>
          </table:table-cell>
          <table:table-cell office:value-type="float" office:value="1.3274" calcext:value-type="float">
            <text:p>1,3274</text:p>
          </table:table-cell>
          <table:table-cell office:value-type="float" office:value="0.418439" calcext:value-type="float">
            <text:p>0,418439</text:p>
          </table:table-cell>
          <table:table-cell table:number-columns-repeated="498"/>
        </table:table-row>
        <table:table-row table:style-name="ro1">
          <table:table-cell office:value-type="float" office:value="22.8" calcext:value-type="float">
            <text:p>22,8</text:p>
          </table:table-cell>
          <table:table-cell office:value-type="float" office:value="1.38095" calcext:value-type="float">
            <text:p>1,38095</text:p>
          </table:table-cell>
          <table:table-cell office:value-type="float" office:value="0.338415" calcext:value-type="float">
            <text:p>0,338415</text:p>
          </table:table-cell>
          <table:table-cell table:number-columns-repeated="498"/>
        </table:table-row>
        <table:table-row table:style-name="ro1">
          <table:table-cell office:value-type="float" office:value="22.9" calcext:value-type="float">
            <text:p>22,9</text:p>
          </table:table-cell>
          <table:table-cell office:value-type="float" office:value="1.42074" calcext:value-type="float">
            <text:p>1,42074</text:p>
          </table:table-cell>
          <table:table-cell office:value-type="float" office:value="0.251085" calcext:value-type="float">
            <text:p>0,251085</text:p>
          </table:table-cell>
          <table:table-cell table:number-columns-repeated="4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4589" calcext:value-type="float">
            <text:p>1,44589</text:p>
          </table:table-cell>
          <table:table-cell office:value-type="float" office:value="0.159363" calcext:value-type="float">
            <text:p>0,159363</text:p>
          </table:table-cell>
          <table:table-cell table:number-columns-repeated="498"/>
        </table:table-row>
        <table:table-row table:style-name="ro1">
          <table:table-cell office:value-type="float" office:value="23.1" calcext:value-type="float">
            <text:p>23,1</text:p>
          </table:table-cell>
          <table:table-cell office:value-type="float" office:value="1.45664" calcext:value-type="float">
            <text:p>1,45664</text:p>
          </table:table-cell>
          <table:table-cell office:value-type="float" office:value="0.0658117" calcext:value-type="float">
            <text:p>0,0658117</text:p>
          </table:table-cell>
          <table:table-cell table:number-columns-repeated="498"/>
        </table:table-row>
        <table:table-row table:style-name="ro1">
          <table:table-cell office:value-type="float" office:value="23.2" calcext:value-type="float">
            <text:p>23,2</text:p>
          </table:table-cell>
          <table:table-cell office:value-type="float" office:value="1.45365" calcext:value-type="float">
            <text:p>1,45365</text:p>
          </table:table-cell>
          <table:table-cell office:value-type="float" office:value="-0.0279274" calcext:value-type="float">
            <text:p>-0,0279274</text:p>
          </table:table-cell>
          <table:table-cell table:number-columns-repeated="498"/>
        </table:table-row>
        <table:table-row table:style-name="ro1">
          <table:table-cell office:value-type="float" office:value="23.3" calcext:value-type="float">
            <text:p>23,3</text:p>
          </table:table-cell>
          <table:table-cell office:value-type="float" office:value="1.43711" calcext:value-type="float">
            <text:p>1,43711</text:p>
          </table:table-cell>
          <table:table-cell office:value-type="float" office:value="-0.120863" calcext:value-type="float">
            <text:p>-0,120863</text:p>
          </table:table-cell>
          <table:table-cell table:number-columns-repeated="498"/>
        </table:table-row>
        <table:table-row table:style-name="ro1">
          <table:table-cell office:value-type="float" office:value="23.4" calcext:value-type="float">
            <text:p>23,4</text:p>
          </table:table-cell>
          <table:table-cell office:value-type="float" office:value="1.40648" calcext:value-type="float">
            <text:p>1,40648</text:p>
          </table:table-cell>
          <table:table-cell office:value-type="float" office:value="-0.211796" calcext:value-type="float">
            <text:p>-0,211796</text:p>
          </table:table-cell>
          <table:table-cell table:number-columns-repeated="498"/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1.36106" calcext:value-type="float">
            <text:p>1,36106</text:p>
          </table:table-cell>
          <table:table-cell office:value-type="float" office:value="-0.2986" calcext:value-type="float">
            <text:p>-0,2986</text:p>
          </table:table-cell>
          <table:table-cell table:number-columns-repeated="498"/>
        </table:table-row>
        <table:table-row table:style-name="ro1">
          <table:table-cell office:value-type="float" office:value="23.6" calcext:value-type="float">
            <text:p>23,6</text:p>
          </table:table-cell>
          <table:table-cell office:value-type="float" office:value="1.30094" calcext:value-type="float">
            <text:p>1,30094</text:p>
          </table:table-cell>
          <table:table-cell office:value-type="float" office:value="-0.378285" calcext:value-type="float">
            <text:p>-0,378285</text:p>
          </table:table-cell>
          <table:table-cell table:number-columns-repeated="498"/>
        </table:table-row>
        <table:table-row table:style-name="ro1">
          <table:table-cell office:value-type="float" office:value="23.7" calcext:value-type="float">
            <text:p>23,7</text:p>
          </table:table-cell>
          <table:table-cell office:value-type="float" office:value="1.22753" calcext:value-type="float">
            <text:p>1,22753</text:p>
          </table:table-cell>
          <table:table-cell office:value-type="float" office:value="-0.447821" calcext:value-type="float">
            <text:p>-0,447821</text:p>
          </table:table-cell>
          <table:table-cell table:number-columns-repeated="498"/>
        </table:table-row>
        <table:table-row table:style-name="ro1">
          <table:table-cell office:value-type="float" office:value="23.8" calcext:value-type="float">
            <text:p>23,8</text:p>
          </table:table-cell>
          <table:table-cell office:value-type="float" office:value="1.14327" calcext:value-type="float">
            <text:p>1,14327</text:p>
          </table:table-cell>
          <table:table-cell office:value-type="float" office:value="-0.505092" calcext:value-type="float">
            <text:p>-0,505092</text:p>
          </table:table-cell>
          <table:table-cell table:number-columns-repeated="498"/>
        </table:table-row>
        <table:table-row table:style-name="ro1">
          <table:table-cell office:value-type="float" office:value="23.9" calcext:value-type="float">
            <text:p>23,9</text:p>
          </table:table-cell>
          <table:table-cell office:value-type="float" office:value="1.05062" calcext:value-type="float">
            <text:p>1,05062</text:p>
          </table:table-cell>
          <table:table-cell office:value-type="float" office:value="-0.549215" calcext:value-type="float">
            <text:p>-0,549215</text:p>
          </table:table-cell>
          <table:table-cell table:number-columns-repeated="49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51312" calcext:value-type="float">
            <text:p>0,951312</text:p>
          </table:table-cell>
          <table:table-cell office:value-type="float" office:value="-0.579979" calcext:value-type="float">
            <text:p>-0,579979</text:p>
          </table:table-cell>
          <table:table-cell table:number-columns-repeated="498"/>
        </table:table-row>
        <table:table-row table:style-name="ro1">
          <table:table-cell office:value-type="float" office:value="24.1" calcext:value-type="float">
            <text:p>24,1</text:p>
          </table:table-cell>
          <table:table-cell office:value-type="float" office:value="0.846286" calcext:value-type="float">
            <text:p>0,846286</text:p>
          </table:table-cell>
          <table:table-cell office:value-type="float" office:value="-0.596873" calcext:value-type="float">
            <text:p>-0,596873</text:p>
          </table:table-cell>
          <table:table-cell table:number-columns-repeated="498"/>
        </table:table-row>
        <table:table-row table:style-name="ro1">
          <table:table-cell office:value-type="float" office:value="24.2" calcext:value-type="float">
            <text:p>24,2</text:p>
          </table:table-cell>
          <table:table-cell office:value-type="float" office:value="0.73653" calcext:value-type="float">
            <text:p>0,73653</text:p>
          </table:table-cell>
          <table:table-cell office:value-type="float" office:value="-0.59854" calcext:value-type="float">
            <text:p>-0,59854</text:p>
          </table:table-cell>
          <table:table-cell table:number-columns-repeated="498"/>
        </table:table-row>
        <table:table-row table:style-name="ro1">
          <table:table-cell office:value-type="float" office:value="24.3" calcext:value-type="float">
            <text:p>24,3</text:p>
          </table:table-cell>
          <table:table-cell office:value-type="float" office:value="0.624007" calcext:value-type="float">
            <text:p>0,624007</text:p>
          </table:table-cell>
          <table:table-cell office:value-type="float" office:value="-0.583138" calcext:value-type="float">
            <text:p>-0,583138</text:p>
          </table:table-cell>
          <table:table-cell table:number-columns-repeated="498"/>
        </table:table-row>
        <table:table-row table:style-name="ro1">
          <table:table-cell office:value-type="float" office:value="24.4" calcext:value-type="float">
            <text:p>24,4</text:p>
          </table:table-cell>
          <table:table-cell office:value-type="float" office:value="0.51192" calcext:value-type="float">
            <text:p>0,51192</text:p>
          </table:table-cell>
          <table:table-cell office:value-type="float" office:value="-0.549366" calcext:value-type="float">
            <text:p>-0,549366</text:p>
          </table:table-cell>
          <table:table-cell table:number-columns-repeated="498"/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0.404024" calcext:value-type="float">
            <text:p>0,404024</text:p>
          </table:table-cell>
          <table:table-cell office:value-type="float" office:value="-0.497332" calcext:value-type="float">
            <text:p>-0,497332</text:p>
          </table:table-cell>
          <table:table-cell table:number-columns-repeated="498"/>
        </table:table-row>
        <table:table-row table:style-name="ro1">
          <table:table-cell office:value-type="float" office:value="24.6" calcext:value-type="float">
            <text:p>24,6</text:p>
          </table:table-cell>
          <table:table-cell office:value-type="float" office:value="0.303496" calcext:value-type="float">
            <text:p>0,303496</text:p>
          </table:table-cell>
          <table:table-cell office:value-type="float" office:value="-0.428545" calcext:value-type="float">
            <text:p>-0,428545</text:p>
          </table:table-cell>
          <table:table-cell table:number-columns-repeated="498"/>
        </table:table-row>
        <table:table-row table:style-name="ro1">
          <table:table-cell office:value-type="float" office:value="24.7" calcext:value-type="float">
            <text:p>24,7</text:p>
          </table:table-cell>
          <table:table-cell office:value-type="float" office:value="0.212242" calcext:value-type="float">
            <text:p>0,212242</text:p>
          </table:table-cell>
          <table:table-cell office:value-type="float" office:value="-0.345011" calcext:value-type="float">
            <text:p>-0,345011</text:p>
          </table:table-cell>
          <table:table-cell table:number-columns-repeated="498"/>
        </table:table-row>
        <table:table-row table:style-name="ro1">
          <table:table-cell office:value-type="float" office:value="24.8" calcext:value-type="float">
            <text:p>24,8</text:p>
          </table:table-cell>
          <table:table-cell office:value-type="float" office:value="0.13121" calcext:value-type="float">
            <text:p>0,13121</text:p>
          </table:table-cell>
          <table:table-cell office:value-type="float" office:value="-0.248155" calcext:value-type="float">
            <text:p>-0,248155</text:p>
          </table:table-cell>
          <table:table-cell table:number-columns-repeated="498"/>
        </table:table-row>
        <table:table-row table:style-name="ro1">
          <table:table-cell office:value-type="float" office:value="24.9" calcext:value-type="float">
            <text:p>24,9</text:p>
          </table:table-cell>
          <table:table-cell office:value-type="float" office:value="0.0614472" calcext:value-type="float">
            <text:p>0,0614472</text:p>
          </table:table-cell>
          <table:table-cell office:value-type="float" office:value="-0.138451" calcext:value-type="float">
            <text:p>-0,138451</text:p>
          </table:table-cell>
          <table:table-cell table:number-columns-repeated="4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502068" calcext:value-type="float">
            <text:p>0,00502068</text:p>
          </table:table-cell>
          <table:table-cell office:value-type="float" office:value="-0.016103" calcext:value-type="float">
            <text:p>-0,016103</text:p>
          </table:table-cell>
          <table:table-cell table:number-columns-repeated="49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2-10T13:29:51.186000000</dc:date>
    <meta:editing-duration>PT5M52S</meta:editing-duration>
    <meta:editing-cycles>1</meta:editing-cycles>
    <meta:document-statistic meta:table-count="1" meta:cell-count="1505" meta:object-count="1"/>
    <meta:generator>LibreOffice/7.0.3.1$Windows_X86_64 LibreOffice_project/d7547858d014d4cf69878db179d326fc3483e08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8.989cm" xlink:href=".." xlink:type="simple" chart:class="chart:scatter" chart:style-name="ch1">
        <chart:legend chart:legend-position="end" svg:x="12.906cm" svg:y="3.94cm" style:legend-expansion="high" chart:style-name="ch2"/>
        <chart:plot-area chart:style-name="ch3" table:cell-range-address="riemann.A1:riemann.C501" svg:x="0.319cm" svg:y="0.179cm" svg:width="12.268cm" svg:height="8.631cm">
          <chart:coordinate-region svg:x="0.573cm" svg:y="0.381cm" svg:width="11.822cm" svg:height="8.2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iemann.B1:riemann.B501" chart:class="chart:scatter">
            <chart:domain table:cell-range-address="riemann.A1:riemann.A501"/>
            <chart:data-point chart:repeated="501"/>
          </chart:series>
          <chart:series chart:style-name="ch8" chart:values-cell-range-address="riemann.C1:riemann.C501" chart:class="chart:scatter">
            <chart:data-point chart:repeated="5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5">
                <text:p>-25</text:p>
                <draw:g>
                  <svg:desc>riemann.A1:riemann.A501</svg:desc>
                </draw:g>
              </table:table-cell>
              <table:table-cell office:value-type="float" office:value="0.00502068">
                <text:p>0.00502068</text:p>
                <draw:g>
                  <svg:desc>riemann.B1:riemann.B501</svg:desc>
                </draw:g>
              </table:table-cell>
              <table:table-cell office:value-type="float" office:value="0.016103">
                <text:p>0.016103</text:p>
                <draw:g>
                  <svg:desc>riemann.C1:riemann.C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4.9">
                <text:p>-24.9</text:p>
              </table:table-cell>
              <table:table-cell office:value-type="float" office:value="0.0614472">
                <text:p>0.0614472</text:p>
              </table:table-cell>
              <table:table-cell office:value-type="float" office:value="0.138451">
                <text:p>0.138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4.8">
                <text:p>-24.8</text:p>
              </table:table-cell>
              <table:table-cell office:value-type="float" office:value="0.13121">
                <text:p>0.13121</text:p>
              </table:table-cell>
              <table:table-cell office:value-type="float" office:value="0.248155">
                <text:p>0.248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4.7">
                <text:p>-24.7</text:p>
              </table:table-cell>
              <table:table-cell office:value-type="float" office:value="0.212242">
                <text:p>0.212242</text:p>
              </table:table-cell>
              <table:table-cell office:value-type="float" office:value="0.345011">
                <text:p>0.345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4.6">
                <text:p>-24.6</text:p>
              </table:table-cell>
              <table:table-cell office:value-type="float" office:value="0.303496">
                <text:p>0.303496</text:p>
              </table:table-cell>
              <table:table-cell office:value-type="float" office:value="0.428545">
                <text:p>0.428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4.5">
                <text:p>-24.5</text:p>
              </table:table-cell>
              <table:table-cell office:value-type="float" office:value="0.404024">
                <text:p>0.404024</text:p>
              </table:table-cell>
              <table:table-cell office:value-type="float" office:value="0.497332">
                <text:p>0.4973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4.4">
                <text:p>-24.4</text:p>
              </table:table-cell>
              <table:table-cell office:value-type="float" office:value="0.51192">
                <text:p>0.51192</text:p>
              </table:table-cell>
              <table:table-cell office:value-type="float" office:value="0.549366">
                <text:p>0.549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4.3">
                <text:p>-24.3</text:p>
              </table:table-cell>
              <table:table-cell office:value-type="float" office:value="0.624007">
                <text:p>0.624007</text:p>
              </table:table-cell>
              <table:table-cell office:value-type="float" office:value="0.583138">
                <text:p>0.583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4.2">
                <text:p>-24.2</text:p>
              </table:table-cell>
              <table:table-cell office:value-type="float" office:value="0.73653">
                <text:p>0.73653</text:p>
              </table:table-cell>
              <table:table-cell office:value-type="float" office:value="0.59854">
                <text:p>0.598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4.1">
                <text:p>-24.1</text:p>
              </table:table-cell>
              <table:table-cell office:value-type="float" office:value="0.846286">
                <text:p>0.846286</text:p>
              </table:table-cell>
              <table:table-cell office:value-type="float" office:value="0.596873">
                <text:p>0.5968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4">
                <text:p>-24</text:p>
              </table:table-cell>
              <table:table-cell office:value-type="float" office:value="0.951312">
                <text:p>0.951312</text:p>
              </table:table-cell>
              <table:table-cell office:value-type="float" office:value="0.579979">
                <text:p>0.5799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3.9">
                <text:p>-23.9</text:p>
              </table:table-cell>
              <table:table-cell office:value-type="float" office:value="1.05062">
                <text:p>1.05062</text:p>
              </table:table-cell>
              <table:table-cell office:value-type="float" office:value="0.549215">
                <text:p>0.5492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3.8">
                <text:p>-23.8</text:p>
              </table:table-cell>
              <table:table-cell office:value-type="float" office:value="1.14327">
                <text:p>1.14327</text:p>
              </table:table-cell>
              <table:table-cell office:value-type="float" office:value="0.505092">
                <text:p>0.5050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3.7">
                <text:p>-23.7</text:p>
              </table:table-cell>
              <table:table-cell office:value-type="float" office:value="1.22753">
                <text:p>1.22753</text:p>
              </table:table-cell>
              <table:table-cell office:value-type="float" office:value="0.447821">
                <text:p>0.4478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3.6">
                <text:p>-23.6</text:p>
              </table:table-cell>
              <table:table-cell office:value-type="float" office:value="1.30094">
                <text:p>1.30094</text:p>
              </table:table-cell>
              <table:table-cell office:value-type="float" office:value="0.378285">
                <text:p>0.3782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3.5">
                <text:p>-23.5</text:p>
              </table:table-cell>
              <table:table-cell office:value-type="float" office:value="1.36106">
                <text:p>1.36106</text:p>
              </table:table-cell>
              <table:table-cell office:value-type="float" office:value="0.2986">
                <text:p>0.29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3.4">
                <text:p>-23.4</text:p>
              </table:table-cell>
              <table:table-cell office:value-type="float" office:value="1.40648">
                <text:p>1.40648</text:p>
              </table:table-cell>
              <table:table-cell office:value-type="float" office:value="0.211796">
                <text:p>0.2117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3.3">
                <text:p>-23.3</text:p>
              </table:table-cell>
              <table:table-cell office:value-type="float" office:value="1.43711">
                <text:p>1.43711</text:p>
              </table:table-cell>
              <table:table-cell office:value-type="float" office:value="0.120863">
                <text:p>0.1208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3.2">
                <text:p>-23.2</text:p>
              </table:table-cell>
              <table:table-cell office:value-type="float" office:value="1.45365">
                <text:p>1.45365</text:p>
              </table:table-cell>
              <table:table-cell office:value-type="float" office:value="0.0279274">
                <text:p>0.02792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3.1">
                <text:p>-23.1</text:p>
              </table:table-cell>
              <table:table-cell office:value-type="float" office:value="1.45664">
                <text:p>1.45664</text:p>
              </table:table-cell>
              <table:table-cell office:value-type="float" office:value="-0.0658117">
                <text:p>-0.0658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3">
                <text:p>-23</text:p>
              </table:table-cell>
              <table:table-cell office:value-type="float" office:value="1.44589">
                <text:p>1.44589</text:p>
              </table:table-cell>
              <table:table-cell office:value-type="float" office:value="-0.159363">
                <text:p>-0.1593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2.9">
                <text:p>-22.9</text:p>
              </table:table-cell>
              <table:table-cell office:value-type="float" office:value="1.42074">
                <text:p>1.42074</text:p>
              </table:table-cell>
              <table:table-cell office:value-type="float" office:value="-0.251085">
                <text:p>-0.2510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2.8">
                <text:p>-22.8</text:p>
              </table:table-cell>
              <table:table-cell office:value-type="float" office:value="1.38095">
                <text:p>1.38095</text:p>
              </table:table-cell>
              <table:table-cell office:value-type="float" office:value="-0.338415">
                <text:p>-0.3384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2.7">
                <text:p>-22.7</text:p>
              </table:table-cell>
              <table:table-cell office:value-type="float" office:value="1.3274">
                <text:p>1.3274</text:p>
              </table:table-cell>
              <table:table-cell office:value-type="float" office:value="-0.418439">
                <text:p>-0.4184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2.6">
                <text:p>-22.6</text:p>
              </table:table-cell>
              <table:table-cell office:value-type="float" office:value="1.2621">
                <text:p>1.2621</text:p>
              </table:table-cell>
              <table:table-cell office:value-type="float" office:value="-0.488853">
                <text:p>-0.4888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2.5">
                <text:p>-22.5</text:p>
              </table:table-cell>
              <table:table-cell office:value-type="float" office:value="1.18746">
                <text:p>1.18746</text:p>
              </table:table-cell>
              <table:table-cell office:value-type="float" office:value="-0.548535">
                <text:p>-0.5485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2.4">
                <text:p>-22.4</text:p>
              </table:table-cell>
              <table:table-cell office:value-type="float" office:value="1.10531">
                <text:p>1.10531</text:p>
              </table:table-cell>
              <table:table-cell office:value-type="float" office:value="-0.59729">
                <text:p>-0.597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.3">
                <text:p>-22.3</text:p>
              </table:table-cell>
              <table:table-cell office:value-type="float" office:value="1.01662">
                <text:p>1.01662</text:p>
              </table:table-cell>
              <table:table-cell office:value-type="float" office:value="-0.634989">
                <text:p>-0.6349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.2">
                <text:p>-22.2</text:p>
              </table:table-cell>
              <table:table-cell office:value-type="float" office:value="0.921999">
                <text:p>0.921999</text:p>
              </table:table-cell>
              <table:table-cell office:value-type="float" office:value="-0.660827">
                <text:p>-0.6608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2.1">
                <text:p>-22.1</text:p>
              </table:table-cell>
              <table:table-cell office:value-type="float" office:value="0.822596">
                <text:p>0.822596</text:p>
              </table:table-cell>
              <table:table-cell office:value-type="float" office:value="-0.673323">
                <text:p>-0.6733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2">
                <text:p>-22</text:p>
              </table:table-cell>
              <table:table-cell office:value-type="float" office:value="0.720617">
                <text:p>0.720617</text:p>
              </table:table-cell>
              <table:table-cell office:value-type="float" office:value="-0.671087">
                <text:p>-0.6710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1.9">
                <text:p>-21.9</text:p>
              </table:table-cell>
              <table:table-cell office:value-type="float" office:value="0.619006">
                <text:p>0.619006</text:p>
              </table:table-cell>
              <table:table-cell office:value-type="float" office:value="-0.653706">
                <text:p>-0.6537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1.8">
                <text:p>-21.8</text:p>
              </table:table-cell>
              <table:table-cell office:value-type="float" office:value="0.520511">
                <text:p>0.520511</text:p>
              </table:table-cell>
              <table:table-cell office:value-type="float" office:value="-0.622037">
                <text:p>-0.6220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1.7">
                <text:p>-21.7</text:p>
              </table:table-cell>
              <table:table-cell office:value-type="float" office:value="0.426888">
                <text:p>0.426888</text:p>
              </table:table-cell>
              <table:table-cell office:value-type="float" office:value="-0.577639">
                <text:p>-0.5776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1.6">
                <text:p>-21.6</text:p>
              </table:table-cell>
              <table:table-cell office:value-type="float" office:value="0.338869">
                <text:p>0.338869</text:p>
              </table:table-cell>
              <table:table-cell office:value-type="float" office:value="-0.521795">
                <text:p>-0.5217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1.5">
                <text:p>-21.5</text:p>
              </table:table-cell>
              <table:table-cell office:value-type="float" office:value="0.25693">
                <text:p>0.25693</text:p>
              </table:table-cell>
              <table:table-cell office:value-type="float" office:value="-0.454933">
                <text:p>-0.4549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1.4">
                <text:p>-21.4</text:p>
              </table:table-cell>
              <table:table-cell office:value-type="float" office:value="0.18219">
                <text:p>0.18219</text:p>
              </table:table-cell>
              <table:table-cell office:value-type="float" office:value="-0.376913">
                <text:p>-0.3769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1.3">
                <text:p>-21.3</text:p>
              </table:table-cell>
              <table:table-cell office:value-type="float" office:value="0.116703">
                <text:p>0.116703</text:p>
              </table:table-cell>
              <table:table-cell office:value-type="float" office:value="-0.287953">
                <text:p>-0.2879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1.2">
                <text:p>-21.2</text:p>
              </table:table-cell>
              <table:table-cell office:value-type="float" office:value="0.0628388">
                <text:p>0.0628388</text:p>
              </table:table-cell>
              <table:table-cell office:value-type="float" office:value="-0.189413">
                <text:p>-0.1894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1.1">
                <text:p>-21.1</text:p>
              </table:table-cell>
              <table:table-cell office:value-type="float" office:value="0.0222557">
                <text:p>0.0222557</text:p>
              </table:table-cell>
              <table:table-cell office:value-type="float" office:value="-0.0837755">
                <text:p>-0.08377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1">
                <text:p>-21</text:p>
              </table:table-cell>
              <table:table-cell office:value-type="float" office:value="-0.00472212">
                <text:p>-0.00472212</text:p>
              </table:table-cell>
              <table:table-cell office:value-type="float" office:value="0.0262257">
                <text:p>0.02622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0.9">
                <text:p>-20.9</text:p>
              </table:table-cell>
              <table:table-cell office:value-type="float" office:value="-0.0187849">
                <text:p>-0.0187849</text:p>
              </table:table-cell>
              <table:table-cell office:value-type="float" office:value="0.138629">
                <text:p>0.1386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0.8">
                <text:p>-20.8</text:p>
              </table:table-cell>
              <table:table-cell office:value-type="float" office:value="-0.0206223">
                <text:p>-0.0206223</text:p>
              </table:table-cell>
              <table:table-cell office:value-type="float" office:value="0.252604">
                <text:p>0.2526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0.7">
                <text:p>-20.7</text:p>
              </table:table-cell>
              <table:table-cell office:value-type="float" office:value="-0.0100363">
                <text:p>-0.0100363</text:p>
              </table:table-cell>
              <table:table-cell office:value-type="float" office:value="0.367844">
                <text:p>0.3678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0.6">
                <text:p>-20.6</text:p>
              </table:table-cell>
              <table:table-cell office:value-type="float" office:value="0.0140695">
                <text:p>0.0140695</text:p>
              </table:table-cell>
              <table:table-cell office:value-type="float" office:value="0.483467">
                <text:p>0.4834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0.5">
                <text:p>-20.5</text:p>
              </table:table-cell>
              <table:table-cell office:value-type="float" office:value="0.05278">
                <text:p>0.05278</text:p>
              </table:table-cell>
              <table:table-cell office:value-type="float" office:value="0.597365">
                <text:p>0.5973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0.4">
                <text:p>-20.4</text:p>
              </table:table-cell>
              <table:table-cell office:value-type="float" office:value="0.106059">
                <text:p>0.106059</text:p>
              </table:table-cell>
              <table:table-cell office:value-type="float" office:value="0.706568">
                <text:p>0.7065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0.3">
                <text:p>-20.3</text:p>
              </table:table-cell>
              <table:table-cell office:value-type="float" office:value="0.172365">
                <text:p>0.172365</text:p>
              </table:table-cell>
              <table:table-cell office:value-type="float" office:value="0.808392">
                <text:p>0.8083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0.2">
                <text:p>-20.2</text:p>
              </table:table-cell>
              <table:table-cell office:value-type="float" office:value="0.249356">
                <text:p>0.249356</text:p>
              </table:table-cell>
              <table:table-cell office:value-type="float" office:value="0.901485">
                <text:p>0.9014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0.1">
                <text:p>-20.1</text:p>
              </table:table-cell>
              <table:table-cell office:value-type="float" office:value="0.335172">
                <text:p>0.335172</text:p>
              </table:table-cell>
              <table:table-cell office:value-type="float" office:value="0.985884">
                <text:p>0.9858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0">
                <text:p>-20</text:p>
              </table:table-cell>
              <table:table-cell office:value-type="float" office:value="0.429268">
                <text:p>0.429268</text:p>
              </table:table-cell>
              <table:table-cell office:value-type="float" office:value="1.06202">
                <text:p>1.062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9.9">
                <text:p>-19.9</text:p>
              </table:table-cell>
              <table:table-cell office:value-type="float" office:value="0.532089">
                <text:p>0.532089</text:p>
              </table:table-cell>
              <table:table-cell office:value-type="float" office:value="1.12941">
                <text:p>1.12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9.8">
                <text:p>-19.8</text:p>
              </table:table-cell>
              <table:table-cell office:value-type="float" office:value="0.643801">
                <text:p>0.643801</text:p>
              </table:table-cell>
              <table:table-cell office:value-type="float" office:value="1.18617">
                <text:p>1.186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9.7">
                <text:p>-19.7</text:p>
              </table:table-cell>
              <table:table-cell office:value-type="float" office:value="0.763077">
                <text:p>0.763077</text:p>
              </table:table-cell>
              <table:table-cell office:value-type="float" office:value="1.22977">
                <text:p>1.229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9.6">
                <text:p>-19.6</text:p>
              </table:table-cell>
              <table:table-cell office:value-type="float" office:value="0.88697">
                <text:p>0.88697</text:p>
              </table:table-cell>
              <table:table-cell office:value-type="float" office:value="1.25849">
                <text:p>1.258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9.5">
                <text:p>-19.5</text:p>
              </table:table-cell>
              <table:table-cell office:value-type="float" office:value="1.01206">
                <text:p>1.01206</text:p>
              </table:table-cell>
              <table:table-cell office:value-type="float" office:value="1.27251">
                <text:p>1.272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9.4">
                <text:p>-19.4</text:p>
              </table:table-cell>
              <table:table-cell office:value-type="float" office:value="1.13609">
                <text:p>1.13609</text:p>
              </table:table-cell>
              <table:table-cell office:value-type="float" office:value="1.27362">
                <text:p>1.27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9.3">
                <text:p>-19.3</text:p>
              </table:table-cell>
              <table:table-cell office:value-type="float" office:value="1.25872">
                <text:p>1.25872</text:p>
              </table:table-cell>
              <table:table-cell office:value-type="float" office:value="1.26375">
                <text:p>1.26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9.2">
                <text:p>-19.2</text:p>
              </table:table-cell>
              <table:table-cell office:value-type="float" office:value="1.38086">
                <text:p>1.38086</text:p>
              </table:table-cell>
              <table:table-cell office:value-type="float" office:value="1.24333">
                <text:p>1.24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9.1">
                <text:p>-19.1</text:p>
              </table:table-cell>
              <table:table-cell office:value-type="float" office:value="1.50285">
                <text:p>1.50285</text:p>
              </table:table-cell>
              <table:table-cell office:value-type="float" office:value="1.21093">
                <text:p>1.210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9">
                <text:p>-19</text:p>
              </table:table-cell>
              <table:table-cell office:value-type="float" office:value="1.62305">
                <text:p>1.62305</text:p>
              </table:table-cell>
              <table:table-cell office:value-type="float" office:value="1.1644">
                <text:p>1.16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8.9">
                <text:p>-18.9</text:p>
              </table:table-cell>
              <table:table-cell office:value-type="float" office:value="1.73782">
                <text:p>1.73782</text:p>
              </table:table-cell>
              <table:table-cell office:value-type="float" office:value="1.10288">
                <text:p>1.102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8.8">
                <text:p>-18.8</text:p>
              </table:table-cell>
              <table:table-cell office:value-type="float" office:value="1.84322">
                <text:p>1.84322</text:p>
              </table:table-cell>
              <table:table-cell office:value-type="float" office:value="1.02807">
                <text:p>1.028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8.7">
                <text:p>-18.7</text:p>
              </table:table-cell>
              <table:table-cell office:value-type="float" office:value="1.93711">
                <text:p>1.93711</text:p>
              </table:table-cell>
              <table:table-cell office:value-type="float" office:value="0.943738">
                <text:p>0.9437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8.6">
                <text:p>-18.6</text:p>
              </table:table-cell>
              <table:table-cell office:value-type="float" office:value="2.02016">
                <text:p>2.02016</text:p>
              </table:table-cell>
              <table:table-cell office:value-type="float" office:value="0.853669">
                <text:p>0.8536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8.5">
                <text:p>-18.5</text:p>
              </table:table-cell>
              <table:table-cell office:value-type="float" office:value="2.09491">
                <text:p>2.09491</text:p>
              </table:table-cell>
              <table:table-cell office:value-type="float" office:value="0.759509">
                <text:p>0.7595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8.4">
                <text:p>-18.4</text:p>
              </table:table-cell>
              <table:table-cell office:value-type="float" office:value="2.16343">
                <text:p>2.16343</text:p>
              </table:table-cell>
              <table:table-cell office:value-type="float" office:value="0.660105">
                <text:p>0.6601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8.3">
                <text:p>-18.3</text:p>
              </table:table-cell>
              <table:table-cell office:value-type="float" office:value="2.22529">
                <text:p>2.22529</text:p>
              </table:table-cell>
              <table:table-cell office:value-type="float" office:value="0.552902">
                <text:p>0.5529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8.2">
                <text:p>-18.2</text:p>
              </table:table-cell>
              <table:table-cell office:value-type="float" office:value="2.27725">
                <text:p>2.27725</text:p>
              </table:table-cell>
              <table:table-cell office:value-type="float" office:value="0.436461">
                <text:p>0.4364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8.1">
                <text:p>-18.1</text:p>
              </table:table-cell>
              <table:table-cell office:value-type="float" office:value="2.31512">
                <text:p>2.31512</text:p>
              </table:table-cell>
              <table:table-cell office:value-type="float" office:value="0.312324">
                <text:p>0.3123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8">
                <text:p>-18</text:p>
              </table:table-cell>
              <table:table-cell office:value-type="float" office:value="2.33638">
                <text:p>2.33638</text:p>
              </table:table-cell>
              <table:table-cell office:value-type="float" office:value="0.184847">
                <text:p>0.1848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7.9">
                <text:p>-17.9</text:p>
              </table:table-cell>
              <table:table-cell office:value-type="float" office:value="2.34172">
                <text:p>2.34172</text:p>
              </table:table-cell>
              <table:table-cell office:value-type="float" office:value="0.0590846">
                <text:p>0.05908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7.8">
                <text:p>-17.8</text:p>
              </table:table-cell>
              <table:table-cell office:value-type="float" office:value="2.33454">
                <text:p>2.33454</text:p>
              </table:table-cell>
              <table:table-cell office:value-type="float" office:value="-0.061798">
                <text:p>-0.0617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7.7">
                <text:p>-17.7</text:p>
              </table:table-cell>
              <table:table-cell office:value-type="float" office:value="2.31862">
                <text:p>2.31862</text:p>
              </table:table-cell>
              <table:table-cell office:value-type="float" office:value="-0.177781">
                <text:p>-0.1777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7.6">
                <text:p>-17.6</text:p>
              </table:table-cell>
              <table:table-cell office:value-type="float" office:value="2.29572">
                <text:p>2.29572</text:p>
              </table:table-cell>
              <table:table-cell office:value-type="float" office:value="-0.291077">
                <text:p>-0.2910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7.5">
                <text:p>-17.5</text:p>
              </table:table-cell>
              <table:table-cell office:value-type="float" office:value="2.26476">
                <text:p>2.26476</text:p>
              </table:table-cell>
              <table:table-cell office:value-type="float" office:value="-0.403764">
                <text:p>-0.4037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7.4">
                <text:p>-17.4</text:p>
              </table:table-cell>
              <table:table-cell office:value-type="float" office:value="2.22302">
                <text:p>2.22302</text:p>
              </table:table-cell>
              <table:table-cell office:value-type="float" office:value="-0.515684">
                <text:p>-0.5156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7.3">
                <text:p>-17.3</text:p>
              </table:table-cell>
              <table:table-cell office:value-type="float" office:value="2.16852">
                <text:p>2.16852</text:p>
              </table:table-cell>
              <table:table-cell office:value-type="float" office:value="-0.624069">
                <text:p>-0.6240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7.2">
                <text:p>-17.2</text:p>
              </table:table-cell>
              <table:table-cell office:value-type="float" office:value="2.10173">
                <text:p>2.10173</text:p>
              </table:table-cell>
              <table:table-cell office:value-type="float" office:value="-0.725064">
                <text:p>-0.7250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7.1">
                <text:p>-17.1</text:p>
              </table:table-cell>
              <table:table-cell office:value-type="float" office:value="2.02547">
                <text:p>2.02547</text:p>
              </table:table-cell>
              <table:table-cell office:value-type="float" office:value="-0.815942">
                <text:p>-0.8159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7">
                <text:p>-17</text:p>
              </table:table-cell>
              <table:table-cell office:value-type="float" office:value="1.94325">
                <text:p>1.94325</text:p>
              </table:table-cell>
              <table:table-cell office:value-type="float" office:value="-0.896389">
                <text:p>-0.8963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6.9">
                <text:p>-16.9</text:p>
              </table:table-cell>
              <table:table-cell office:value-type="float" office:value="1.85723">
                <text:p>1.85723</text:p>
              </table:table-cell>
              <table:table-cell office:value-type="float" office:value="-0.968014">
                <text:p>-0.9680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6.8">
                <text:p>-16.8</text:p>
              </table:table-cell>
              <table:table-cell office:value-type="float" office:value="1.76747">
                <text:p>1.76747</text:p>
              </table:table-cell>
              <table:table-cell office:value-type="float" office:value="-1.03258">
                <text:p>-1.032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6.7">
                <text:p>-16.7</text:p>
              </table:table-cell>
              <table:table-cell office:value-type="float" office:value="1.6727">
                <text:p>1.6727</text:p>
              </table:table-cell>
              <table:table-cell office:value-type="float" office:value="-1.09036">
                <text:p>-1.09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.6">
                <text:p>-16.6</text:p>
              </table:table-cell>
              <table:table-cell office:value-type="float" office:value="1.57214">
                <text:p>1.57214</text:p>
              </table:table-cell>
              <table:table-cell office:value-type="float" office:value="-1.1398">
                <text:p>-1.13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6.5">
                <text:p>-16.5</text:p>
              </table:table-cell>
              <table:table-cell office:value-type="float" office:value="1.46671">
                <text:p>1.46671</text:p>
              </table:table-cell>
              <table:table-cell office:value-type="float" office:value="-1.17865">
                <text:p>-1.178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6.4">
                <text:p>-16.4</text:p>
              </table:table-cell>
              <table:table-cell office:value-type="float" office:value="1.35892">
                <text:p>1.35892</text:p>
              </table:table-cell>
              <table:table-cell office:value-type="float" office:value="-1.20561">
                <text:p>-1.205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6.3">
                <text:p>-16.3</text:p>
              </table:table-cell>
              <table:table-cell office:value-type="float" office:value="1.25155">
                <text:p>1.25155</text:p>
              </table:table-cell>
              <table:table-cell office:value-type="float" office:value="-1.22119">
                <text:p>-1.221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6.2">
                <text:p>-16.2</text:p>
              </table:table-cell>
              <table:table-cell office:value-type="float" office:value="1.14618">
                <text:p>1.14618</text:p>
              </table:table-cell>
              <table:table-cell office:value-type="float" office:value="-1.22718">
                <text:p>-1.227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6.1">
                <text:p>-16.1</text:p>
              </table:table-cell>
              <table:table-cell office:value-type="float" office:value="1.04279">
                <text:p>1.04279</text:p>
              </table:table-cell>
              <table:table-cell office:value-type="float" office:value="-1.22526">
                <text:p>-1.225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6">
                <text:p>-16</text:p>
              </table:table-cell>
              <table:table-cell office:value-type="float" office:value="0.94055">
                <text:p>0.94055</text:p>
              </table:table-cell>
              <table:table-cell office:value-type="float" office:value="-1.21584">
                <text:p>-1.215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5.9">
                <text:p>-15.9</text:p>
              </table:table-cell>
              <table:table-cell office:value-type="float" office:value="0.83919">
                <text:p>0.83919</text:p>
              </table:table-cell>
              <table:table-cell office:value-type="float" office:value="-1.19805">
                <text:p>-1.198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5.8">
                <text:p>-15.8</text:p>
              </table:table-cell>
              <table:table-cell office:value-type="float" office:value="0.739797">
                <text:p>0.739797</text:p>
              </table:table-cell>
              <table:table-cell office:value-type="float" office:value="-1.17076">
                <text:p>-1.170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5.7">
                <text:p>-15.7</text:p>
              </table:table-cell>
              <table:table-cell office:value-type="float" office:value="0.644456">
                <text:p>0.644456</text:p>
              </table:table-cell>
              <table:table-cell office:value-type="float" office:value="-1.13382">
                <text:p>-1.133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5.6">
                <text:p>-15.6</text:p>
              </table:table-cell>
              <table:table-cell office:value-type="float" office:value="0.555084">
                <text:p>0.555084</text:p>
              </table:table-cell>
              <table:table-cell office:value-type="float" office:value="-1.0885">
                <text:p>-1.08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5.5">
                <text:p>-15.5</text:p>
              </table:table-cell>
              <table:table-cell office:value-type="float" office:value="0.472409">
                <text:p>0.472409</text:p>
              </table:table-cell>
              <table:table-cell office:value-type="float" office:value="-1.03679">
                <text:p>-1.036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5.4">
                <text:p>-15.4</text:p>
              </table:table-cell>
              <table:table-cell office:value-type="float" office:value="0.395897">
                <text:p>0.395897</text:p>
              </table:table-cell>
              <table:table-cell office:value-type="float" office:value="-0.980257">
                <text:p>-0.9802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5.3">
                <text:p>-15.3</text:p>
              </table:table-cell>
              <table:table-cell office:value-type="float" office:value="0.324638">
                <text:p>0.324638</text:p>
              </table:table-cell>
              <table:table-cell office:value-type="float" office:value="-0.919255">
                <text:p>-0.9192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5.2">
                <text:p>-15.2</text:p>
              </table:table-cell>
              <table:table-cell office:value-type="float" office:value="0.25844">
                <text:p>0.25844</text:p>
              </table:table-cell>
              <table:table-cell office:value-type="float" office:value="-0.853233">
                <text:p>-0.8532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5.1">
                <text:p>-15.1</text:p>
              </table:table-cell>
              <table:table-cell office:value-type="float" office:value="0.198241">
                <text:p>0.198241</text:p>
              </table:table-cell>
              <table:table-cell office:value-type="float" office:value="-0.781725">
                <text:p>-0.7817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5">
                <text:p>-15</text:p>
              </table:table-cell>
              <table:table-cell office:value-type="float" office:value="0.145544">
                <text:p>0.145544</text:p>
              </table:table-cell>
              <table:table-cell office:value-type="float" office:value="-0.705272">
                <text:p>-0.7052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4.9">
                <text:p>-14.9</text:p>
              </table:table-cell>
              <table:table-cell office:value-type="float" office:value="0.10136">
                <text:p>0.10136</text:p>
              </table:table-cell>
              <table:table-cell office:value-type="float" office:value="-0.625493">
                <text:p>-0.625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4.8">
                <text:p>-14.8</text:p>
              </table:table-cell>
              <table:table-cell office:value-type="float" office:value="0.0655301">
                <text:p>0.0655301</text:p>
              </table:table-cell>
              <table:table-cell office:value-type="float" office:value="-0.544288">
                <text:p>-0.5442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4.7">
                <text:p>-14.7</text:p>
              </table:table-cell>
              <table:table-cell office:value-type="float" office:value="0.0369694">
                <text:p>0.0369694</text:p>
              </table:table-cell>
              <table:table-cell office:value-type="float" office:value="-0.462835">
                <text:p>-0.4628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4.6">
                <text:p>-14.6</text:p>
              </table:table-cell>
              <table:table-cell office:value-type="float" office:value="0.0146005">
                <text:p>0.0146005</text:p>
              </table:table-cell>
              <table:table-cell office:value-type="float" office:value="-0.381193">
                <text:p>-0.3811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4.5">
                <text:p>-14.5</text:p>
              </table:table-cell>
              <table:table-cell office:value-type="float" office:value="-0.00179058">
                <text:p>-0.00179058</text:p>
              </table:table-cell>
              <table:table-cell office:value-type="float" office:value="-0.298816">
                <text:p>-0.2988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4.4">
                <text:p>-14.4</text:p>
              </table:table-cell>
              <table:table-cell office:value-type="float" office:value="-0.0114705">
                <text:p>-0.0114705</text:p>
              </table:table-cell>
              <table:table-cell office:value-type="float" office:value="-0.215532">
                <text:p>-0.2155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4.3">
                <text:p>-14.3</text:p>
              </table:table-cell>
              <table:table-cell office:value-type="float" office:value="-0.0134944">
                <text:p>-0.0134944</text:p>
              </table:table-cell>
              <table:table-cell office:value-type="float" office:value="-0.132174">
                <text:p>-0.1321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4.2">
                <text:p>-14.2</text:p>
              </table:table-cell>
              <table:table-cell office:value-type="float" office:value="-0.00763981">
                <text:p>-0.00763981</text:p>
              </table:table-cell>
              <table:table-cell office:value-type="float" office:value="-0.050348">
                <text:p>-0.0503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4.1">
                <text:p>-14.1</text:p>
              </table:table-cell>
              <table:table-cell office:value-type="float" office:value="0.0052311">
                <text:p>0.0052311</text:p>
              </table:table-cell>
              <table:table-cell office:value-type="float" office:value="0.0284459">
                <text:p>0.02844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4">
                <text:p>-14</text:p>
              </table:table-cell>
              <table:table-cell office:value-type="float" office:value="0.0236719">
                <text:p>0.0236719</text:p>
              </table:table-cell>
              <table:table-cell office:value-type="float" office:value="0.103631">
                <text:p>0.1036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3.9">
                <text:p>-13.9</text:p>
              </table:table-cell>
              <table:table-cell office:value-type="float" office:value="0.0465961">
                <text:p>0.0465961</text:p>
              </table:table-cell>
              <table:table-cell office:value-type="float" office:value="0.175624">
                <text:p>0.1756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3.8">
                <text:p>-13.8</text:p>
              </table:table-cell>
              <table:table-cell office:value-type="float" office:value="0.0738885">
                <text:p>0.0738885</text:p>
              </table:table-cell>
              <table:table-cell office:value-type="float" office:value="0.245126">
                <text:p>0.2451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3.7">
                <text:p>-13.7</text:p>
              </table:table-cell>
              <table:table-cell office:value-type="float" office:value="0.106188">
                <text:p>0.106188</text:p>
              </table:table-cell>
              <table:table-cell office:value-type="float" office:value="0.312214">
                <text:p>0.3122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3.6">
                <text:p>-13.6</text:p>
              </table:table-cell>
              <table:table-cell office:value-type="float" office:value="0.144031">
                <text:p>0.144031</text:p>
              </table:table-cell>
              <table:table-cell office:value-type="float" office:value="0.375994">
                <text:p>0.3759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3.5">
                <text:p>-13.5</text:p>
              </table:table-cell>
              <table:table-cell office:value-type="float" office:value="0.187067">
                <text:p>0.187067</text:p>
              </table:table-cell>
              <table:table-cell office:value-type="float" office:value="0.435086">
                <text:p>0.4350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3.4">
                <text:p>-13.4</text:p>
              </table:table-cell>
              <table:table-cell office:value-type="float" office:value="0.234002">
                <text:p>0.234002</text:p>
              </table:table-cell>
              <table:table-cell office:value-type="float" office:value="0.488555">
                <text:p>0.4885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3.3">
                <text:p>-13.3</text:p>
              </table:table-cell>
              <table:table-cell office:value-type="float" office:value="0.283308">
                <text:p>0.283308</text:p>
              </table:table-cell>
              <table:table-cell office:value-type="float" office:value="0.536503">
                <text:p>0.5365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3.2">
                <text:p>-13.2</text:p>
              </table:table-cell>
              <table:table-cell office:value-type="float" office:value="0.334134">
                <text:p>0.334134</text:p>
              </table:table-cell>
              <table:table-cell office:value-type="float" office:value="0.579837">
                <text:p>0.5798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3.1">
                <text:p>-13.1</text:p>
              </table:table-cell>
              <table:table-cell office:value-type="float" office:value="0.386646">
                <text:p>0.386646</text:p>
              </table:table-cell>
              <table:table-cell office:value-type="float" office:value="0.619406">
                <text:p>0.6194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3">
                <text:p>-13</text:p>
              </table:table-cell>
              <table:table-cell office:value-type="float" office:value="0.441534">
                <text:p>0.441534</text:p>
              </table:table-cell>
              <table:table-cell office:value-type="float" office:value="0.655211">
                <text:p>0.6552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2.9">
                <text:p>-12.9</text:p>
              </table:table-cell>
              <table:table-cell office:value-type="float" office:value="0.499082">
                <text:p>0.499082</text:p>
              </table:table-cell>
              <table:table-cell office:value-type="float" office:value="0.686349">
                <text:p>0.6863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2.8">
                <text:p>-12.8</text:p>
              </table:table-cell>
              <table:table-cell office:value-type="float" office:value="0.558567">
                <text:p>0.558567</text:p>
              </table:table-cell>
              <table:table-cell office:value-type="float" office:value="0.711734">
                <text:p>0.7117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2.7">
                <text:p>-12.7</text:p>
              </table:table-cell>
              <table:table-cell office:value-type="float" office:value="0.618506">
                <text:p>0.618506</text:p>
              </table:table-cell>
              <table:table-cell office:value-type="float" office:value="0.731013">
                <text:p>0.7310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2.6">
                <text:p>-12.6</text:p>
              </table:table-cell>
              <table:table-cell office:value-type="float" office:value="0.677546">
                <text:p>0.677546</text:p>
              </table:table-cell>
              <table:table-cell office:value-type="float" office:value="0.744914">
                <text:p>0.7449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2.5">
                <text:p>-12.5</text:p>
              </table:table-cell>
              <table:table-cell office:value-type="float" office:value="0.735279">
                <text:p>0.735279</text:p>
              </table:table-cell>
              <table:table-cell office:value-type="float" office:value="0.75472">
                <text:p>0.754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2.4">
                <text:p>-12.4</text:p>
              </table:table-cell>
              <table:table-cell office:value-type="float" office:value="0.792295">
                <text:p>0.792295</text:p>
              </table:table-cell>
              <table:table-cell office:value-type="float" office:value="0.761294">
                <text:p>0.7612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2.3">
                <text:p>-12.3</text:p>
              </table:table-cell>
              <table:table-cell office:value-type="float" office:value="0.849422">
                <text:p>0.849422</text:p>
              </table:table-cell>
              <table:table-cell office:value-type="float" office:value="0.764454">
                <text:p>0.7644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2.2">
                <text:p>-12.2</text:p>
              </table:table-cell>
              <table:table-cell office:value-type="float" office:value="0.906767">
                <text:p>0.906767</text:p>
              </table:table-cell>
              <table:table-cell office:value-type="float" office:value="0.763228">
                <text:p>0.7632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2.1">
                <text:p>-12.1</text:p>
              </table:table-cell>
              <table:table-cell office:value-type="float" office:value="0.963344">
                <text:p>0.963344</text:p>
              </table:table-cell>
              <table:table-cell office:value-type="float" office:value="0.756789">
                <text:p>0.7567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2">
                <text:p>-12</text:p>
              </table:table-cell>
              <table:table-cell office:value-type="float" office:value="1.01764">
                <text:p>1.01764</text:p>
              </table:table-cell>
              <table:table-cell office:value-type="float" office:value="0.745318">
                <text:p>0.7453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1.9">
                <text:p>-11.9</text:p>
              </table:table-cell>
              <table:table-cell office:value-type="float" office:value="1.06863">
                <text:p>1.06863</text:p>
              </table:table-cell>
              <table:table-cell office:value-type="float" office:value="0.73006">
                <text:p>0.730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1.8">
                <text:p>-11.8</text:p>
              </table:table-cell>
              <table:table-cell office:value-type="float" office:value="1.1165">
                <text:p>1.1165</text:p>
              </table:table-cell>
              <table:table-cell office:value-type="float" office:value="0.712504">
                <text:p>0.7125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1.7">
                <text:p>-11.7</text:p>
              </table:table-cell>
              <table:table-cell office:value-type="float" office:value="1.16232">
                <text:p>1.16232</text:p>
              </table:table-cell>
              <table:table-cell office:value-type="float" office:value="0.693334">
                <text:p>0.6933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1.6">
                <text:p>-11.6</text:p>
              </table:table-cell>
              <table:table-cell office:value-type="float" office:value="1.20706">
                <text:p>1.20706</text:p>
              </table:table-cell>
              <table:table-cell office:value-type="float" office:value="0.672021">
                <text:p>0.672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1.5">
                <text:p>-11.5</text:p>
              </table:table-cell>
              <table:table-cell office:value-type="float" office:value="1.25062">
                <text:p>1.25062</text:p>
              </table:table-cell>
              <table:table-cell office:value-type="float" office:value="0.647415">
                <text:p>0.6474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1.4">
                <text:p>-11.4</text:p>
              </table:table-cell>
              <table:table-cell office:value-type="float" office:value="1.29174">
                <text:p>1.29174</text:p>
              </table:table-cell>
              <table:table-cell office:value-type="float" office:value="0.618897">
                <text:p>0.6188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1.3">
                <text:p>-11.3</text:p>
              </table:table-cell>
              <table:table-cell office:value-type="float" office:value="1.32892">
                <text:p>1.32892</text:p>
              </table:table-cell>
              <table:table-cell office:value-type="float" office:value="0.587135">
                <text:p>0.5871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1.2">
                <text:p>-11.2</text:p>
              </table:table-cell>
              <table:table-cell office:value-type="float" office:value="1.36157">
                <text:p>1.36157</text:p>
              </table:table-cell>
              <table:table-cell office:value-type="float" office:value="0.553812">
                <text:p>0.5538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1.1">
                <text:p>-11.1</text:p>
              </table:table-cell>
              <table:table-cell office:value-type="float" office:value="1.39052">
                <text:p>1.39052</text:p>
              </table:table-cell>
              <table:table-cell office:value-type="float" office:value="0.520481">
                <text:p>0.5204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1">
                <text:p>-11</text:p>
              </table:table-cell>
              <table:table-cell office:value-type="float" office:value="1.41736">
                <text:p>1.41736</text:p>
              </table:table-cell>
              <table:table-cell office:value-type="float" office:value="0.487456">
                <text:p>0.4874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0.9">
                <text:p>-10.9</text:p>
              </table:table-cell>
              <table:table-cell office:value-type="float" office:value="1.44314">
                <text:p>1.44314</text:p>
              </table:table-cell>
              <table:table-cell office:value-type="float" office:value="0.453668">
                <text:p>0.4536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0.8">
                <text:p>-10.8</text:p>
              </table:table-cell>
              <table:table-cell office:value-type="float" office:value="1.46742">
                <text:p>1.46742</text:p>
              </table:table-cell>
              <table:table-cell office:value-type="float" office:value="0.417661">
                <text:p>0.4176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0.7">
                <text:p>-10.7</text:p>
              </table:table-cell>
              <table:table-cell office:value-type="float" office:value="1.48856">
                <text:p>1.48856</text:p>
              </table:table-cell>
              <table:table-cell office:value-type="float" office:value="0.378976">
                <text:p>0.3789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0.6">
                <text:p>-10.6</text:p>
              </table:table-cell>
              <table:table-cell office:value-type="float" office:value="1.50499">
                <text:p>1.50499</text:p>
              </table:table-cell>
              <table:table-cell office:value-type="float" office:value="0.338803">
                <text:p>0.3388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0.5">
                <text:p>-10.5</text:p>
              </table:table-cell>
              <table:table-cell office:value-type="float" office:value="1.51655">
                <text:p>1.51655</text:p>
              </table:table-cell>
              <table:table-cell office:value-type="float" office:value="0.299306">
                <text:p>0.2993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0.4">
                <text:p>-10.4</text:p>
              </table:table-cell>
              <table:table-cell office:value-type="float" office:value="1.52482">
                <text:p>1.52482</text:p>
              </table:table-cell>
              <table:table-cell office:value-type="float" office:value="0.262075">
                <text:p>0.2620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0.3">
                <text:p>-10.3</text:p>
              </table:table-cell>
              <table:table-cell office:value-type="float" office:value="1.53203">
                <text:p>1.53203</text:p>
              </table:table-cell>
              <table:table-cell office:value-type="float" office:value="0.226913">
                <text:p>0.2269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0.2">
                <text:p>-10.2</text:p>
              </table:table-cell>
              <table:table-cell office:value-type="float" office:value="1.53929">
                <text:p>1.53929</text:p>
              </table:table-cell>
              <table:table-cell office:value-type="float" office:value="0.191967">
                <text:p>0.1919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0.1">
                <text:p>-10.1</text:p>
              </table:table-cell>
              <table:table-cell office:value-type="float" office:value="1.5457">
                <text:p>1.5457</text:p>
              </table:table-cell>
              <table:table-cell office:value-type="float" office:value="0.155219">
                <text:p>0.1552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0">
                <text:p>-10</text:p>
              </table:table-cell>
              <table:table-cell office:value-type="float" office:value="1.54889">
                <text:p>1.54889</text:p>
              </table:table-cell>
              <table:table-cell office:value-type="float" office:value="0.11624">
                <text:p>0.116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9.9">
                <text:p>-9.9</text:p>
              </table:table-cell>
              <table:table-cell office:value-type="float" office:value="1.54687">
                <text:p>1.54687</text:p>
              </table:table-cell>
              <table:table-cell office:value-type="float" office:value="0.0768364">
                <text:p>0.07683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9.8">
                <text:p>-9.8</text:p>
              </table:table-cell>
              <table:table-cell office:value-type="float" office:value="1.53975">
                <text:p>1.53975</text:p>
              </table:table-cell>
              <table:table-cell office:value-type="float" office:value="0.039964">
                <text:p>0.0399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9.7">
                <text:p>-9.7</text:p>
              </table:table-cell>
              <table:table-cell office:value-type="float" office:value="1.52998">
                <text:p>1.52998</text:p>
              </table:table-cell>
              <table:table-cell office:value-type="float" office:value="0.00762662">
                <text:p>0.007626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9.6">
                <text:p>-9.6</text:p>
              </table:table-cell>
              <table:table-cell office:value-type="float" office:value="1.52079">
                <text:p>1.52079</text:p>
              </table:table-cell>
              <table:table-cell office:value-type="float" office:value="-0.0206954">
                <text:p>-0.02069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9.5">
                <text:p>-9.5</text:p>
              </table:table-cell>
              <table:table-cell office:value-type="float" office:value="1.51389">
                <text:p>1.51389</text:p>
              </table:table-cell>
              <table:table-cell office:value-type="float" office:value="-0.0478385">
                <text:p>-0.04783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9.4">
                <text:p>-9.4</text:p>
              </table:table-cell>
              <table:table-cell office:value-type="float" office:value="1.5082">
                <text:p>1.5082</text:p>
              </table:table-cell>
              <table:table-cell office:value-type="float" office:value="-0.0769968">
                <text:p>-0.0769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9.3">
                <text:p>-9.3</text:p>
              </table:table-cell>
              <table:table-cell office:value-type="float" office:value="1.5004">
                <text:p>1.5004</text:p>
              </table:table-cell>
              <table:table-cell office:value-type="float" office:value="-0.109362">
                <text:p>-0.1093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9.2">
                <text:p>-9.2</text:p>
              </table:table-cell>
              <table:table-cell office:value-type="float" office:value="1.48734">
                <text:p>1.48734</text:p>
              </table:table-cell>
              <table:table-cell office:value-type="float" office:value="-0.143085">
                <text:p>-0.1430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9.1">
                <text:p>-9.1</text:p>
              </table:table-cell>
              <table:table-cell office:value-type="float" office:value="1.46826">
                <text:p>1.46826</text:p>
              </table:table-cell>
              <table:table-cell office:value-type="float" office:value="-0.174371">
                <text:p>-0.1743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9">
                <text:p>-9</text:p>
              </table:table-cell>
              <table:table-cell office:value-type="float" office:value="1.44553">
                <text:p>1.44553</text:p>
              </table:table-cell>
              <table:table-cell office:value-type="float" office:value="-0.200002">
                <text:p>-0.2000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8.9">
                <text:p>-8.9</text:p>
              </table:table-cell>
              <table:table-cell office:value-type="float" office:value="1.42317">
                <text:p>1.42317</text:p>
              </table:table-cell>
              <table:table-cell office:value-type="float" office:value="-0.219512">
                <text:p>-0.2195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8.8">
                <text:p>-8.8</text:p>
              </table:table-cell>
              <table:table-cell office:value-type="float" office:value="1.40418">
                <text:p>1.40418</text:p>
              </table:table-cell>
              <table:table-cell office:value-type="float" office:value="-0.235477">
                <text:p>-0.2354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8.7">
                <text:p>-8.7</text:p>
              </table:table-cell>
              <table:table-cell office:value-type="float" office:value="1.38867">
                <text:p>1.38867</text:p>
              </table:table-cell>
              <table:table-cell office:value-type="float" office:value="-0.251713">
                <text:p>-0.2517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8.6">
                <text:p>-8.6</text:p>
              </table:table-cell>
              <table:table-cell office:value-type="float" office:value="1.37395">
                <text:p>1.37395</text:p>
              </table:table-cell>
              <table:table-cell office:value-type="float" office:value="-0.27068">
                <text:p>-0.270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8.5">
                <text:p>-8.5</text:p>
              </table:table-cell>
              <table:table-cell office:value-type="float" office:value="1.35657">
                <text:p>1.35657</text:p>
              </table:table-cell>
              <table:table-cell office:value-type="float" office:value="-0.291912">
                <text:p>-0.2919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8.4">
                <text:p>-8.4</text:p>
              </table:table-cell>
              <table:table-cell office:value-type="float" office:value="1.33472">
                <text:p>1.33472</text:p>
              </table:table-cell>
              <table:table-cell office:value-type="float" office:value="-0.312535">
                <text:p>-0.3125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8.3">
                <text:p>-8.3</text:p>
              </table:table-cell>
              <table:table-cell office:value-type="float" office:value="1.30942">
                <text:p>1.30942</text:p>
              </table:table-cell>
              <table:table-cell office:value-type="float" office:value="-0.329413">
                <text:p>-0.3294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8.2">
                <text:p>-8.2</text:p>
              </table:table-cell>
              <table:table-cell office:value-type="float" office:value="1.28364">
                <text:p>1.28364</text:p>
              </table:table-cell>
              <table:table-cell office:value-type="float" office:value="-0.34132">
                <text:p>-0.341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8.1">
                <text:p>-8.1</text:p>
              </table:table-cell>
              <table:table-cell office:value-type="float" office:value="1.26008">
                <text:p>1.26008</text:p>
              </table:table-cell>
              <table:table-cell office:value-type="float" office:value="-0.34962">
                <text:p>-0.349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8">
                <text:p>-8</text:p>
              </table:table-cell>
              <table:table-cell office:value-type="float" office:value="1.2394">
                <text:p>1.2394</text:p>
              </table:table-cell>
              <table:table-cell office:value-type="float" office:value="-0.357069">
                <text:p>-0.3570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7.9">
                <text:p>-7.9</text:p>
              </table:table-cell>
              <table:table-cell office:value-type="float" office:value="1.22001">
                <text:p>1.22001</text:p>
              </table:table-cell>
              <table:table-cell office:value-type="float" office:value="-0.365737">
                <text:p>-0.3657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7.8">
                <text:p>-7.8</text:p>
              </table:table-cell>
              <table:table-cell office:value-type="float" office:value="1.19948">
                <text:p>1.19948</text:p>
              </table:table-cell>
              <table:table-cell office:value-type="float" office:value="-0.375606">
                <text:p>-0.3756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7.7">
                <text:p>-7.7</text:p>
              </table:table-cell>
              <table:table-cell office:value-type="float" office:value="1.17647">
                <text:p>1.17647</text:p>
              </table:table-cell>
              <table:table-cell office:value-type="float" office:value="-0.384822">
                <text:p>-0.3848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7.6">
                <text:p>-7.6</text:p>
              </table:table-cell>
              <table:table-cell office:value-type="float" office:value="1.15164">
                <text:p>1.15164</text:p>
              </table:table-cell>
              <table:table-cell office:value-type="float" office:value="-0.391266">
                <text:p>-0.3912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7.5">
                <text:p>-7.5</text:p>
              </table:table-cell>
              <table:table-cell office:value-type="float" office:value="1.12705">
                <text:p>1.12705</text:p>
              </table:table-cell>
              <table:table-cell office:value-type="float" office:value="-0.394193">
                <text:p>-0.3941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7.4">
                <text:p>-7.4</text:p>
              </table:table-cell>
              <table:table-cell office:value-type="float" office:value="1.10446">
                <text:p>1.10446</text:p>
              </table:table-cell>
              <table:table-cell office:value-type="float" office:value="-0.3947">
                <text:p>-0.39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7.3">
                <text:p>-7.3</text:p>
              </table:table-cell>
              <table:table-cell office:value-type="float" office:value="1.08415">
                <text:p>1.08415</text:p>
              </table:table-cell>
              <table:table-cell office:value-type="float" office:value="-0.394767">
                <text:p>-0.3947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7.2">
                <text:p>-7.2</text:p>
              </table:table-cell>
              <table:table-cell office:value-type="float" office:value="1.06476">
                <text:p>1.06476</text:p>
              </table:table-cell>
              <table:table-cell office:value-type="float" office:value="-0.395702">
                <text:p>-0.3957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7.1">
                <text:p>-7.1</text:p>
              </table:table-cell>
              <table:table-cell office:value-type="float" office:value="1.04458">
                <text:p>1.04458</text:p>
              </table:table-cell>
              <table:table-cell office:value-type="float" office:value="-0.397222">
                <text:p>-0.3972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7">
                <text:p>-7</text:p>
              </table:table-cell>
              <table:table-cell office:value-type="float" office:value="1.02289">
                <text:p>1.02289</text:p>
              </table:table-cell>
              <table:table-cell office:value-type="float" office:value="-0.397822">
                <text:p>-0.3978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6.9">
                <text:p>-6.9</text:p>
              </table:table-cell>
              <table:table-cell office:value-type="float" office:value="1.0005">
                <text:p>1.0005</text:p>
              </table:table-cell>
              <table:table-cell office:value-type="float" office:value="-0.396075">
                <text:p>-0.3960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6.8">
                <text:p>-6.8</text:p>
              </table:table-cell>
              <table:table-cell office:value-type="float" office:value="0.978999">
                <text:p>0.978999</text:p>
              </table:table-cell>
              <table:table-cell office:value-type="float" office:value="-0.391779">
                <text:p>-0.3917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6.7">
                <text:p>-6.7</text:p>
              </table:table-cell>
              <table:table-cell office:value-type="float" office:value="0.959526">
                <text:p>0.959526</text:p>
              </table:table-cell>
              <table:table-cell office:value-type="float" office:value="-0.386075">
                <text:p>-0.3860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6.6">
                <text:p>-6.6</text:p>
              </table:table-cell>
              <table:table-cell office:value-type="float" office:value="0.941872">
                <text:p>0.941872</text:p>
              </table:table-cell>
              <table:table-cell office:value-type="float" office:value="-0.380498">
                <text:p>-0.3804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6.5">
                <text:p>-6.5</text:p>
              </table:table-cell>
              <table:table-cell office:value-type="float" office:value="0.924752">
                <text:p>0.924752</text:p>
              </table:table-cell>
              <table:table-cell office:value-type="float" office:value="-0.37577">
                <text:p>-0.375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6.4">
                <text:p>-6.4</text:p>
              </table:table-cell>
              <table:table-cell office:value-type="float" office:value="0.9069">
                <text:p>0.9069</text:p>
              </table:table-cell>
              <table:table-cell office:value-type="float" office:value="-0.371301">
                <text:p>-0.3713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6.3">
                <text:p>-6.3</text:p>
              </table:table-cell>
              <table:table-cell office:value-type="float" office:value="0.888086">
                <text:p>0.888086</text:p>
              </table:table-cell>
              <table:table-cell office:value-type="float" office:value="-0.36576">
                <text:p>-0.365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6.2">
                <text:p>-6.2</text:p>
              </table:table-cell>
              <table:table-cell office:value-type="float" office:value="0.869262">
                <text:p>0.869262</text:p>
              </table:table-cell>
              <table:table-cell office:value-type="float" office:value="-0.358211">
                <text:p>-0.3582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6.1">
                <text:p>-6.1</text:p>
              </table:table-cell>
              <table:table-cell office:value-type="float" office:value="0.851746">
                <text:p>0.851746</text:p>
              </table:table-cell>
              <table:table-cell office:value-type="float" office:value="-0.348875">
                <text:p>-0.3488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6">
                <text:p>-6</text:p>
              </table:table-cell>
              <table:table-cell office:value-type="float" office:value="0.836152">
                <text:p>0.836152</text:p>
              </table:table-cell>
              <table:table-cell office:value-type="float" office:value="-0.338939">
                <text:p>-0.3389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5.9">
                <text:p>-5.9</text:p>
              </table:table-cell>
              <table:table-cell office:value-type="float" office:value="0.821916">
                <text:p>0.821916</text:p>
              </table:table-cell>
              <table:table-cell office:value-type="float" office:value="-0.329582">
                <text:p>-0.3295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5.8">
                <text:p>-5.8</text:p>
              </table:table-cell>
              <table:table-cell office:value-type="float" office:value="0.807799">
                <text:p>0.807799</text:p>
              </table:table-cell>
              <table:table-cell office:value-type="float" office:value="-0.321051">
                <text:p>-0.3210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5.7">
                <text:p>-5.7</text:p>
              </table:table-cell>
              <table:table-cell office:value-type="float" office:value="0.792913">
                <text:p>0.792913</text:p>
              </table:table-cell>
              <table:table-cell office:value-type="float" office:value="-0.312514">
                <text:p>-0.3125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5.6">
                <text:p>-5.6</text:p>
              </table:table-cell>
              <table:table-cell office:value-type="float" office:value="0.777428">
                <text:p>0.777428</text:p>
              </table:table-cell>
              <table:table-cell office:value-type="float" office:value="-0.302796">
                <text:p>-0.3027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5.5">
                <text:p>-5.5</text:p>
              </table:table-cell>
              <table:table-cell office:value-type="float" office:value="0.762402">
                <text:p>0.762402</text:p>
              </table:table-cell>
              <table:table-cell office:value-type="float" office:value="-0.291367">
                <text:p>-0.2913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5.4">
                <text:p>-5.4</text:p>
              </table:table-cell>
              <table:table-cell office:value-type="float" office:value="0.748882">
                <text:p>0.748882</text:p>
              </table:table-cell>
              <table:table-cell office:value-type="float" office:value="-0.278785">
                <text:p>-0.2787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5.3">
                <text:p>-5.3</text:p>
              </table:table-cell>
              <table:table-cell office:value-type="float" office:value="0.737047">
                <text:p>0.737047</text:p>
              </table:table-cell>
              <table:table-cell office:value-type="float" office:value="-0.266226">
                <text:p>-0.2662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5.2">
                <text:p>-5.2</text:p>
              </table:table-cell>
              <table:table-cell office:value-type="float" office:value="0.726065">
                <text:p>0.726065</text:p>
              </table:table-cell>
              <table:table-cell office:value-type="float" office:value="-0.254532">
                <text:p>-0.2545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5.1">
                <text:p>-5.1</text:p>
              </table:table-cell>
              <table:table-cell office:value-type="float" office:value="0.714787">
                <text:p>0.714787</text:p>
              </table:table-cell>
              <table:table-cell office:value-type="float" office:value="-0.243536">
                <text:p>-0.2435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5">
                <text:p>-5</text:p>
              </table:table-cell>
              <table:table-cell office:value-type="float" office:value="0.702689">
                <text:p>0.702689</text:p>
              </table:table-cell>
              <table:table-cell office:value-type="float" office:value="-0.232234">
                <text:p>-0.2322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4.9">
                <text:p>-4.9</text:p>
              </table:table-cell>
              <table:table-cell office:value-type="float" office:value="0.690281">
                <text:p>0.690281</text:p>
              </table:table-cell>
              <table:table-cell office:value-type="float" office:value="-0.219636">
                <text:p>-0.2196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4.8">
                <text:p>-4.8</text:p>
              </table:table-cell>
              <table:table-cell office:value-type="float" office:value="0.678662">
                <text:p>0.678662</text:p>
              </table:table-cell>
              <table:table-cell office:value-type="float" office:value="-0.205591">
                <text:p>-0.2055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4.7">
                <text:p>-4.7</text:p>
              </table:table-cell>
              <table:table-cell office:value-type="float" office:value="0.668598">
                <text:p>0.668598</text:p>
              </table:table-cell>
              <table:table-cell office:value-type="float" office:value="-0.190916">
                <text:p>-0.1909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4.6">
                <text:p>-4.6</text:p>
              </table:table-cell>
              <table:table-cell office:value-type="float" office:value="0.659871">
                <text:p>0.659871</text:p>
              </table:table-cell>
              <table:table-cell office:value-type="float" office:value="-0.17672">
                <text:p>-0.176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4.5">
                <text:p>-4.5</text:p>
              </table:table-cell>
              <table:table-cell office:value-type="float" office:value="0.651457">
                <text:p>0.651457</text:p>
              </table:table-cell>
              <table:table-cell office:value-type="float" office:value="-0.16349">
                <text:p>-0.163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4.4">
                <text:p>-4.4</text:p>
              </table:table-cell>
              <table:table-cell office:value-type="float" office:value="0.642357">
                <text:p>0.642357</text:p>
              </table:table-cell>
              <table:table-cell office:value-type="float" office:value="-0.150694">
                <text:p>-0.1506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4.3">
                <text:p>-4.3</text:p>
              </table:table-cell>
              <table:table-cell office:value-type="float" office:value="0.632413">
                <text:p>0.632413</text:p>
              </table:table-cell>
              <table:table-cell office:value-type="float" office:value="-0.137224">
                <text:p>-0.1372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4.2">
                <text:p>-4.2</text:p>
              </table:table-cell>
              <table:table-cell office:value-type="float" office:value="0.622424">
                <text:p>0.622424</text:p>
              </table:table-cell>
              <table:table-cell office:value-type="float" office:value="-0.122316">
                <text:p>-0.1223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4.1">
                <text:p>-4.1</text:p>
              </table:table-cell>
              <table:table-cell office:value-type="float" office:value="0.613469">
                <text:p>0.613469</text:p>
              </table:table-cell>
              <table:table-cell office:value-type="float" office:value="-0.106186">
                <text:p>-0.1061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4">
                <text:p>-4</text:p>
              </table:table-cell>
              <table:table-cell office:value-type="float" office:value="0.605992">
                <text:p>0.605992</text:p>
              </table:table-cell>
              <table:table-cell office:value-type="float" office:value="-0.0898509">
                <text:p>-0.08985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.9">
                <text:p>-3.9</text:p>
              </table:table-cell>
              <table:table-cell office:value-type="float" office:value="0.59941">
                <text:p>0.59941</text:p>
              </table:table-cell>
              <table:table-cell office:value-type="float" office:value="-0.0742844">
                <text:p>-0.07428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.8">
                <text:p>-3.8</text:p>
              </table:table-cell>
              <table:table-cell office:value-type="float" office:value="0.592566">
                <text:p>0.592566</text:p>
              </table:table-cell>
              <table:table-cell office:value-type="float" office:value="-0.0595937">
                <text:p>-0.05959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7">
                <text:p>-3.7</text:p>
              </table:table-cell>
              <table:table-cell office:value-type="float" office:value="0.584669">
                <text:p>0.584669</text:p>
              </table:table-cell>
              <table:table-cell office:value-type="float" office:value="-0.0449095">
                <text:p>-0.04490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.6">
                <text:p>-3.6</text:p>
              </table:table-cell>
              <table:table-cell office:value-type="float" office:value="0.575941">
                <text:p>0.575941</text:p>
              </table:table-cell>
              <table:table-cell office:value-type="float" office:value="-0.0290838">
                <text:p>-0.02908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.5">
                <text:p>-3.5</text:p>
              </table:table-cell>
              <table:table-cell office:value-type="float" office:value="0.567422">
                <text:p>0.567422</text:p>
              </table:table-cell>
              <table:table-cell office:value-type="float" office:value="-0.0116296">
                <text:p>-0.01162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.4">
                <text:p>-3.4</text:p>
              </table:table-cell>
              <table:table-cell office:value-type="float" office:value="0.560097">
                <text:p>0.560097</text:p>
              </table:table-cell>
              <table:table-cell office:value-type="float" office:value="0.00687674">
                <text:p>0.006876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.3">
                <text:p>-3.3</text:p>
              </table:table-cell>
              <table:table-cell office:value-type="float" office:value="0.55404">
                <text:p>0.55404</text:p>
              </table:table-cell>
              <table:table-cell office:value-type="float" office:value="0.0252756">
                <text:p>0.02527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3.2">
                <text:p>-3.2</text:p>
              </table:table-cell>
              <table:table-cell office:value-type="float" office:value="0.548301">
                <text:p>0.548301</text:p>
              </table:table-cell>
              <table:table-cell office:value-type="float" office:value="0.0428068">
                <text:p>0.04280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3.1">
                <text:p>-3.1</text:p>
              </table:table-cell>
              <table:table-cell office:value-type="float" office:value="0.541644">
                <text:p>0.541644</text:p>
              </table:table-cell>
              <table:table-cell office:value-type="float" office:value="0.0597871">
                <text:p>0.05978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3">
                <text:p>-3</text:p>
              </table:table-cell>
              <table:table-cell office:value-type="float" office:value="0.533542">
                <text:p>0.533542</text:p>
              </table:table-cell>
              <table:table-cell office:value-type="float" office:value="0.0774109">
                <text:p>0.07741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.9">
                <text:p>-2.9</text:p>
              </table:table-cell>
              <table:table-cell office:value-type="float" office:value="0.524603">
                <text:p>0.524603</text:p>
              </table:table-cell>
              <table:table-cell office:value-type="float" office:value="0.0968133">
                <text:p>0.09681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.8">
                <text:p>-2.8</text:p>
              </table:table-cell>
              <table:table-cell office:value-type="float" office:value="0.516059">
                <text:p>0.516059</text:p>
              </table:table-cell>
              <table:table-cell office:value-type="float" office:value="0.118157">
                <text:p>0.1181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.7">
                <text:p>-2.7</text:p>
              </table:table-cell>
              <table:table-cell office:value-type="float" office:value="0.508707">
                <text:p>0.508707</text:p>
              </table:table-cell>
              <table:table-cell office:value-type="float" office:value="0.140506">
                <text:p>0.1405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.6">
                <text:p>-2.6</text:p>
              </table:table-cell>
              <table:table-cell office:value-type="float" office:value="0.502161">
                <text:p>0.502161</text:p>
              </table:table-cell>
              <table:table-cell office:value-type="float" office:value="0.162623">
                <text:p>0.1626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.5">
                <text:p>-2.5</text:p>
              </table:table-cell>
              <table:table-cell office:value-type="float" office:value="0.495063">
                <text:p>0.495063</text:p>
              </table:table-cell>
              <table:table-cell office:value-type="float" office:value="0.184058">
                <text:p>0.1840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.4">
                <text:p>-2.4</text:p>
              </table:table-cell>
              <table:table-cell office:value-type="float" office:value="0.486104">
                <text:p>0.486104</text:p>
              </table:table-cell>
              <table:table-cell office:value-type="float" office:value="0.205637">
                <text:p>0.2056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.3">
                <text:p>-2.3</text:p>
              </table:table-cell>
              <table:table-cell office:value-type="float" office:value="0.475041">
                <text:p>0.475041</text:p>
              </table:table-cell>
              <table:table-cell office:value-type="float" office:value="0.228913">
                <text:p>0.2289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.2">
                <text:p>-2.2</text:p>
              </table:table-cell>
              <table:table-cell office:value-type="float" office:value="0.462855">
                <text:p>0.462855</text:p>
              </table:table-cell>
              <table:table-cell office:value-type="float" office:value="0.25499">
                <text:p>0.254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.1">
                <text:p>-2.1</text:p>
              </table:table-cell>
              <table:table-cell office:value-type="float" office:value="0.450876">
                <text:p>0.450876</text:p>
              </table:table-cell>
              <table:table-cell office:value-type="float" office:value="0.283668">
                <text:p>0.2836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">
                <text:p>-2</text:p>
              </table:table-cell>
              <table:table-cell office:value-type="float" office:value="0.439533">
                <text:p>0.439533</text:p>
              </table:table-cell>
              <table:table-cell office:value-type="float" office:value="0.31365">
                <text:p>0.313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9">
                <text:p>-1.9</text:p>
              </table:table-cell>
              <table:table-cell office:value-type="float" office:value="0.427751">
                <text:p>0.427751</text:p>
              </table:table-cell>
              <table:table-cell office:value-type="float" office:value="0.343689">
                <text:p>0.3436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8">
                <text:p>-1.8</text:p>
              </table:table-cell>
              <table:table-cell office:value-type="float" office:value="0.413523">
                <text:p>0.413523</text:p>
              </table:table-cell>
              <table:table-cell office:value-type="float" office:value="0.373792">
                <text:p>0.3737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7">
                <text:p>-1.7</text:p>
              </table:table-cell>
              <table:table-cell office:value-type="float" office:value="0.39525">
                <text:p>0.39525</text:p>
              </table:table-cell>
              <table:table-cell office:value-type="float" office:value="0.40547">
                <text:p>0.405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6">
                <text:p>-1.6</text:p>
              </table:table-cell>
              <table:table-cell office:value-type="float" office:value="0.372759">
                <text:p>0.372759</text:p>
              </table:table-cell>
              <table:table-cell office:value-type="float" office:value="0.440774">
                <text:p>0.4407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.5">
                <text:p>-1.5</text:p>
              </table:table-cell>
              <table:table-cell office:value-type="float" office:value="0.347128">
                <text:p>0.347128</text:p>
              </table:table-cell>
              <table:table-cell office:value-type="float" office:value="0.480821">
                <text:p>0.4808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4">
                <text:p>-1.4</text:p>
              </table:table-cell>
              <table:table-cell office:value-type="float" office:value="0.319328">
                <text:p>0.319328</text:p>
              </table:table-cell>
              <table:table-cell office:value-type="float" office:value="0.524983">
                <text:p>0.5249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3">
                <text:p>-1.3</text:p>
              </table:table-cell>
              <table:table-cell office:value-type="float" office:value="0.288673">
                <text:p>0.288673</text:p>
              </table:table-cell>
              <table:table-cell office:value-type="float" office:value="0.571458">
                <text:p>0.5714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2">
                <text:p>-1.2</text:p>
              </table:table-cell>
              <table:table-cell office:value-type="float" office:value="0.252286">
                <text:p>0.252286</text:p>
              </table:table-cell>
              <table:table-cell office:value-type="float" office:value="0.618818">
                <text:p>0.6188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1">
                <text:p>-1.1</text:p>
              </table:table-cell>
              <table:table-cell office:value-type="float" office:value="0.206008">
                <text:p>0.206008</text:p>
              </table:table-cell>
              <table:table-cell office:value-type="float" office:value="0.667326">
                <text:p>0.6673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">
                <text:p>-1</text:p>
              </table:table-cell>
              <table:table-cell office:value-type="float" office:value="0.146056">
                <text:p>0.146056</text:p>
              </table:table-cell>
              <table:table-cell office:value-type="float" office:value="0.718833">
                <text:p>0.7188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899999999999999">
                <text:p>-0.899999999999999</text:p>
              </table:table-cell>
              <table:table-cell office:value-type="float" office:value="0.0700223">
                <text:p>0.0700223</text:p>
              </table:table-cell>
              <table:table-cell office:value-type="float" office:value="0.77506">
                <text:p>0.775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799999999999997">
                <text:p>-0.799999999999997</text:p>
              </table:table-cell>
              <table:table-cell office:value-type="float" office:value="-0.0237608">
                <text:p>-0.0237608</text:p>
              </table:table-cell>
              <table:table-cell office:value-type="float" office:value="0.83521">
                <text:p>0.835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699999999999999">
                <text:p>-0.699999999999999</text:p>
              </table:table-cell>
              <table:table-cell office:value-type="float" office:value="-0.138206">
                <text:p>-0.138206</text:p>
              </table:table-cell>
              <table:table-cell office:value-type="float" office:value="0.894262">
                <text:p>0.8942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599999999999998">
                <text:p>-0.599999999999998</text:p>
              </table:table-cell>
              <table:table-cell office:value-type="float" office:value="-0.279241">
                <text:p>-0.279241</text:p>
              </table:table-cell>
              <table:table-cell office:value-type="float" office:value="0.94253">
                <text:p>0.942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5">
                <text:p>-0.5</text:p>
              </table:table-cell>
              <table:table-cell office:value-type="float" office:value="-0.455261">
                <text:p>-0.455261</text:p>
              </table:table-cell>
              <table:table-cell office:value-type="float" office:value="0.965777">
                <text:p>0.9657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-0.672509">
                <text:p>-0.672509</text:p>
              </table:table-cell>
              <table:table-cell office:value-type="float" office:value="0.944622">
                <text:p>0.9446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299999999999997">
                <text:p>-0.299999999999997</text:p>
              </table:table-cell>
              <table:table-cell office:value-type="float" office:value="-0.925569">
                <text:p>-0.925569</text:p>
              </table:table-cell>
              <table:table-cell office:value-type="float" office:value="0.853766">
                <text:p>0.8537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-1.18467">
                <text:p>-1.18467</text:p>
              </table:table-cell>
              <table:table-cell office:value-type="float" office:value="0.666256">
                <text:p>0.6662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999999999999979">
                <text:p>-0.0999999999999979</text:p>
              </table:table-cell>
              <table:table-cell office:value-type="float" office:value="-1.38948">
                <text:p>-1.38948</text:p>
              </table:table-cell>
              <table:table-cell office:value-type="float" office:value="0.371135">
                <text:p>0.3711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-1.46889">
                <text:p>-1.4688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-1.38948">
                <text:p>-1.38948</text:p>
              </table:table-cell>
              <table:table-cell office:value-type="float" office:value="-0.371135">
                <text:p>-0.3711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00000000000003">
                <text:p>0.200000000000003</text:p>
              </table:table-cell>
              <table:table-cell office:value-type="float" office:value="-1.18467">
                <text:p>-1.18467</text:p>
              </table:table-cell>
              <table:table-cell office:value-type="float" office:value="-0.666256">
                <text:p>-0.6662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-0.925569">
                <text:p>-0.925569</text:p>
              </table:table-cell>
              <table:table-cell office:value-type="float" office:value="-0.853766">
                <text:p>-0.8537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00000000000002">
                <text:p>0.400000000000002</text:p>
              </table:table-cell>
              <table:table-cell office:value-type="float" office:value="-0.672509">
                <text:p>-0.672509</text:p>
              </table:table-cell>
              <table:table-cell office:value-type="float" office:value="-0.944622">
                <text:p>-0.9446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">
                <text:p>0.5</text:p>
              </table:table-cell>
              <table:table-cell office:value-type="float" office:value="-0.455261">
                <text:p>-0.455261</text:p>
              </table:table-cell>
              <table:table-cell office:value-type="float" office:value="-0.965777">
                <text:p>-0.9657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-0.279241">
                <text:p>-0.279241</text:p>
              </table:table-cell>
              <table:table-cell office:value-type="float" office:value="-0.94253">
                <text:p>-0.9425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00000000000003">
                <text:p>0.700000000000003</text:p>
              </table:table-cell>
              <table:table-cell office:value-type="float" office:value="-0.138206">
                <text:p>-0.138206</text:p>
              </table:table-cell>
              <table:table-cell office:value-type="float" office:value="-0.894262">
                <text:p>-0.8942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-0.0237608">
                <text:p>-0.0237608</text:p>
              </table:table-cell>
              <table:table-cell office:value-type="float" office:value="-0.83521">
                <text:p>-0.835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00000000000002">
                <text:p>0.900000000000002</text:p>
              </table:table-cell>
              <table:table-cell office:value-type="float" office:value="0.0700223">
                <text:p>0.0700223</text:p>
              </table:table-cell>
              <table:table-cell office:value-type="float" office:value="-0.77506">
                <text:p>-0.775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  <table:table-cell office:value-type="float" office:value="0.146056">
                <text:p>0.146056</text:p>
              </table:table-cell>
              <table:table-cell office:value-type="float" office:value="-0.718833">
                <text:p>-0.7188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1">
                <text:p>1.1</text:p>
              </table:table-cell>
              <table:table-cell office:value-type="float" office:value="0.206008">
                <text:p>0.206008</text:p>
              </table:table-cell>
              <table:table-cell office:value-type="float" office:value="-0.667326">
                <text:p>-0.6673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2">
                <text:p>1.2</text:p>
              </table:table-cell>
              <table:table-cell office:value-type="float" office:value="0.252286">
                <text:p>0.252286</text:p>
              </table:table-cell>
              <table:table-cell office:value-type="float" office:value="-0.618818">
                <text:p>-0.6188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3">
                <text:p>1.3</text:p>
              </table:table-cell>
              <table:table-cell office:value-type="float" office:value="0.288673">
                <text:p>0.288673</text:p>
              </table:table-cell>
              <table:table-cell office:value-type="float" office:value="-0.571458">
                <text:p>-0.5714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4">
                <text:p>1.4</text:p>
              </table:table-cell>
              <table:table-cell office:value-type="float" office:value="0.319328">
                <text:p>0.319328</text:p>
              </table:table-cell>
              <table:table-cell office:value-type="float" office:value="-0.524983">
                <text:p>-0.5249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5">
                <text:p>1.5</text:p>
              </table:table-cell>
              <table:table-cell office:value-type="float" office:value="0.347128">
                <text:p>0.347128</text:p>
              </table:table-cell>
              <table:table-cell office:value-type="float" office:value="-0.480821">
                <text:p>-0.4808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6">
                <text:p>1.6</text:p>
              </table:table-cell>
              <table:table-cell office:value-type="float" office:value="0.372759">
                <text:p>0.372759</text:p>
              </table:table-cell>
              <table:table-cell office:value-type="float" office:value="-0.440774">
                <text:p>-0.4407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7">
                <text:p>1.7</text:p>
              </table:table-cell>
              <table:table-cell office:value-type="float" office:value="0.39525">
                <text:p>0.39525</text:p>
              </table:table-cell>
              <table:table-cell office:value-type="float" office:value="-0.40547">
                <text:p>-0.405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8">
                <text:p>1.8</text:p>
              </table:table-cell>
              <table:table-cell office:value-type="float" office:value="0.413523">
                <text:p>0.413523</text:p>
              </table:table-cell>
              <table:table-cell office:value-type="float" office:value="-0.373792">
                <text:p>-0.3737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9">
                <text:p>1.9</text:p>
              </table:table-cell>
              <table:table-cell office:value-type="float" office:value="0.427751">
                <text:p>0.427751</text:p>
              </table:table-cell>
              <table:table-cell office:value-type="float" office:value="-0.343689">
                <text:p>-0.34368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  <table:table-cell office:value-type="float" office:value="0.439533">
                <text:p>0.439533</text:p>
              </table:table-cell>
              <table:table-cell office:value-type="float" office:value="-0.31365">
                <text:p>-0.313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1">
                <text:p>2.1</text:p>
              </table:table-cell>
              <table:table-cell office:value-type="float" office:value="0.450876">
                <text:p>0.450876</text:p>
              </table:table-cell>
              <table:table-cell office:value-type="float" office:value="-0.283668">
                <text:p>-0.2836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2">
                <text:p>2.2</text:p>
              </table:table-cell>
              <table:table-cell office:value-type="float" office:value="0.462855">
                <text:p>0.462855</text:p>
              </table:table-cell>
              <table:table-cell office:value-type="float" office:value="-0.25499">
                <text:p>-0.254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3">
                <text:p>2.3</text:p>
              </table:table-cell>
              <table:table-cell office:value-type="float" office:value="0.475041">
                <text:p>0.475041</text:p>
              </table:table-cell>
              <table:table-cell office:value-type="float" office:value="-0.228913">
                <text:p>-0.2289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4">
                <text:p>2.4</text:p>
              </table:table-cell>
              <table:table-cell office:value-type="float" office:value="0.486104">
                <text:p>0.486104</text:p>
              </table:table-cell>
              <table:table-cell office:value-type="float" office:value="-0.205637">
                <text:p>-0.2056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5">
                <text:p>2.5</text:p>
              </table:table-cell>
              <table:table-cell office:value-type="float" office:value="0.495063">
                <text:p>0.495063</text:p>
              </table:table-cell>
              <table:table-cell office:value-type="float" office:value="-0.184058">
                <text:p>-0.1840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6">
                <text:p>2.6</text:p>
              </table:table-cell>
              <table:table-cell office:value-type="float" office:value="0.502161">
                <text:p>0.502161</text:p>
              </table:table-cell>
              <table:table-cell office:value-type="float" office:value="-0.162623">
                <text:p>-0.1626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">
                <text:p>2.7</text:p>
              </table:table-cell>
              <table:table-cell office:value-type="float" office:value="0.508707">
                <text:p>0.508707</text:p>
              </table:table-cell>
              <table:table-cell office:value-type="float" office:value="-0.140506">
                <text:p>-0.1405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8">
                <text:p>2.8</text:p>
              </table:table-cell>
              <table:table-cell office:value-type="float" office:value="0.516059">
                <text:p>0.516059</text:p>
              </table:table-cell>
              <table:table-cell office:value-type="float" office:value="-0.118157">
                <text:p>-0.1181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9">
                <text:p>2.9</text:p>
              </table:table-cell>
              <table:table-cell office:value-type="float" office:value="0.524603">
                <text:p>0.524603</text:p>
              </table:table-cell>
              <table:table-cell office:value-type="float" office:value="-0.0968133">
                <text:p>-0.09681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">
                <text:p>3</text:p>
              </table:table-cell>
              <table:table-cell office:value-type="float" office:value="0.533542">
                <text:p>0.533542</text:p>
              </table:table-cell>
              <table:table-cell office:value-type="float" office:value="-0.0774109">
                <text:p>-0.07741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1">
                <text:p>3.1</text:p>
              </table:table-cell>
              <table:table-cell office:value-type="float" office:value="0.541644">
                <text:p>0.541644</text:p>
              </table:table-cell>
              <table:table-cell office:value-type="float" office:value="-0.0597871">
                <text:p>-0.05978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2">
                <text:p>3.2</text:p>
              </table:table-cell>
              <table:table-cell office:value-type="float" office:value="0.548301">
                <text:p>0.548301</text:p>
              </table:table-cell>
              <table:table-cell office:value-type="float" office:value="-0.0428068">
                <text:p>-0.04280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3">
                <text:p>3.3</text:p>
              </table:table-cell>
              <table:table-cell office:value-type="float" office:value="0.55404">
                <text:p>0.55404</text:p>
              </table:table-cell>
              <table:table-cell office:value-type="float" office:value="-0.0252756">
                <text:p>-0.02527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4">
                <text:p>3.4</text:p>
              </table:table-cell>
              <table:table-cell office:value-type="float" office:value="0.560097">
                <text:p>0.560097</text:p>
              </table:table-cell>
              <table:table-cell office:value-type="float" office:value="-0.00687674">
                <text:p>-0.006876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5">
                <text:p>3.5</text:p>
              </table:table-cell>
              <table:table-cell office:value-type="float" office:value="0.567422">
                <text:p>0.567422</text:p>
              </table:table-cell>
              <table:table-cell office:value-type="float" office:value="0.0116296">
                <text:p>0.01162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6">
                <text:p>3.6</text:p>
              </table:table-cell>
              <table:table-cell office:value-type="float" office:value="0.575941">
                <text:p>0.575941</text:p>
              </table:table-cell>
              <table:table-cell office:value-type="float" office:value="0.0290838">
                <text:p>0.02908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7">
                <text:p>3.7</text:p>
              </table:table-cell>
              <table:table-cell office:value-type="float" office:value="0.584669">
                <text:p>0.584669</text:p>
              </table:table-cell>
              <table:table-cell office:value-type="float" office:value="0.0449095">
                <text:p>0.04490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8">
                <text:p>3.8</text:p>
              </table:table-cell>
              <table:table-cell office:value-type="float" office:value="0.592566">
                <text:p>0.592566</text:p>
              </table:table-cell>
              <table:table-cell office:value-type="float" office:value="0.0595937">
                <text:p>0.05959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9">
                <text:p>3.9</text:p>
              </table:table-cell>
              <table:table-cell office:value-type="float" office:value="0.59941">
                <text:p>0.59941</text:p>
              </table:table-cell>
              <table:table-cell office:value-type="float" office:value="0.0742844">
                <text:p>0.07428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">
                <text:p>4</text:p>
              </table:table-cell>
              <table:table-cell office:value-type="float" office:value="0.605992">
                <text:p>0.605992</text:p>
              </table:table-cell>
              <table:table-cell office:value-type="float" office:value="0.0898509">
                <text:p>0.08985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1">
                <text:p>4.1</text:p>
              </table:table-cell>
              <table:table-cell office:value-type="float" office:value="0.613469">
                <text:p>0.613469</text:p>
              </table:table-cell>
              <table:table-cell office:value-type="float" office:value="0.106186">
                <text:p>0.1061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2">
                <text:p>4.2</text:p>
              </table:table-cell>
              <table:table-cell office:value-type="float" office:value="0.622424">
                <text:p>0.622424</text:p>
              </table:table-cell>
              <table:table-cell office:value-type="float" office:value="0.122316">
                <text:p>0.1223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3">
                <text:p>4.3</text:p>
              </table:table-cell>
              <table:table-cell office:value-type="float" office:value="0.632413">
                <text:p>0.632413</text:p>
              </table:table-cell>
              <table:table-cell office:value-type="float" office:value="0.137224">
                <text:p>0.1372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4">
                <text:p>4.4</text:p>
              </table:table-cell>
              <table:table-cell office:value-type="float" office:value="0.642357">
                <text:p>0.642357</text:p>
              </table:table-cell>
              <table:table-cell office:value-type="float" office:value="0.150694">
                <text:p>0.1506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5">
                <text:p>4.5</text:p>
              </table:table-cell>
              <table:table-cell office:value-type="float" office:value="0.651457">
                <text:p>0.651457</text:p>
              </table:table-cell>
              <table:table-cell office:value-type="float" office:value="0.16349">
                <text:p>0.163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6">
                <text:p>4.6</text:p>
              </table:table-cell>
              <table:table-cell office:value-type="float" office:value="0.659871">
                <text:p>0.659871</text:p>
              </table:table-cell>
              <table:table-cell office:value-type="float" office:value="0.17672">
                <text:p>0.176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7">
                <text:p>4.7</text:p>
              </table:table-cell>
              <table:table-cell office:value-type="float" office:value="0.668598">
                <text:p>0.668598</text:p>
              </table:table-cell>
              <table:table-cell office:value-type="float" office:value="0.190916">
                <text:p>0.1909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8">
                <text:p>4.8</text:p>
              </table:table-cell>
              <table:table-cell office:value-type="float" office:value="0.678662">
                <text:p>0.678662</text:p>
              </table:table-cell>
              <table:table-cell office:value-type="float" office:value="0.205591">
                <text:p>0.2055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9">
                <text:p>4.9</text:p>
              </table:table-cell>
              <table:table-cell office:value-type="float" office:value="0.690281">
                <text:p>0.690281</text:p>
              </table:table-cell>
              <table:table-cell office:value-type="float" office:value="0.219636">
                <text:p>0.2196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">
                <text:p>5</text:p>
              </table:table-cell>
              <table:table-cell office:value-type="float" office:value="0.702689">
                <text:p>0.702689</text:p>
              </table:table-cell>
              <table:table-cell office:value-type="float" office:value="0.232234">
                <text:p>0.2322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.1">
                <text:p>5.1</text:p>
              </table:table-cell>
              <table:table-cell office:value-type="float" office:value="0.714787">
                <text:p>0.714787</text:p>
              </table:table-cell>
              <table:table-cell office:value-type="float" office:value="0.243536">
                <text:p>0.2435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2">
                <text:p>5.2</text:p>
              </table:table-cell>
              <table:table-cell office:value-type="float" office:value="0.726065">
                <text:p>0.726065</text:p>
              </table:table-cell>
              <table:table-cell office:value-type="float" office:value="0.254532">
                <text:p>0.2545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.3">
                <text:p>5.3</text:p>
              </table:table-cell>
              <table:table-cell office:value-type="float" office:value="0.737047">
                <text:p>0.737047</text:p>
              </table:table-cell>
              <table:table-cell office:value-type="float" office:value="0.266226">
                <text:p>0.2662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4">
                <text:p>5.4</text:p>
              </table:table-cell>
              <table:table-cell office:value-type="float" office:value="0.748882">
                <text:p>0.748882</text:p>
              </table:table-cell>
              <table:table-cell office:value-type="float" office:value="0.278785">
                <text:p>0.2787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5">
                <text:p>5.5</text:p>
              </table:table-cell>
              <table:table-cell office:value-type="float" office:value="0.762402">
                <text:p>0.762402</text:p>
              </table:table-cell>
              <table:table-cell office:value-type="float" office:value="0.291367">
                <text:p>0.2913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6">
                <text:p>5.6</text:p>
              </table:table-cell>
              <table:table-cell office:value-type="float" office:value="0.777428">
                <text:p>0.777428</text:p>
              </table:table-cell>
              <table:table-cell office:value-type="float" office:value="0.302796">
                <text:p>0.3027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7">
                <text:p>5.7</text:p>
              </table:table-cell>
              <table:table-cell office:value-type="float" office:value="0.792913">
                <text:p>0.792913</text:p>
              </table:table-cell>
              <table:table-cell office:value-type="float" office:value="0.312514">
                <text:p>0.3125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.8">
                <text:p>5.8</text:p>
              </table:table-cell>
              <table:table-cell office:value-type="float" office:value="0.807799">
                <text:p>0.807799</text:p>
              </table:table-cell>
              <table:table-cell office:value-type="float" office:value="0.321051">
                <text:p>0.3210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.9">
                <text:p>5.9</text:p>
              </table:table-cell>
              <table:table-cell office:value-type="float" office:value="0.821916">
                <text:p>0.821916</text:p>
              </table:table-cell>
              <table:table-cell office:value-type="float" office:value="0.329582">
                <text:p>0.32958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">
                <text:p>6</text:p>
              </table:table-cell>
              <table:table-cell office:value-type="float" office:value="0.836152">
                <text:p>0.836152</text:p>
              </table:table-cell>
              <table:table-cell office:value-type="float" office:value="0.338939">
                <text:p>0.3389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.1">
                <text:p>6.1</text:p>
              </table:table-cell>
              <table:table-cell office:value-type="float" office:value="0.851746">
                <text:p>0.851746</text:p>
              </table:table-cell>
              <table:table-cell office:value-type="float" office:value="0.348875">
                <text:p>0.3488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2">
                <text:p>6.2</text:p>
              </table:table-cell>
              <table:table-cell office:value-type="float" office:value="0.869262">
                <text:p>0.869262</text:p>
              </table:table-cell>
              <table:table-cell office:value-type="float" office:value="0.358211">
                <text:p>0.3582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3">
                <text:p>6.3</text:p>
              </table:table-cell>
              <table:table-cell office:value-type="float" office:value="0.888086">
                <text:p>0.888086</text:p>
              </table:table-cell>
              <table:table-cell office:value-type="float" office:value="0.36576">
                <text:p>0.365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4">
                <text:p>6.4</text:p>
              </table:table-cell>
              <table:table-cell office:value-type="float" office:value="0.9069">
                <text:p>0.9069</text:p>
              </table:table-cell>
              <table:table-cell office:value-type="float" office:value="0.371301">
                <text:p>0.3713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5">
                <text:p>6.5</text:p>
              </table:table-cell>
              <table:table-cell office:value-type="float" office:value="0.924752">
                <text:p>0.924752</text:p>
              </table:table-cell>
              <table:table-cell office:value-type="float" office:value="0.37577">
                <text:p>0.375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6">
                <text:p>6.6</text:p>
              </table:table-cell>
              <table:table-cell office:value-type="float" office:value="0.941872">
                <text:p>0.941872</text:p>
              </table:table-cell>
              <table:table-cell office:value-type="float" office:value="0.380498">
                <text:p>0.3804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7">
                <text:p>6.7</text:p>
              </table:table-cell>
              <table:table-cell office:value-type="float" office:value="0.959526">
                <text:p>0.959526</text:p>
              </table:table-cell>
              <table:table-cell office:value-type="float" office:value="0.386075">
                <text:p>0.3860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8">
                <text:p>6.8</text:p>
              </table:table-cell>
              <table:table-cell office:value-type="float" office:value="0.978999">
                <text:p>0.978999</text:p>
              </table:table-cell>
              <table:table-cell office:value-type="float" office:value="0.391779">
                <text:p>0.3917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9">
                <text:p>6.9</text:p>
              </table:table-cell>
              <table:table-cell office:value-type="float" office:value="1.0005">
                <text:p>1.0005</text:p>
              </table:table-cell>
              <table:table-cell office:value-type="float" office:value="0.396075">
                <text:p>0.3960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">
                <text:p>7</text:p>
              </table:table-cell>
              <table:table-cell office:value-type="float" office:value="1.02289">
                <text:p>1.02289</text:p>
              </table:table-cell>
              <table:table-cell office:value-type="float" office:value="0.397822">
                <text:p>0.39782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1">
                <text:p>7.1</text:p>
              </table:table-cell>
              <table:table-cell office:value-type="float" office:value="1.04458">
                <text:p>1.04458</text:p>
              </table:table-cell>
              <table:table-cell office:value-type="float" office:value="0.397222">
                <text:p>0.3972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2">
                <text:p>7.2</text:p>
              </table:table-cell>
              <table:table-cell office:value-type="float" office:value="1.06476">
                <text:p>1.06476</text:p>
              </table:table-cell>
              <table:table-cell office:value-type="float" office:value="0.395702">
                <text:p>0.3957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3">
                <text:p>7.3</text:p>
              </table:table-cell>
              <table:table-cell office:value-type="float" office:value="1.08415">
                <text:p>1.08415</text:p>
              </table:table-cell>
              <table:table-cell office:value-type="float" office:value="0.394767">
                <text:p>0.3947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4">
                <text:p>7.4</text:p>
              </table:table-cell>
              <table:table-cell office:value-type="float" office:value="1.10446">
                <text:p>1.10446</text:p>
              </table:table-cell>
              <table:table-cell office:value-type="float" office:value="0.3947">
                <text:p>0.394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5">
                <text:p>7.5</text:p>
              </table:table-cell>
              <table:table-cell office:value-type="float" office:value="1.12705">
                <text:p>1.12705</text:p>
              </table:table-cell>
              <table:table-cell office:value-type="float" office:value="0.394193">
                <text:p>0.3941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6">
                <text:p>7.6</text:p>
              </table:table-cell>
              <table:table-cell office:value-type="float" office:value="1.15164">
                <text:p>1.15164</text:p>
              </table:table-cell>
              <table:table-cell office:value-type="float" office:value="0.391266">
                <text:p>0.3912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7">
                <text:p>7.7</text:p>
              </table:table-cell>
              <table:table-cell office:value-type="float" office:value="1.17647">
                <text:p>1.17647</text:p>
              </table:table-cell>
              <table:table-cell office:value-type="float" office:value="0.384822">
                <text:p>0.3848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8">
                <text:p>7.8</text:p>
              </table:table-cell>
              <table:table-cell office:value-type="float" office:value="1.19948">
                <text:p>1.19948</text:p>
              </table:table-cell>
              <table:table-cell office:value-type="float" office:value="0.375606">
                <text:p>0.37560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9">
                <text:p>7.9</text:p>
              </table:table-cell>
              <table:table-cell office:value-type="float" office:value="1.22001">
                <text:p>1.22001</text:p>
              </table:table-cell>
              <table:table-cell office:value-type="float" office:value="0.365737">
                <text:p>0.3657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">
                <text:p>8</text:p>
              </table:table-cell>
              <table:table-cell office:value-type="float" office:value="1.2394">
                <text:p>1.2394</text:p>
              </table:table-cell>
              <table:table-cell office:value-type="float" office:value="0.357069">
                <text:p>0.35706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.1">
                <text:p>8.1</text:p>
              </table:table-cell>
              <table:table-cell office:value-type="float" office:value="1.26008">
                <text:p>1.26008</text:p>
              </table:table-cell>
              <table:table-cell office:value-type="float" office:value="0.34962">
                <text:p>0.349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.2">
                <text:p>8.2</text:p>
              </table:table-cell>
              <table:table-cell office:value-type="float" office:value="1.28364">
                <text:p>1.28364</text:p>
              </table:table-cell>
              <table:table-cell office:value-type="float" office:value="0.34132">
                <text:p>0.341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.3">
                <text:p>8.3</text:p>
              </table:table-cell>
              <table:table-cell office:value-type="float" office:value="1.30942">
                <text:p>1.30942</text:p>
              </table:table-cell>
              <table:table-cell office:value-type="float" office:value="0.329413">
                <text:p>0.3294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.4">
                <text:p>8.4</text:p>
              </table:table-cell>
              <table:table-cell office:value-type="float" office:value="1.33472">
                <text:p>1.33472</text:p>
              </table:table-cell>
              <table:table-cell office:value-type="float" office:value="0.312535">
                <text:p>0.3125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.5">
                <text:p>8.5</text:p>
              </table:table-cell>
              <table:table-cell office:value-type="float" office:value="1.35657">
                <text:p>1.35657</text:p>
              </table:table-cell>
              <table:table-cell office:value-type="float" office:value="0.291912">
                <text:p>0.2919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.6">
                <text:p>8.6</text:p>
              </table:table-cell>
              <table:table-cell office:value-type="float" office:value="1.37395">
                <text:p>1.37395</text:p>
              </table:table-cell>
              <table:table-cell office:value-type="float" office:value="0.27068">
                <text:p>0.270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.7">
                <text:p>8.7</text:p>
              </table:table-cell>
              <table:table-cell office:value-type="float" office:value="1.38867">
                <text:p>1.38867</text:p>
              </table:table-cell>
              <table:table-cell office:value-type="float" office:value="0.251713">
                <text:p>0.2517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.8">
                <text:p>8.8</text:p>
              </table:table-cell>
              <table:table-cell office:value-type="float" office:value="1.40418">
                <text:p>1.40418</text:p>
              </table:table-cell>
              <table:table-cell office:value-type="float" office:value="0.235477">
                <text:p>0.2354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.9">
                <text:p>8.9</text:p>
              </table:table-cell>
              <table:table-cell office:value-type="float" office:value="1.42317">
                <text:p>1.42317</text:p>
              </table:table-cell>
              <table:table-cell office:value-type="float" office:value="0.219512">
                <text:p>0.2195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">
                <text:p>9</text:p>
              </table:table-cell>
              <table:table-cell office:value-type="float" office:value="1.44553">
                <text:p>1.44553</text:p>
              </table:table-cell>
              <table:table-cell office:value-type="float" office:value="0.200002">
                <text:p>0.2000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.1">
                <text:p>9.1</text:p>
              </table:table-cell>
              <table:table-cell office:value-type="float" office:value="1.46826">
                <text:p>1.46826</text:p>
              </table:table-cell>
              <table:table-cell office:value-type="float" office:value="0.174371">
                <text:p>0.1743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.2">
                <text:p>9.2</text:p>
              </table:table-cell>
              <table:table-cell office:value-type="float" office:value="1.48734">
                <text:p>1.48734</text:p>
              </table:table-cell>
              <table:table-cell office:value-type="float" office:value="0.143085">
                <text:p>0.14308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.3">
                <text:p>9.3</text:p>
              </table:table-cell>
              <table:table-cell office:value-type="float" office:value="1.5004">
                <text:p>1.5004</text:p>
              </table:table-cell>
              <table:table-cell office:value-type="float" office:value="0.109362">
                <text:p>0.1093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.4">
                <text:p>9.4</text:p>
              </table:table-cell>
              <table:table-cell office:value-type="float" office:value="1.5082">
                <text:p>1.5082</text:p>
              </table:table-cell>
              <table:table-cell office:value-type="float" office:value="0.0769968">
                <text:p>0.07699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.5">
                <text:p>9.5</text:p>
              </table:table-cell>
              <table:table-cell office:value-type="float" office:value="1.51389">
                <text:p>1.51389</text:p>
              </table:table-cell>
              <table:table-cell office:value-type="float" office:value="0.0478385">
                <text:p>0.04783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6">
                <text:p>9.6</text:p>
              </table:table-cell>
              <table:table-cell office:value-type="float" office:value="1.52079">
                <text:p>1.52079</text:p>
              </table:table-cell>
              <table:table-cell office:value-type="float" office:value="0.0206954">
                <text:p>0.02069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.7">
                <text:p>9.7</text:p>
              </table:table-cell>
              <table:table-cell office:value-type="float" office:value="1.52998">
                <text:p>1.52998</text:p>
              </table:table-cell>
              <table:table-cell office:value-type="float" office:value="-0.00762662">
                <text:p>-0.0076266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.8">
                <text:p>9.8</text:p>
              </table:table-cell>
              <table:table-cell office:value-type="float" office:value="1.53975">
                <text:p>1.53975</text:p>
              </table:table-cell>
              <table:table-cell office:value-type="float" office:value="-0.039964">
                <text:p>-0.0399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.9">
                <text:p>9.9</text:p>
              </table:table-cell>
              <table:table-cell office:value-type="float" office:value="1.54687">
                <text:p>1.54687</text:p>
              </table:table-cell>
              <table:table-cell office:value-type="float" office:value="-0.0768364">
                <text:p>-0.07683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">
                <text:p>10</text:p>
              </table:table-cell>
              <table:table-cell office:value-type="float" office:value="1.54889">
                <text:p>1.54889</text:p>
              </table:table-cell>
              <table:table-cell office:value-type="float" office:value="-0.11624">
                <text:p>-0.116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.1">
                <text:p>10.1</text:p>
              </table:table-cell>
              <table:table-cell office:value-type="float" office:value="1.5457">
                <text:p>1.5457</text:p>
              </table:table-cell>
              <table:table-cell office:value-type="float" office:value="-0.155219">
                <text:p>-0.1552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.2">
                <text:p>10.2</text:p>
              </table:table-cell>
              <table:table-cell office:value-type="float" office:value="1.53929">
                <text:p>1.53929</text:p>
              </table:table-cell>
              <table:table-cell office:value-type="float" office:value="-0.191967">
                <text:p>-0.1919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.3">
                <text:p>10.3</text:p>
              </table:table-cell>
              <table:table-cell office:value-type="float" office:value="1.53203">
                <text:p>1.53203</text:p>
              </table:table-cell>
              <table:table-cell office:value-type="float" office:value="-0.226913">
                <text:p>-0.2269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.4">
                <text:p>10.4</text:p>
              </table:table-cell>
              <table:table-cell office:value-type="float" office:value="1.52482">
                <text:p>1.52482</text:p>
              </table:table-cell>
              <table:table-cell office:value-type="float" office:value="-0.262075">
                <text:p>-0.2620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.5">
                <text:p>10.5</text:p>
              </table:table-cell>
              <table:table-cell office:value-type="float" office:value="1.51655">
                <text:p>1.51655</text:p>
              </table:table-cell>
              <table:table-cell office:value-type="float" office:value="-0.299306">
                <text:p>-0.2993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.6">
                <text:p>10.6</text:p>
              </table:table-cell>
              <table:table-cell office:value-type="float" office:value="1.50499">
                <text:p>1.50499</text:p>
              </table:table-cell>
              <table:table-cell office:value-type="float" office:value="-0.338803">
                <text:p>-0.3388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.7">
                <text:p>10.7</text:p>
              </table:table-cell>
              <table:table-cell office:value-type="float" office:value="1.48856">
                <text:p>1.48856</text:p>
              </table:table-cell>
              <table:table-cell office:value-type="float" office:value="-0.378976">
                <text:p>-0.3789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.8">
                <text:p>10.8</text:p>
              </table:table-cell>
              <table:table-cell office:value-type="float" office:value="1.46742">
                <text:p>1.46742</text:p>
              </table:table-cell>
              <table:table-cell office:value-type="float" office:value="-0.417661">
                <text:p>-0.41766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.9">
                <text:p>10.9</text:p>
              </table:table-cell>
              <table:table-cell office:value-type="float" office:value="1.44314">
                <text:p>1.44314</text:p>
              </table:table-cell>
              <table:table-cell office:value-type="float" office:value="-0.453668">
                <text:p>-0.4536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">
                <text:p>11</text:p>
              </table:table-cell>
              <table:table-cell office:value-type="float" office:value="1.41736">
                <text:p>1.41736</text:p>
              </table:table-cell>
              <table:table-cell office:value-type="float" office:value="-0.487456">
                <text:p>-0.4874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.1">
                <text:p>11.1</text:p>
              </table:table-cell>
              <table:table-cell office:value-type="float" office:value="1.39052">
                <text:p>1.39052</text:p>
              </table:table-cell>
              <table:table-cell office:value-type="float" office:value="-0.520481">
                <text:p>-0.5204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.2">
                <text:p>11.2</text:p>
              </table:table-cell>
              <table:table-cell office:value-type="float" office:value="1.36157">
                <text:p>1.36157</text:p>
              </table:table-cell>
              <table:table-cell office:value-type="float" office:value="-0.553812">
                <text:p>-0.5538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.3">
                <text:p>11.3</text:p>
              </table:table-cell>
              <table:table-cell office:value-type="float" office:value="1.32892">
                <text:p>1.32892</text:p>
              </table:table-cell>
              <table:table-cell office:value-type="float" office:value="-0.587135">
                <text:p>-0.5871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.4">
                <text:p>11.4</text:p>
              </table:table-cell>
              <table:table-cell office:value-type="float" office:value="1.29174">
                <text:p>1.29174</text:p>
              </table:table-cell>
              <table:table-cell office:value-type="float" office:value="-0.618897">
                <text:p>-0.6188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.5">
                <text:p>11.5</text:p>
              </table:table-cell>
              <table:table-cell office:value-type="float" office:value="1.25062">
                <text:p>1.25062</text:p>
              </table:table-cell>
              <table:table-cell office:value-type="float" office:value="-0.647415">
                <text:p>-0.6474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.6">
                <text:p>11.6</text:p>
              </table:table-cell>
              <table:table-cell office:value-type="float" office:value="1.20706">
                <text:p>1.20706</text:p>
              </table:table-cell>
              <table:table-cell office:value-type="float" office:value="-0.672021">
                <text:p>-0.67202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.7">
                <text:p>11.7</text:p>
              </table:table-cell>
              <table:table-cell office:value-type="float" office:value="1.16232">
                <text:p>1.16232</text:p>
              </table:table-cell>
              <table:table-cell office:value-type="float" office:value="-0.693334">
                <text:p>-0.69333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.8">
                <text:p>11.8</text:p>
              </table:table-cell>
              <table:table-cell office:value-type="float" office:value="1.1165">
                <text:p>1.1165</text:p>
              </table:table-cell>
              <table:table-cell office:value-type="float" office:value="-0.712504">
                <text:p>-0.7125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.9">
                <text:p>11.9</text:p>
              </table:table-cell>
              <table:table-cell office:value-type="float" office:value="1.06863">
                <text:p>1.06863</text:p>
              </table:table-cell>
              <table:table-cell office:value-type="float" office:value="-0.73006">
                <text:p>-0.730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">
                <text:p>12</text:p>
              </table:table-cell>
              <table:table-cell office:value-type="float" office:value="1.01764">
                <text:p>1.01764</text:p>
              </table:table-cell>
              <table:table-cell office:value-type="float" office:value="-0.745318">
                <text:p>-0.7453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.1">
                <text:p>12.1</text:p>
              </table:table-cell>
              <table:table-cell office:value-type="float" office:value="0.963344">
                <text:p>0.963344</text:p>
              </table:table-cell>
              <table:table-cell office:value-type="float" office:value="-0.756789">
                <text:p>-0.7567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.2">
                <text:p>12.2</text:p>
              </table:table-cell>
              <table:table-cell office:value-type="float" office:value="0.906767">
                <text:p>0.906767</text:p>
              </table:table-cell>
              <table:table-cell office:value-type="float" office:value="-0.763228">
                <text:p>-0.7632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.3">
                <text:p>12.3</text:p>
              </table:table-cell>
              <table:table-cell office:value-type="float" office:value="0.849422">
                <text:p>0.849422</text:p>
              </table:table-cell>
              <table:table-cell office:value-type="float" office:value="-0.764454">
                <text:p>-0.76445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.4">
                <text:p>12.4</text:p>
              </table:table-cell>
              <table:table-cell office:value-type="float" office:value="0.792295">
                <text:p>0.792295</text:p>
              </table:table-cell>
              <table:table-cell office:value-type="float" office:value="-0.761294">
                <text:p>-0.7612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.5">
                <text:p>12.5</text:p>
              </table:table-cell>
              <table:table-cell office:value-type="float" office:value="0.735279">
                <text:p>0.735279</text:p>
              </table:table-cell>
              <table:table-cell office:value-type="float" office:value="-0.75472">
                <text:p>-0.754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.6">
                <text:p>12.6</text:p>
              </table:table-cell>
              <table:table-cell office:value-type="float" office:value="0.677546">
                <text:p>0.677546</text:p>
              </table:table-cell>
              <table:table-cell office:value-type="float" office:value="-0.744914">
                <text:p>-0.7449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.7">
                <text:p>12.7</text:p>
              </table:table-cell>
              <table:table-cell office:value-type="float" office:value="0.618506">
                <text:p>0.618506</text:p>
              </table:table-cell>
              <table:table-cell office:value-type="float" office:value="-0.731013">
                <text:p>-0.7310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.8">
                <text:p>12.8</text:p>
              </table:table-cell>
              <table:table-cell office:value-type="float" office:value="0.558567">
                <text:p>0.558567</text:p>
              </table:table-cell>
              <table:table-cell office:value-type="float" office:value="-0.711734">
                <text:p>-0.71173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.9">
                <text:p>12.9</text:p>
              </table:table-cell>
              <table:table-cell office:value-type="float" office:value="0.499082">
                <text:p>0.499082</text:p>
              </table:table-cell>
              <table:table-cell office:value-type="float" office:value="-0.686349">
                <text:p>-0.6863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">
                <text:p>13</text:p>
              </table:table-cell>
              <table:table-cell office:value-type="float" office:value="0.441534">
                <text:p>0.441534</text:p>
              </table:table-cell>
              <table:table-cell office:value-type="float" office:value="-0.655211">
                <text:p>-0.6552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.1">
                <text:p>13.1</text:p>
              </table:table-cell>
              <table:table-cell office:value-type="float" office:value="0.386646">
                <text:p>0.386646</text:p>
              </table:table-cell>
              <table:table-cell office:value-type="float" office:value="-0.619406">
                <text:p>-0.6194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.2">
                <text:p>13.2</text:p>
              </table:table-cell>
              <table:table-cell office:value-type="float" office:value="0.334134">
                <text:p>0.334134</text:p>
              </table:table-cell>
              <table:table-cell office:value-type="float" office:value="-0.579837">
                <text:p>-0.5798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.3">
                <text:p>13.3</text:p>
              </table:table-cell>
              <table:table-cell office:value-type="float" office:value="0.283308">
                <text:p>0.283308</text:p>
              </table:table-cell>
              <table:table-cell office:value-type="float" office:value="-0.536503">
                <text:p>-0.53650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.4">
                <text:p>13.4</text:p>
              </table:table-cell>
              <table:table-cell office:value-type="float" office:value="0.234002">
                <text:p>0.234002</text:p>
              </table:table-cell>
              <table:table-cell office:value-type="float" office:value="-0.488555">
                <text:p>-0.4885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.5">
                <text:p>13.5</text:p>
              </table:table-cell>
              <table:table-cell office:value-type="float" office:value="0.187067">
                <text:p>0.187067</text:p>
              </table:table-cell>
              <table:table-cell office:value-type="float" office:value="-0.435086">
                <text:p>-0.4350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.6">
                <text:p>13.6</text:p>
              </table:table-cell>
              <table:table-cell office:value-type="float" office:value="0.144031">
                <text:p>0.144031</text:p>
              </table:table-cell>
              <table:table-cell office:value-type="float" office:value="-0.375994">
                <text:p>-0.37599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.7">
                <text:p>13.7</text:p>
              </table:table-cell>
              <table:table-cell office:value-type="float" office:value="0.106188">
                <text:p>0.106188</text:p>
              </table:table-cell>
              <table:table-cell office:value-type="float" office:value="-0.312214">
                <text:p>-0.31221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.8">
                <text:p>13.8</text:p>
              </table:table-cell>
              <table:table-cell office:value-type="float" office:value="0.0738885">
                <text:p>0.0738885</text:p>
              </table:table-cell>
              <table:table-cell office:value-type="float" office:value="-0.245126">
                <text:p>-0.2451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.9">
                <text:p>13.9</text:p>
              </table:table-cell>
              <table:table-cell office:value-type="float" office:value="0.0465961">
                <text:p>0.0465961</text:p>
              </table:table-cell>
              <table:table-cell office:value-type="float" office:value="-0.175624">
                <text:p>-0.1756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">
                <text:p>14</text:p>
              </table:table-cell>
              <table:table-cell office:value-type="float" office:value="0.0236719">
                <text:p>0.0236719</text:p>
              </table:table-cell>
              <table:table-cell office:value-type="float" office:value="-0.103631">
                <text:p>-0.1036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.1">
                <text:p>14.1</text:p>
              </table:table-cell>
              <table:table-cell office:value-type="float" office:value="0.0052311">
                <text:p>0.0052311</text:p>
              </table:table-cell>
              <table:table-cell office:value-type="float" office:value="-0.0284459">
                <text:p>-0.028445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.2">
                <text:p>14.2</text:p>
              </table:table-cell>
              <table:table-cell office:value-type="float" office:value="-0.00763981">
                <text:p>-0.00763981</text:p>
              </table:table-cell>
              <table:table-cell office:value-type="float" office:value="0.050348">
                <text:p>0.0503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.3">
                <text:p>14.3</text:p>
              </table:table-cell>
              <table:table-cell office:value-type="float" office:value="-0.0134944">
                <text:p>-0.0134944</text:p>
              </table:table-cell>
              <table:table-cell office:value-type="float" office:value="0.132174">
                <text:p>0.1321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.4">
                <text:p>14.4</text:p>
              </table:table-cell>
              <table:table-cell office:value-type="float" office:value="-0.0114705">
                <text:p>-0.0114705</text:p>
              </table:table-cell>
              <table:table-cell office:value-type="float" office:value="0.215532">
                <text:p>0.2155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.5">
                <text:p>14.5</text:p>
              </table:table-cell>
              <table:table-cell office:value-type="float" office:value="-0.00179058">
                <text:p>-0.00179058</text:p>
              </table:table-cell>
              <table:table-cell office:value-type="float" office:value="0.298816">
                <text:p>0.2988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.6">
                <text:p>14.6</text:p>
              </table:table-cell>
              <table:table-cell office:value-type="float" office:value="0.0146005">
                <text:p>0.0146005</text:p>
              </table:table-cell>
              <table:table-cell office:value-type="float" office:value="0.381193">
                <text:p>0.3811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.7">
                <text:p>14.7</text:p>
              </table:table-cell>
              <table:table-cell office:value-type="float" office:value="0.0369694">
                <text:p>0.0369694</text:p>
              </table:table-cell>
              <table:table-cell office:value-type="float" office:value="0.462835">
                <text:p>0.4628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.8">
                <text:p>14.8</text:p>
              </table:table-cell>
              <table:table-cell office:value-type="float" office:value="0.0655301">
                <text:p>0.0655301</text:p>
              </table:table-cell>
              <table:table-cell office:value-type="float" office:value="0.544288">
                <text:p>0.5442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.9">
                <text:p>14.9</text:p>
              </table:table-cell>
              <table:table-cell office:value-type="float" office:value="0.10136">
                <text:p>0.10136</text:p>
              </table:table-cell>
              <table:table-cell office:value-type="float" office:value="0.625493">
                <text:p>0.62549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">
                <text:p>15</text:p>
              </table:table-cell>
              <table:table-cell office:value-type="float" office:value="0.145544">
                <text:p>0.145544</text:p>
              </table:table-cell>
              <table:table-cell office:value-type="float" office:value="0.705272">
                <text:p>0.70527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.1">
                <text:p>15.1</text:p>
              </table:table-cell>
              <table:table-cell office:value-type="float" office:value="0.198241">
                <text:p>0.198241</text:p>
              </table:table-cell>
              <table:table-cell office:value-type="float" office:value="0.781725">
                <text:p>0.7817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.2">
                <text:p>15.2</text:p>
              </table:table-cell>
              <table:table-cell office:value-type="float" office:value="0.25844">
                <text:p>0.25844</text:p>
              </table:table-cell>
              <table:table-cell office:value-type="float" office:value="0.853233">
                <text:p>0.8532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.3">
                <text:p>15.3</text:p>
              </table:table-cell>
              <table:table-cell office:value-type="float" office:value="0.324638">
                <text:p>0.324638</text:p>
              </table:table-cell>
              <table:table-cell office:value-type="float" office:value="0.919255">
                <text:p>0.9192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.4">
                <text:p>15.4</text:p>
              </table:table-cell>
              <table:table-cell office:value-type="float" office:value="0.395897">
                <text:p>0.395897</text:p>
              </table:table-cell>
              <table:table-cell office:value-type="float" office:value="0.980257">
                <text:p>0.9802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.5">
                <text:p>15.5</text:p>
              </table:table-cell>
              <table:table-cell office:value-type="float" office:value="0.472409">
                <text:p>0.472409</text:p>
              </table:table-cell>
              <table:table-cell office:value-type="float" office:value="1.03679">
                <text:p>1.0367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.6">
                <text:p>15.6</text:p>
              </table:table-cell>
              <table:table-cell office:value-type="float" office:value="0.555084">
                <text:p>0.555084</text:p>
              </table:table-cell>
              <table:table-cell office:value-type="float" office:value="1.0885">
                <text:p>1.08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.7">
                <text:p>15.7</text:p>
              </table:table-cell>
              <table:table-cell office:value-type="float" office:value="0.644456">
                <text:p>0.644456</text:p>
              </table:table-cell>
              <table:table-cell office:value-type="float" office:value="1.13382">
                <text:p>1.1338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.8">
                <text:p>15.8</text:p>
              </table:table-cell>
              <table:table-cell office:value-type="float" office:value="0.739797">
                <text:p>0.739797</text:p>
              </table:table-cell>
              <table:table-cell office:value-type="float" office:value="1.17076">
                <text:p>1.170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.9">
                <text:p>15.9</text:p>
              </table:table-cell>
              <table:table-cell office:value-type="float" office:value="0.83919">
                <text:p>0.83919</text:p>
              </table:table-cell>
              <table:table-cell office:value-type="float" office:value="1.19805">
                <text:p>1.198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">
                <text:p>16</text:p>
              </table:table-cell>
              <table:table-cell office:value-type="float" office:value="0.94055">
                <text:p>0.94055</text:p>
              </table:table-cell>
              <table:table-cell office:value-type="float" office:value="1.21584">
                <text:p>1.215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.1">
                <text:p>16.1</text:p>
              </table:table-cell>
              <table:table-cell office:value-type="float" office:value="1.04279">
                <text:p>1.04279</text:p>
              </table:table-cell>
              <table:table-cell office:value-type="float" office:value="1.22526">
                <text:p>1.2252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.2">
                <text:p>16.2</text:p>
              </table:table-cell>
              <table:table-cell office:value-type="float" office:value="1.14618">
                <text:p>1.14618</text:p>
              </table:table-cell>
              <table:table-cell office:value-type="float" office:value="1.22718">
                <text:p>1.227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.3">
                <text:p>16.3</text:p>
              </table:table-cell>
              <table:table-cell office:value-type="float" office:value="1.25155">
                <text:p>1.25155</text:p>
              </table:table-cell>
              <table:table-cell office:value-type="float" office:value="1.22119">
                <text:p>1.221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.4">
                <text:p>16.4</text:p>
              </table:table-cell>
              <table:table-cell office:value-type="float" office:value="1.35892">
                <text:p>1.35892</text:p>
              </table:table-cell>
              <table:table-cell office:value-type="float" office:value="1.20561">
                <text:p>1.205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.5">
                <text:p>16.5</text:p>
              </table:table-cell>
              <table:table-cell office:value-type="float" office:value="1.46671">
                <text:p>1.46671</text:p>
              </table:table-cell>
              <table:table-cell office:value-type="float" office:value="1.17865">
                <text:p>1.1786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.6">
                <text:p>16.6</text:p>
              </table:table-cell>
              <table:table-cell office:value-type="float" office:value="1.57214">
                <text:p>1.57214</text:p>
              </table:table-cell>
              <table:table-cell office:value-type="float" office:value="1.1398">
                <text:p>1.139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.7">
                <text:p>16.7</text:p>
              </table:table-cell>
              <table:table-cell office:value-type="float" office:value="1.6727">
                <text:p>1.6727</text:p>
              </table:table-cell>
              <table:table-cell office:value-type="float" office:value="1.09036">
                <text:p>1.090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.8">
                <text:p>16.8</text:p>
              </table:table-cell>
              <table:table-cell office:value-type="float" office:value="1.76747">
                <text:p>1.76747</text:p>
              </table:table-cell>
              <table:table-cell office:value-type="float" office:value="1.03258">
                <text:p>1.032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.9">
                <text:p>16.9</text:p>
              </table:table-cell>
              <table:table-cell office:value-type="float" office:value="1.85723">
                <text:p>1.85723</text:p>
              </table:table-cell>
              <table:table-cell office:value-type="float" office:value="0.968014">
                <text:p>0.9680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7">
                <text:p>17</text:p>
              </table:table-cell>
              <table:table-cell office:value-type="float" office:value="1.94325">
                <text:p>1.94325</text:p>
              </table:table-cell>
              <table:table-cell office:value-type="float" office:value="0.896389">
                <text:p>0.89638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.1">
                <text:p>17.1</text:p>
              </table:table-cell>
              <table:table-cell office:value-type="float" office:value="2.02547">
                <text:p>2.02547</text:p>
              </table:table-cell>
              <table:table-cell office:value-type="float" office:value="0.815942">
                <text:p>0.8159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.2">
                <text:p>17.2</text:p>
              </table:table-cell>
              <table:table-cell office:value-type="float" office:value="2.10173">
                <text:p>2.10173</text:p>
              </table:table-cell>
              <table:table-cell office:value-type="float" office:value="0.725064">
                <text:p>0.7250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.3">
                <text:p>17.3</text:p>
              </table:table-cell>
              <table:table-cell office:value-type="float" office:value="2.16852">
                <text:p>2.16852</text:p>
              </table:table-cell>
              <table:table-cell office:value-type="float" office:value="0.624069">
                <text:p>0.62406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.4">
                <text:p>17.4</text:p>
              </table:table-cell>
              <table:table-cell office:value-type="float" office:value="2.22302">
                <text:p>2.22302</text:p>
              </table:table-cell>
              <table:table-cell office:value-type="float" office:value="0.515684">
                <text:p>0.51568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.5">
                <text:p>17.5</text:p>
              </table:table-cell>
              <table:table-cell office:value-type="float" office:value="2.26476">
                <text:p>2.26476</text:p>
              </table:table-cell>
              <table:table-cell office:value-type="float" office:value="0.403764">
                <text:p>0.4037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.6">
                <text:p>17.6</text:p>
              </table:table-cell>
              <table:table-cell office:value-type="float" office:value="2.29572">
                <text:p>2.29572</text:p>
              </table:table-cell>
              <table:table-cell office:value-type="float" office:value="0.291077">
                <text:p>0.29107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.7">
                <text:p>17.7</text:p>
              </table:table-cell>
              <table:table-cell office:value-type="float" office:value="2.31862">
                <text:p>2.31862</text:p>
              </table:table-cell>
              <table:table-cell office:value-type="float" office:value="0.177781">
                <text:p>0.1777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.8">
                <text:p>17.8</text:p>
              </table:table-cell>
              <table:table-cell office:value-type="float" office:value="2.33454">
                <text:p>2.33454</text:p>
              </table:table-cell>
              <table:table-cell office:value-type="float" office:value="0.061798">
                <text:p>0.0617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.9">
                <text:p>17.9</text:p>
              </table:table-cell>
              <table:table-cell office:value-type="float" office:value="2.34172">
                <text:p>2.34172</text:p>
              </table:table-cell>
              <table:table-cell office:value-type="float" office:value="-0.0590846">
                <text:p>-0.05908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8">
                <text:p>18</text:p>
              </table:table-cell>
              <table:table-cell office:value-type="float" office:value="2.33638">
                <text:p>2.33638</text:p>
              </table:table-cell>
              <table:table-cell office:value-type="float" office:value="-0.184847">
                <text:p>-0.18484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8.1">
                <text:p>18.1</text:p>
              </table:table-cell>
              <table:table-cell office:value-type="float" office:value="2.31512">
                <text:p>2.31512</text:p>
              </table:table-cell>
              <table:table-cell office:value-type="float" office:value="-0.312324">
                <text:p>-0.3123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.2">
                <text:p>18.2</text:p>
              </table:table-cell>
              <table:table-cell office:value-type="float" office:value="2.27725">
                <text:p>2.27725</text:p>
              </table:table-cell>
              <table:table-cell office:value-type="float" office:value="-0.436461">
                <text:p>-0.43646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8.3">
                <text:p>18.3</text:p>
              </table:table-cell>
              <table:table-cell office:value-type="float" office:value="2.22529">
                <text:p>2.22529</text:p>
              </table:table-cell>
              <table:table-cell office:value-type="float" office:value="-0.552902">
                <text:p>-0.55290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.4">
                <text:p>18.4</text:p>
              </table:table-cell>
              <table:table-cell office:value-type="float" office:value="2.16343">
                <text:p>2.16343</text:p>
              </table:table-cell>
              <table:table-cell office:value-type="float" office:value="-0.660105">
                <text:p>-0.6601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8.5">
                <text:p>18.5</text:p>
              </table:table-cell>
              <table:table-cell office:value-type="float" office:value="2.09491">
                <text:p>2.09491</text:p>
              </table:table-cell>
              <table:table-cell office:value-type="float" office:value="-0.759509">
                <text:p>-0.75950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.6">
                <text:p>18.6</text:p>
              </table:table-cell>
              <table:table-cell office:value-type="float" office:value="2.02016">
                <text:p>2.02016</text:p>
              </table:table-cell>
              <table:table-cell office:value-type="float" office:value="-0.853669">
                <text:p>-0.85366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8.7">
                <text:p>18.7</text:p>
              </table:table-cell>
              <table:table-cell office:value-type="float" office:value="1.93711">
                <text:p>1.93711</text:p>
              </table:table-cell>
              <table:table-cell office:value-type="float" office:value="-0.943738">
                <text:p>-0.94373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8.8">
                <text:p>18.8</text:p>
              </table:table-cell>
              <table:table-cell office:value-type="float" office:value="1.84322">
                <text:p>1.84322</text:p>
              </table:table-cell>
              <table:table-cell office:value-type="float" office:value="-1.02807">
                <text:p>-1.028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.9">
                <text:p>18.9</text:p>
              </table:table-cell>
              <table:table-cell office:value-type="float" office:value="1.73782">
                <text:p>1.73782</text:p>
              </table:table-cell>
              <table:table-cell office:value-type="float" office:value="-1.10288">
                <text:p>-1.1028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">
                <text:p>19</text:p>
              </table:table-cell>
              <table:table-cell office:value-type="float" office:value="1.62305">
                <text:p>1.62305</text:p>
              </table:table-cell>
              <table:table-cell office:value-type="float" office:value="-1.1644">
                <text:p>-1.16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.1">
                <text:p>19.1</text:p>
              </table:table-cell>
              <table:table-cell office:value-type="float" office:value="1.50285">
                <text:p>1.50285</text:p>
              </table:table-cell>
              <table:table-cell office:value-type="float" office:value="-1.21093">
                <text:p>-1.2109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.2">
                <text:p>19.2</text:p>
              </table:table-cell>
              <table:table-cell office:value-type="float" office:value="1.38086">
                <text:p>1.38086</text:p>
              </table:table-cell>
              <table:table-cell office:value-type="float" office:value="-1.24333">
                <text:p>-1.243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.3">
                <text:p>19.3</text:p>
              </table:table-cell>
              <table:table-cell office:value-type="float" office:value="1.25872">
                <text:p>1.25872</text:p>
              </table:table-cell>
              <table:table-cell office:value-type="float" office:value="-1.26375">
                <text:p>-1.263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.4">
                <text:p>19.4</text:p>
              </table:table-cell>
              <table:table-cell office:value-type="float" office:value="1.13609">
                <text:p>1.13609</text:p>
              </table:table-cell>
              <table:table-cell office:value-type="float" office:value="-1.27362">
                <text:p>-1.2736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.5">
                <text:p>19.5</text:p>
              </table:table-cell>
              <table:table-cell office:value-type="float" office:value="1.01206">
                <text:p>1.01206</text:p>
              </table:table-cell>
              <table:table-cell office:value-type="float" office:value="-1.27251">
                <text:p>-1.2725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.6">
                <text:p>19.6</text:p>
              </table:table-cell>
              <table:table-cell office:value-type="float" office:value="0.88697">
                <text:p>0.88697</text:p>
              </table:table-cell>
              <table:table-cell office:value-type="float" office:value="-1.25849">
                <text:p>-1.2584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.7">
                <text:p>19.7</text:p>
              </table:table-cell>
              <table:table-cell office:value-type="float" office:value="0.763077">
                <text:p>0.763077</text:p>
              </table:table-cell>
              <table:table-cell office:value-type="float" office:value="-1.22977">
                <text:p>-1.2297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.8">
                <text:p>19.8</text:p>
              </table:table-cell>
              <table:table-cell office:value-type="float" office:value="0.643801">
                <text:p>0.643801</text:p>
              </table:table-cell>
              <table:table-cell office:value-type="float" office:value="-1.18617">
                <text:p>-1.186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.9">
                <text:p>19.9</text:p>
              </table:table-cell>
              <table:table-cell office:value-type="float" office:value="0.532089">
                <text:p>0.532089</text:p>
              </table:table-cell>
              <table:table-cell office:value-type="float" office:value="-1.12941">
                <text:p>-1.1294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">
                <text:p>20</text:p>
              </table:table-cell>
              <table:table-cell office:value-type="float" office:value="0.429268">
                <text:p>0.429268</text:p>
              </table:table-cell>
              <table:table-cell office:value-type="float" office:value="-1.06202">
                <text:p>-1.0620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.1">
                <text:p>20.1</text:p>
              </table:table-cell>
              <table:table-cell office:value-type="float" office:value="0.335172">
                <text:p>0.335172</text:p>
              </table:table-cell>
              <table:table-cell office:value-type="float" office:value="-0.985884">
                <text:p>-0.9858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.2">
                <text:p>20.2</text:p>
              </table:table-cell>
              <table:table-cell office:value-type="float" office:value="0.249356">
                <text:p>0.249356</text:p>
              </table:table-cell>
              <table:table-cell office:value-type="float" office:value="-0.901485">
                <text:p>-0.90148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.3">
                <text:p>20.3</text:p>
              </table:table-cell>
              <table:table-cell office:value-type="float" office:value="0.172365">
                <text:p>0.172365</text:p>
              </table:table-cell>
              <table:table-cell office:value-type="float" office:value="-0.808392">
                <text:p>-0.8083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.4">
                <text:p>20.4</text:p>
              </table:table-cell>
              <table:table-cell office:value-type="float" office:value="0.106059">
                <text:p>0.106059</text:p>
              </table:table-cell>
              <table:table-cell office:value-type="float" office:value="-0.706568">
                <text:p>-0.7065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.5">
                <text:p>20.5</text:p>
              </table:table-cell>
              <table:table-cell office:value-type="float" office:value="0.05278">
                <text:p>0.05278</text:p>
              </table:table-cell>
              <table:table-cell office:value-type="float" office:value="-0.597365">
                <text:p>-0.5973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.6">
                <text:p>20.6</text:p>
              </table:table-cell>
              <table:table-cell office:value-type="float" office:value="0.0140695">
                <text:p>0.0140695</text:p>
              </table:table-cell>
              <table:table-cell office:value-type="float" office:value="-0.483467">
                <text:p>-0.48346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.7">
                <text:p>20.7</text:p>
              </table:table-cell>
              <table:table-cell office:value-type="float" office:value="-0.0100363">
                <text:p>-0.0100363</text:p>
              </table:table-cell>
              <table:table-cell office:value-type="float" office:value="-0.367844">
                <text:p>-0.36784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.8">
                <text:p>20.8</text:p>
              </table:table-cell>
              <table:table-cell office:value-type="float" office:value="-0.0206223">
                <text:p>-0.0206223</text:p>
              </table:table-cell>
              <table:table-cell office:value-type="float" office:value="-0.252604">
                <text:p>-0.25260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.9">
                <text:p>20.9</text:p>
              </table:table-cell>
              <table:table-cell office:value-type="float" office:value="-0.0187849">
                <text:p>-0.0187849</text:p>
              </table:table-cell>
              <table:table-cell office:value-type="float" office:value="-0.138629">
                <text:p>-0.1386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1">
                <text:p>21</text:p>
              </table:table-cell>
              <table:table-cell office:value-type="float" office:value="-0.00472212">
                <text:p>-0.00472212</text:p>
              </table:table-cell>
              <table:table-cell office:value-type="float" office:value="-0.0262257">
                <text:p>-0.026225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1.1">
                <text:p>21.1</text:p>
              </table:table-cell>
              <table:table-cell office:value-type="float" office:value="0.0222557">
                <text:p>0.0222557</text:p>
              </table:table-cell>
              <table:table-cell office:value-type="float" office:value="0.0837755">
                <text:p>0.08377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1.2">
                <text:p>21.2</text:p>
              </table:table-cell>
              <table:table-cell office:value-type="float" office:value="0.0628388">
                <text:p>0.0628388</text:p>
              </table:table-cell>
              <table:table-cell office:value-type="float" office:value="0.189413">
                <text:p>0.1894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1.3">
                <text:p>21.3</text:p>
              </table:table-cell>
              <table:table-cell office:value-type="float" office:value="0.116703">
                <text:p>0.116703</text:p>
              </table:table-cell>
              <table:table-cell office:value-type="float" office:value="0.287953">
                <text:p>0.28795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1.4">
                <text:p>21.4</text:p>
              </table:table-cell>
              <table:table-cell office:value-type="float" office:value="0.18219">
                <text:p>0.18219</text:p>
              </table:table-cell>
              <table:table-cell office:value-type="float" office:value="0.376913">
                <text:p>0.3769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1.5">
                <text:p>21.5</text:p>
              </table:table-cell>
              <table:table-cell office:value-type="float" office:value="0.25693">
                <text:p>0.25693</text:p>
              </table:table-cell>
              <table:table-cell office:value-type="float" office:value="0.454933">
                <text:p>0.4549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1.6">
                <text:p>21.6</text:p>
              </table:table-cell>
              <table:table-cell office:value-type="float" office:value="0.338869">
                <text:p>0.338869</text:p>
              </table:table-cell>
              <table:table-cell office:value-type="float" office:value="0.521795">
                <text:p>0.52179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1.7">
                <text:p>21.7</text:p>
              </table:table-cell>
              <table:table-cell office:value-type="float" office:value="0.426888">
                <text:p>0.426888</text:p>
              </table:table-cell>
              <table:table-cell office:value-type="float" office:value="0.577639">
                <text:p>0.57763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1.8">
                <text:p>21.8</text:p>
              </table:table-cell>
              <table:table-cell office:value-type="float" office:value="0.520511">
                <text:p>0.520511</text:p>
              </table:table-cell>
              <table:table-cell office:value-type="float" office:value="0.622037">
                <text:p>0.62203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1.9">
                <text:p>21.9</text:p>
              </table:table-cell>
              <table:table-cell office:value-type="float" office:value="0.619006">
                <text:p>0.619006</text:p>
              </table:table-cell>
              <table:table-cell office:value-type="float" office:value="0.653706">
                <text:p>0.65370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2">
                <text:p>22</text:p>
              </table:table-cell>
              <table:table-cell office:value-type="float" office:value="0.720617">
                <text:p>0.720617</text:p>
              </table:table-cell>
              <table:table-cell office:value-type="float" office:value="0.671087">
                <text:p>0.67108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2.1">
                <text:p>22.1</text:p>
              </table:table-cell>
              <table:table-cell office:value-type="float" office:value="0.822596">
                <text:p>0.822596</text:p>
              </table:table-cell>
              <table:table-cell office:value-type="float" office:value="0.673323">
                <text:p>0.6733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2.2">
                <text:p>22.2</text:p>
              </table:table-cell>
              <table:table-cell office:value-type="float" office:value="0.921999">
                <text:p>0.921999</text:p>
              </table:table-cell>
              <table:table-cell office:value-type="float" office:value="0.660827">
                <text:p>0.66082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.3">
                <text:p>22.3</text:p>
              </table:table-cell>
              <table:table-cell office:value-type="float" office:value="1.01662">
                <text:p>1.01662</text:p>
              </table:table-cell>
              <table:table-cell office:value-type="float" office:value="0.634989">
                <text:p>0.6349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.4">
                <text:p>22.4</text:p>
              </table:table-cell>
              <table:table-cell office:value-type="float" office:value="1.10531">
                <text:p>1.10531</text:p>
              </table:table-cell>
              <table:table-cell office:value-type="float" office:value="0.59729">
                <text:p>0.5972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2.5">
                <text:p>22.5</text:p>
              </table:table-cell>
              <table:table-cell office:value-type="float" office:value="1.18746">
                <text:p>1.18746</text:p>
              </table:table-cell>
              <table:table-cell office:value-type="float" office:value="0.548535">
                <text:p>0.54853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2.6">
                <text:p>22.6</text:p>
              </table:table-cell>
              <table:table-cell office:value-type="float" office:value="1.2621">
                <text:p>1.2621</text:p>
              </table:table-cell>
              <table:table-cell office:value-type="float" office:value="0.488853">
                <text:p>0.48885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2.7">
                <text:p>22.7</text:p>
              </table:table-cell>
              <table:table-cell office:value-type="float" office:value="1.3274">
                <text:p>1.3274</text:p>
              </table:table-cell>
              <table:table-cell office:value-type="float" office:value="0.418439">
                <text:p>0.41843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2.8">
                <text:p>22.8</text:p>
              </table:table-cell>
              <table:table-cell office:value-type="float" office:value="1.38095">
                <text:p>1.38095</text:p>
              </table:table-cell>
              <table:table-cell office:value-type="float" office:value="0.338415">
                <text:p>0.3384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2.9">
                <text:p>22.9</text:p>
              </table:table-cell>
              <table:table-cell office:value-type="float" office:value="1.42074">
                <text:p>1.42074</text:p>
              </table:table-cell>
              <table:table-cell office:value-type="float" office:value="0.251085">
                <text:p>0.2510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3">
                <text:p>23</text:p>
              </table:table-cell>
              <table:table-cell office:value-type="float" office:value="1.44589">
                <text:p>1.44589</text:p>
              </table:table-cell>
              <table:table-cell office:value-type="float" office:value="0.159363">
                <text:p>0.1593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3.1">
                <text:p>23.1</text:p>
              </table:table-cell>
              <table:table-cell office:value-type="float" office:value="1.45664">
                <text:p>1.45664</text:p>
              </table:table-cell>
              <table:table-cell office:value-type="float" office:value="0.0658117">
                <text:p>0.06581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3.2">
                <text:p>23.2</text:p>
              </table:table-cell>
              <table:table-cell office:value-type="float" office:value="1.45365">
                <text:p>1.45365</text:p>
              </table:table-cell>
              <table:table-cell office:value-type="float" office:value="-0.0279274">
                <text:p>-0.027927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3.3">
                <text:p>23.3</text:p>
              </table:table-cell>
              <table:table-cell office:value-type="float" office:value="1.43711">
                <text:p>1.43711</text:p>
              </table:table-cell>
              <table:table-cell office:value-type="float" office:value="-0.120863">
                <text:p>-0.1208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3.4">
                <text:p>23.4</text:p>
              </table:table-cell>
              <table:table-cell office:value-type="float" office:value="1.40648">
                <text:p>1.40648</text:p>
              </table:table-cell>
              <table:table-cell office:value-type="float" office:value="-0.211796">
                <text:p>-0.2117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3.5">
                <text:p>23.5</text:p>
              </table:table-cell>
              <table:table-cell office:value-type="float" office:value="1.36106">
                <text:p>1.36106</text:p>
              </table:table-cell>
              <table:table-cell office:value-type="float" office:value="-0.2986">
                <text:p>-0.29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3.6">
                <text:p>23.6</text:p>
              </table:table-cell>
              <table:table-cell office:value-type="float" office:value="1.30094">
                <text:p>1.30094</text:p>
              </table:table-cell>
              <table:table-cell office:value-type="float" office:value="-0.378285">
                <text:p>-0.37828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3.7">
                <text:p>23.7</text:p>
              </table:table-cell>
              <table:table-cell office:value-type="float" office:value="1.22753">
                <text:p>1.22753</text:p>
              </table:table-cell>
              <table:table-cell office:value-type="float" office:value="-0.447821">
                <text:p>-0.4478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3.8">
                <text:p>23.8</text:p>
              </table:table-cell>
              <table:table-cell office:value-type="float" office:value="1.14327">
                <text:p>1.14327</text:p>
              </table:table-cell>
              <table:table-cell office:value-type="float" office:value="-0.505092">
                <text:p>-0.5050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.9">
                <text:p>23.9</text:p>
              </table:table-cell>
              <table:table-cell office:value-type="float" office:value="1.05062">
                <text:p>1.05062</text:p>
              </table:table-cell>
              <table:table-cell office:value-type="float" office:value="-0.549215">
                <text:p>-0.5492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">
                <text:p>24</text:p>
              </table:table-cell>
              <table:table-cell office:value-type="float" office:value="0.951312">
                <text:p>0.951312</text:p>
              </table:table-cell>
              <table:table-cell office:value-type="float" office:value="-0.579979">
                <text:p>-0.57997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.1">
                <text:p>24.1</text:p>
              </table:table-cell>
              <table:table-cell office:value-type="float" office:value="0.846286">
                <text:p>0.846286</text:p>
              </table:table-cell>
              <table:table-cell office:value-type="float" office:value="-0.596873">
                <text:p>-0.59687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.2">
                <text:p>24.2</text:p>
              </table:table-cell>
              <table:table-cell office:value-type="float" office:value="0.73653">
                <text:p>0.73653</text:p>
              </table:table-cell>
              <table:table-cell office:value-type="float" office:value="-0.59854">
                <text:p>-0.598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.3">
                <text:p>24.3</text:p>
              </table:table-cell>
              <table:table-cell office:value-type="float" office:value="0.624007">
                <text:p>0.624007</text:p>
              </table:table-cell>
              <table:table-cell office:value-type="float" office:value="-0.583138">
                <text:p>-0.5831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.4">
                <text:p>24.4</text:p>
              </table:table-cell>
              <table:table-cell office:value-type="float" office:value="0.51192">
                <text:p>0.51192</text:p>
              </table:table-cell>
              <table:table-cell office:value-type="float" office:value="-0.549366">
                <text:p>-0.54936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.5">
                <text:p>24.5</text:p>
              </table:table-cell>
              <table:table-cell office:value-type="float" office:value="0.404024">
                <text:p>0.404024</text:p>
              </table:table-cell>
              <table:table-cell office:value-type="float" office:value="-0.497332">
                <text:p>-0.49733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.6">
                <text:p>24.6</text:p>
              </table:table-cell>
              <table:table-cell office:value-type="float" office:value="0.303496">
                <text:p>0.303496</text:p>
              </table:table-cell>
              <table:table-cell office:value-type="float" office:value="-0.428545">
                <text:p>-0.42854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.7">
                <text:p>24.7</text:p>
              </table:table-cell>
              <table:table-cell office:value-type="float" office:value="0.212242">
                <text:p>0.212242</text:p>
              </table:table-cell>
              <table:table-cell office:value-type="float" office:value="-0.345011">
                <text:p>-0.3450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.8">
                <text:p>24.8</text:p>
              </table:table-cell>
              <table:table-cell office:value-type="float" office:value="0.13121">
                <text:p>0.13121</text:p>
              </table:table-cell>
              <table:table-cell office:value-type="float" office:value="-0.248155">
                <text:p>-0.2481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.9">
                <text:p>24.9</text:p>
              </table:table-cell>
              <table:table-cell office:value-type="float" office:value="0.0614472">
                <text:p>0.0614472</text:p>
              </table:table-cell>
              <table:table-cell office:value-type="float" office:value="-0.138451">
                <text:p>-0.13845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">
                <text:p>25</text:p>
              </table:table-cell>
              <table:table-cell office:value-type="float" office:value="0.00502068">
                <text:p>0.00502068</text:p>
              </table:table-cell>
              <table:table-cell office:value-type="float" office:value="-0.016103">
                <text:p>-0.016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